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_-_CCP_Wilcoxon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ersion_Id</text:p>
          </table:table-cell>
          <table:table-cell office:value-type="string" table:style-name="ce2">
            <text:p>Variable</text:p>
          </table:table-cell>
          <table:table-cell office:value-type="string" table:style-name="ce2">
            <text:p>by_Variable</text:p>
          </table:table-cell>
          <table:table-cell office:value-type="string" table:style-name="ce2">
            <text:p>ChiSquare</text:p>
          </table:table-cell>
          <table:table-cell office:value-type="string" table:style-name="ce2">
            <text:p>DF</text:p>
          </table:table-cell>
          <table:table-cell office:value-type="string" table:style-name="ce5">
            <text:p>pvalu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</text:p>
          </table:table-cell>
          <table:table-cell office:value-type="float" office:value="16.271729648892631" table:style-name="ce4">
            <text:p>16,27172965</text:p>
          </table:table-cell>
          <table:table-cell office:value-type="float" office:value="3" table:style-name="ce4">
            <text:p>3</text:p>
          </table:table-cell>
          <table:table-cell office:value-type="float" office:value="9.9740778500903029E-4" table:style-name="ce4">
            <text:p>0,00099740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Method</text:p>
          </table:table-cell>
          <table:table-cell office:value-type="float" office:value="9.9234097252827809" table:style-name="ce4">
            <text:p>9,923409725</text:p>
          </table:table-cell>
          <table:table-cell office:value-type="float" office:value="3" table:style-name="ce4">
            <text:p>3</text:p>
          </table:table-cell>
          <table:table-cell office:value-type="float" office:value="1.9228526953053285E-2" table:style-name="ce4">
            <text:p>0,01922852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Variable</text:p>
          </table:table-cell>
          <table:table-cell office:value-type="float" office:value="2.4448529411764417" table:style-name="ce4">
            <text:p>2,444852941</text:p>
          </table:table-cell>
          <table:table-cell office:value-type="float" office:value="3" table:style-name="ce4">
            <text:p>3</text:p>
          </table:table-cell>
          <table:table-cell office:value-type="float" office:value="0.48533987644440002" table:style-name="ce4">
            <text:p>0,4853398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File</text:p>
          </table:table-cell>
          <table:table-cell office:value-type="float" office:value="16.274017253229605" table:style-name="ce4">
            <text:p>16,27401725</text:p>
          </table:table-cell>
          <table:table-cell office:value-type="float" office:value="3" table:style-name="ce4">
            <text:p>3</text:p>
          </table:table-cell>
          <table:table-cell office:value-type="float" office:value="9.9633029426278549E-4" table:style-name="ce4">
            <text:p>0,000996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InstanceMethod</text:p>
          </table:table-cell>
          <table:table-cell office:value-type="float" office:value="19.25053328973593" table:style-name="ce4">
            <text:p>19,25053329</text:p>
          </table:table-cell>
          <table:table-cell office:value-type="float" office:value="3" table:style-name="ce4">
            <text:p>3</text:p>
          </table:table-cell>
          <table:table-cell office:value-type="float" office:value="2.4264968741990762E-4" table:style-name="ce4">
            <text:p>0,0002426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InstanceVariable</text:p>
          </table:table-cell>
          <table:table-cell office:value-type="float" office:value="21.620627211234218" table:style-name="ce4">
            <text:p>21,62062721</text:p>
          </table:table-cell>
          <table:table-cell office:value-type="float" office:value="3" table:style-name="ce4">
            <text:p>3</text:p>
          </table:table-cell>
          <table:table-cell office:value-type="float" office:value="7.8228257065571545E-5" table:style-name="ce4">
            <text:p>7,82283E-0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</text:p>
          </table:table-cell>
          <table:table-cell office:value-type="float" office:value="19.39621836798257" table:style-name="ce4">
            <text:p>19,39621837</text:p>
          </table:table-cell>
          <table:table-cell office:value-type="float" office:value="3" table:style-name="ce4">
            <text:p>3</text:p>
          </table:table-cell>
          <table:table-cell office:value-type="float" office:value="2.2637792074847924E-4" table:style-name="ce4">
            <text:p>0,00022637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rivate</text:p>
          </table:table-cell>
          <table:table-cell office:value-type="float" office:value="24.687786272256371" table:style-name="ce4">
            <text:p>24,68778627</text:p>
          </table:table-cell>
          <table:table-cell office:value-type="float" office:value="3" table:style-name="ce4">
            <text:p>3</text:p>
          </table:table-cell>
          <table:table-cell office:value-type="float" office:value="1.7944264213673597E-5" table:style-name="ce4">
            <text:p>1,79443E-0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rotected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ublic</text:p>
          </table:table-cell>
          <table:table-cell office:value-type="float" office:value="20.723633688340826" table:style-name="ce4">
            <text:p>20,72363369</text:p>
          </table:table-cell>
          <table:table-cell office:value-type="float" office:value="3" table:style-name="ce4">
            <text:p>3</text:p>
          </table:table-cell>
          <table:table-cell office:value-type="float" office:value="1.2014569754244694E-4" table:style-name="ce4">
            <text:p>0,00012014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</text:p>
          </table:table-cell>
          <table:table-cell office:value-type="float" office:value="19.921510365597445" table:style-name="ce4">
            <text:p>19,92151037</text:p>
          </table:table-cell>
          <table:table-cell office:value-type="float" office:value="3" table:style-name="ce4">
            <text:p>3</text:p>
          </table:table-cell>
          <table:table-cell office:value-type="float" office:value="1.7622001798032029E-4" table:style-name="ce4">
            <text:p>0,000176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Blank</text:p>
          </table:table-cell>
          <table:table-cell office:value-type="float" office:value="18.384898508763744" table:style-name="ce4">
            <text:p>18,38489851</text:p>
          </table:table-cell>
          <table:table-cell office:value-type="float" office:value="3" table:style-name="ce4">
            <text:p>3</text:p>
          </table:table-cell>
          <table:table-cell office:value-type="float" office:value="3.663380240901451E-4" table:style-name="ce4">
            <text:p>0,00036633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Code</text:p>
          </table:table-cell>
          <table:table-cell office:value-type="float" office:value="19.040264550264553" table:style-name="ce4">
            <text:p>19,04026455</text:p>
          </table:table-cell>
          <table:table-cell office:value-type="float" office:value="3" table:style-name="ce4">
            <text:p>3</text:p>
          </table:table-cell>
          <table:table-cell office:value-type="float" office:value="2.6820757727614021E-4" table:style-name="ce4">
            <text:p>0,00026820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CodeDecl</text:p>
          </table:table-cell>
          <table:table-cell office:value-type="float" office:value="17.668994708994717" table:style-name="ce4">
            <text:p>17,66899471</text:p>
          </table:table-cell>
          <table:table-cell office:value-type="float" office:value="3" table:style-name="ce4">
            <text:p>3</text:p>
          </table:table-cell>
          <table:table-cell office:value-type="float" office:value="5.1468417110435416E-4" table:style-name="ce4">
            <text:p>0,00051468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</text:p>
          </table:table-cell>
          <table:table-cell office:value-type="float" office:value="17.879629629629633" table:style-name="ce4">
            <text:p>17,87962963</text:p>
          </table:table-cell>
          <table:table-cell office:value-type="float" office:value="3" table:style-name="ce4">
            <text:p>3</text:p>
          </table:table-cell>
          <table:table-cell office:value-type="float" office:value="4.6572078201692689E-4" table:style-name="ce4">
            <text:p>0,00046572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Decl</text:p>
          </table:table-cell>
          <table:table-cell office:value-type="float" office:value="18.018042328042327" table:style-name="ce4">
            <text:p>18,01804233</text:p>
          </table:table-cell>
          <table:table-cell office:value-type="float" office:value="3" table:style-name="ce4">
            <text:p>3</text:p>
          </table:table-cell>
          <table:table-cell office:value-type="float" office:value="4.3609698831668752E-4" table:style-name="ce4">
            <text:p>0,00043609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Exe</text:p>
          </table:table-cell>
          <table:table-cell office:value-type="float" office:value="18.215037898242826" table:style-name="ce4">
            <text:p>18,2150379</text:p>
          </table:table-cell>
          <table:table-cell office:value-type="float" office:value="3" table:style-name="ce4">
            <text:p>3</text:p>
          </table:table-cell>
          <table:table-cell office:value-type="float" office:value="3.9713841114837913E-4" table:style-name="ce4">
            <text:p>0,00039713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Cyclomatic</text:p>
          </table:table-cell>
          <table:table-cell office:value-type="float" office:value="20.339506864667943" table:style-name="ce4">
            <text:p>20,33950686</text:p>
          </table:table-cell>
          <table:table-cell office:value-type="float" office:value="3" table:style-name="ce4">
            <text:p>3</text:p>
          </table:table-cell>
          <table:table-cell office:value-type="float" office:value="1.4434610529022115E-4" table:style-name="ce4">
            <text:p>0,00014434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Function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Default</text:p>
          </table:table-cell>
          <table:table-cell office:value-type="float" office:value="3.2906150597784318" table:style-name="ce4">
            <text:p>3,29061506</text:p>
          </table:table-cell>
          <table:table-cell office:value-type="float" office:value="3" table:style-name="ce4">
            <text:p>3</text:p>
          </table:table-cell>
          <table:table-cell office:value-type="float" office:value="0.34895099110167171" table:style-name="ce4">
            <text:p>0,34895099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emicolon</text:p>
          </table:table-cell>
          <table:table-cell office:value-type="float" office:value="18.152645502645484" table:style-name="ce4">
            <text:p>18,1526455</text:p>
          </table:table-cell>
          <table:table-cell office:value-type="float" office:value="3" table:style-name="ce4">
            <text:p>3</text:p>
          </table:table-cell>
          <table:table-cell office:value-type="float" office:value="4.0908734379134168E-4" table:style-name="ce4">
            <text:p>0,00040908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RatioPrivateToPublicMethod</text:p>
          </table:table-cell>
          <table:table-cell office:value-type="float" office:value="19.501030720957392" table:style-name="ce4">
            <text:p>19,50103072</text:p>
          </table:table-cell>
          <table:table-cell office:value-type="float" office:value="3" table:style-name="ce4">
            <text:p>3</text:p>
          </table:table-cell>
          <table:table-cell office:value-type="float" office:value="2.153473933554867E-4" table:style-name="ce4">
            <text:p>0,00021534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Ce)</text:p>
          </table:table-cell>
          <table:table-cell office:value-type="float" office:value="8.7148786114052363" table:style-name="ce4">
            <text:p>8,714878611</text:p>
          </table:table-cell>
          <table:table-cell office:value-type="float" office:value="3" table:style-name="ce4">
            <text:p>3</text:p>
          </table:table-cell>
          <table:table-cell office:value-type="float" office:value="3.3332040886099423E-2" table:style-name="ce4">
            <text:p>0,03333204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C)</text:p>
          </table:table-cell>
          <table:table-cell office:value-type="float" office:value="15.182307129212074" table:style-name="ce4">
            <text:p>15,18230713</text:p>
          </table:table-cell>
          <table:table-cell office:value-type="float" office:value="3" table:style-name="ce4">
            <text:p>3</text:p>
          </table:table-cell>
          <table:table-cell office:value-type="float" office:value="1.6672999597326964E-3" table:style-name="ce4">
            <text:p>0,001667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I)</text:p>
          </table:table-cell>
          <table:table-cell office:value-type="float" office:value="5.4090177133655262" table:style-name="ce4">
            <text:p>5,409017713</text:p>
          </table:table-cell>
          <table:table-cell office:value-type="float" office:value="3" table:style-name="ce4">
            <text:p>3</text:p>
          </table:table-cell>
          <table:table-cell office:value-type="float" office:value="0.14418277601055127" table:style-name="ce4">
            <text:p>0,1441827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kgTCi)</text:p>
          </table:table-cell>
          <table:table-cell office:value-type="float" office:value="19.997470078286714" table:style-name="ce4">
            <text:p>19,99747008</text:p>
          </table:table-cell>
          <table:table-cell office:value-type="float" office:value="3" table:style-name="ce4">
            <text:p>3</text:p>
          </table:table-cell>
          <table:table-cell office:value-type="float" office:value="1.6994748013626402E-4" table:style-name="ce4">
            <text:p>0,00016994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TLOC)</text:p>
          </table:table-cell>
          <table:table-cell office:value-type="float" office:value="18.15303516676784" table:style-name="ce4">
            <text:p>18,15303517</text:p>
          </table:table-cell>
          <table:table-cell office:value-type="float" office:value="3" table:style-name="ce4">
            <text:p>3</text:p>
          </table:table-cell>
          <table:table-cell office:value-type="float" office:value="4.0901161978434649E-4" table:style-name="ce4">
            <text:p>0,00040901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a)</text:p>
          </table:table-cell>
          <table:table-cell office:value-type="float" office:value="19.465005962401801" table:style-name="ce4">
            <text:p>19,46500596</text:p>
          </table:table-cell>
          <table:table-cell office:value-type="float" office:value="3" table:style-name="ce4">
            <text:p>3</text:p>
          </table:table-cell>
          <table:table-cell office:value-type="float" office:value="2.1907698118399374E-4" table:style-name="ce4">
            <text:p>0,00021907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d)</text:p>
          </table:table-cell>
          <table:table-cell office:value-type="float" office:value="19.465005962401801" table:style-name="ce4">
            <text:p>19,46500596</text:p>
          </table:table-cell>
          <table:table-cell office:value-type="float" office:value="3" table:style-name="ce4">
            <text:p>3</text:p>
          </table:table-cell>
          <table:table-cell office:value-type="float" office:value="2.1907698118399374E-4" table:style-name="ce4">
            <text:p>0,00021907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v)</text:p>
          </table:table-cell>
          <table:table-cell office:value-type="float" office:value="2.3663818246414232" table:style-name="ce4">
            <text:p>2,366381825</text:p>
          </table:table-cell>
          <table:table-cell office:value-type="float" office:value="3" table:style-name="ce4">
            <text:p>3</text:p>
          </table:table-cell>
          <table:table-cell office:value-type="float" office:value="0.49992331307201698" table:style-name="ce4">
            <text:p>0,49992331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HMd)</text:p>
          </table:table-cell>
          <table:table-cell office:value-type="float" office:value="23.978118475991643" table:style-name="ce4">
            <text:p>23,97811848</text:p>
          </table:table-cell>
          <table:table-cell office:value-type="float" office:value="3" table:style-name="ce4">
            <text:p>3</text:p>
          </table:table-cell>
          <table:table-cell office:value-type="float" office:value="2.5244120171126672E-5" table:style-name="ce4">
            <text:p>2,52441E-0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a)</text:p>
          </table:table-cell>
          <table:table-cell office:value-type="float" office:value="19.773395654272537" table:style-name="ce4">
            <text:p>19,77339565</text:p>
          </table:table-cell>
          <table:table-cell office:value-type="float" office:value="3" table:style-name="ce4">
            <text:p>3</text:p>
          </table:table-cell>
          <table:table-cell office:value-type="float" office:value="1.8912121421381928E-4" table:style-name="ce4">
            <text:p>0,00018912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d)</text:p>
          </table:table-cell>
          <table:table-cell office:value-type="float" office:value="19.773395654272537" table:style-name="ce4">
            <text:p>19,77339565</text:p>
          </table:table-cell>
          <table:table-cell office:value-type="float" office:value="3" table:style-name="ce4">
            <text:p>3</text:p>
          </table:table-cell>
          <table:table-cell office:value-type="float" office:value="1.8912121421381928E-4" table:style-name="ce4">
            <text:p>0,00018912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F)</text:p>
          </table:table-cell>
          <table:table-cell office:value-type="float" office:value="19.465005962401801" table:style-name="ce4">
            <text:p>19,46500596</text:p>
          </table:table-cell>
          <table:table-cell office:value-type="float" office:value="3" table:style-name="ce4">
            <text:p>3</text:p>
          </table:table-cell>
          <table:table-cell office:value-type="float" office:value="2.1907698118399374E-4" table:style-name="ce4">
            <text:p>0,00021907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MA)</text:p>
          </table:table-cell>
          <table:table-cell office:value-type="float" office:value="18.932953253267279" table:style-name="ce4">
            <text:p>18,93295325</text:p>
          </table:table-cell>
          <table:table-cell office:value-type="float" office:value="3" table:style-name="ce4">
            <text:p>3</text:p>
          </table:table-cell>
          <table:table-cell office:value-type="float" office:value="2.822659785942097E-4" table:style-name="ce4">
            <text:p>0,00028226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A)</text:p>
          </table:table-cell>
          <table:table-cell office:value-type="float" office:value="1.1874999999999427" table:style-name="ce4">
            <text:p>1,1875</text:p>
          </table:table-cell>
          <table:table-cell office:value-type="float" office:value="3" table:style-name="ce4">
            <text:p>3</text:p>
          </table:table-cell>
          <table:table-cell office:value-type="float" office:value="0.75600386285225707" table:style-name="ce4">
            <text:p>0,75600386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Ch)</text:p>
          </table:table-cell>
          <table:table-cell office:value-type="float" office:value="1.1874999999999427" table:style-name="ce4">
            <text:p>1,1875</text:p>
          </table:table-cell>
          <table:table-cell office:value-type="float" office:value="3" table:style-name="ce4">
            <text:p>3</text:p>
          </table:table-cell>
          <table:table-cell office:value-type="float" office:value="0.75600386285225707" table:style-name="ce4">
            <text:p>0,75600386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D)</text:p>
          </table:table-cell>
          <table:table-cell office:value-type="float" office:value="1.1874999999999427" table:style-name="ce4">
            <text:p>1,1875</text:p>
          </table:table-cell>
          <table:table-cell office:value-type="float" office:value="3" table:style-name="ce4">
            <text:p>3</text:p>
          </table:table-cell>
          <table:table-cell office:value-type="float" office:value="0.75600386285225707" table:style-name="ce4">
            <text:p>0,75600386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L)</text:p>
          </table:table-cell>
          <table:table-cell office:value-type="float" office:value="12.073610916206697" table:style-name="ce4">
            <text:p>12,07361092</text:p>
          </table:table-cell>
          <table:table-cell office:value-type="float" office:value="3" table:style-name="ce4">
            <text:p>3</text:p>
          </table:table-cell>
          <table:table-cell office:value-type="float" office:value="7.1352076663024466E-3" table:style-name="ce4">
            <text:p>0,00713520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Pa)</text:p>
          </table:table-cell>
          <table:table-cell office:value-type="float" office:value="1.1874999999999427" table:style-name="ce4">
            <text:p>1,1875</text:p>
          </table:table-cell>
          <table:table-cell office:value-type="float" office:value="3" table:style-name="ce4">
            <text:p>3</text:p>
          </table:table-cell>
          <table:table-cell office:value-type="float" office:value="0.75600386285225707" table:style-name="ce4">
            <text:p>0,75600386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RM)</text:p>
          </table:table-cell>
          <table:table-cell office:value-type="float" office:value="6.5693391596212987" table:style-name="ce4">
            <text:p>6,56933916</text:p>
          </table:table-cell>
          <table:table-cell office:value-type="float" office:value="3" table:style-name="ce4">
            <text:p>3</text:p>
          </table:table-cell>
          <table:table-cell office:value-type="float" office:value="8.6967685177397738E-2" table:style-name="ce4">
            <text:p>0,08696768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PF)</text:p>
          </table:table-cell>
          <table:table-cell office:value-type="float" office:value="3.5689426603230987" table:style-name="ce4">
            <text:p>3,56894266</text:p>
          </table:table-cell>
          <table:table-cell office:value-type="float" office:value="3" table:style-name="ce4">
            <text:p>3</text:p>
          </table:table-cell>
          <table:table-cell office:value-type="float" office:value="0.31192995423262732" table:style-name="ce4">
            <text:p>0,31192995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SF)</text:p>
          </table:table-cell>
          <table:table-cell office:value-type="float" office:value="2.4448529411764417" table:style-name="ce4">
            <text:p>2,444852941</text:p>
          </table:table-cell>
          <table:table-cell office:value-type="float" office:value="3" table:style-name="ce4">
            <text:p>3</text:p>
          </table:table-cell>
          <table:table-cell office:value-type="float" office:value="0.48533987644440002" table:style-name="ce4">
            <text:p>0,4853398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SM)</text:p>
          </table:table-cell>
          <table:table-cell office:value-type="float" office:value="1.2277152436205121" table:style-name="ce4">
            <text:p>1,227715244</text:p>
          </table:table-cell>
          <table:table-cell office:value-type="float" office:value="3" table:style-name="ce4">
            <text:p>3</text:p>
          </table:table-cell>
          <table:table-cell office:value-type="float" office:value="0.74636501309984382" table:style-name="ce4">
            <text:p>0,74636501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Md)</text:p>
          </table:table-cell>
          <table:table-cell office:value-type="float" office:value="19.508336447433983" table:style-name="ce4">
            <text:p>19,50833645</text:p>
          </table:table-cell>
          <table:table-cell office:value-type="float" office:value="3" table:style-name="ce4">
            <text:p>3</text:p>
          </table:table-cell>
          <table:table-cell office:value-type="float" office:value="2.145987845710283E-4" table:style-name="ce4">
            <text:p>0,00021459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RTLOC)</text:p>
          </table:table-cell>
          <table:table-cell office:value-type="float" office:value="19.7751671180215" table:style-name="ce4">
            <text:p>19,77516712</text:p>
          </table:table-cell>
          <table:table-cell office:value-type="float" office:value="3" table:style-name="ce4">
            <text:p>3</text:p>
          </table:table-cell>
          <table:table-cell office:value-type="float" office:value="1.889614932000449E-4" table:style-name="ce4">
            <text:p>0,00018896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WMC)</text:p>
          </table:table-cell>
          <table:table-cell office:value-type="float" office:value="18.431979478076723" table:style-name="ce4">
            <text:p>18,43197948</text:p>
          </table:table-cell>
          <table:table-cell office:value-type="float" office:value="3" table:style-name="ce4">
            <text:p>3</text:p>
          </table:table-cell>
          <table:table-cell office:value-type="float" office:value="3.5822969972767712E-4" table:style-name="ce4">
            <text:p>0,000358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HMd)</text:p>
          </table:table-cell>
          <table:table-cell office:value-type="float" office:value="22.86305547434587" table:style-name="ce4">
            <text:p>22,86305547</text:p>
          </table:table-cell>
          <table:table-cell office:value-type="float" office:value="3" table:style-name="ce4">
            <text:p>3</text:p>
          </table:table-cell>
          <table:table-cell office:value-type="float" office:value="4.3126048870325023E-5" table:style-name="ce4">
            <text:p>4,3126E-0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HF)</text:p>
          </table:table-cell>
          <table:table-cell office:value-type="float" office:value="12.023166066241508" table:style-name="ce4">
            <text:p>12,02316607</text:p>
          </table:table-cell>
          <table:table-cell office:value-type="float" office:value="3" table:style-name="ce4">
            <text:p>3</text:p>
          </table:table-cell>
          <table:table-cell office:value-type="float" office:value="7.3042231857911571E-3" table:style-name="ce4">
            <text:p>0,0073042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PF)</text:p>
          </table:table-cell>
          <table:table-cell office:value-type="float" office:value="3.3902600264433569" table:style-name="ce4">
            <text:p>3,390260026</text:p>
          </table:table-cell>
          <table:table-cell office:value-type="float" office:value="3" table:style-name="ce4">
            <text:p>3</text:p>
          </table:table-cell>
          <table:table-cell office:value-type="float" office:value="0.33527640118331981" table:style-name="ce4">
            <text:p>0,33527640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SM)</text:p>
          </table:table-cell>
          <table:table-cell office:value-type="float" office:value="14.412161723528394" table:style-name="ce4">
            <text:p>14,41216172</text:p>
          </table:table-cell>
          <table:table-cell office:value-type="float" office:value="3" table:style-name="ce4">
            <text:p>3</text:p>
          </table:table-cell>
          <table:table-cell office:value-type="float" office:value="2.3945773706385981E-3" table:style-name="ce4">
            <text:p>0,00239457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PMR)</text:p>
          </table:table-cell>
          <table:table-cell office:value-type="float" office:value="12.023166066241508" table:style-name="ce4">
            <text:p>12,02316607</text:p>
          </table:table-cell>
          <table:table-cell office:value-type="float" office:value="3" table:style-name="ce4">
            <text:p>3</text:p>
          </table:table-cell>
          <table:table-cell office:value-type="float" office:value="7.3042231857911571E-3" table:style-name="ce4">
            <text:p>0,0073042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a)</text:p>
          </table:table-cell>
          <table:table-cell office:value-type="float" office:value="18.721395981765721" table:style-name="ce4">
            <text:p>18,72139598</text:p>
          </table:table-cell>
          <table:table-cell office:value-type="float" office:value="3" table:style-name="ce4">
            <text:p>3</text:p>
          </table:table-cell>
          <table:table-cell office:value-type="float" office:value="3.1216396592282373E-4" table:style-name="ce4">
            <text:p>0,00031216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d)</text:p>
          </table:table-cell>
          <table:table-cell office:value-type="float" office:value="18.721395981765721" table:style-name="ce4">
            <text:p>18,72139598</text:p>
          </table:table-cell>
          <table:table-cell office:value-type="float" office:value="3" table:style-name="ce4">
            <text:p>3</text:p>
          </table:table-cell>
          <table:table-cell office:value-type="float" office:value="3.1216396592282373E-4" table:style-name="ce4">
            <text:p>0,00031216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v)</text:p>
          </table:table-cell>
          <table:table-cell office:value-type="float" office:value="1.9892100310914678" table:style-name="ce4">
            <text:p>1,989210031</text:p>
          </table:table-cell>
          <table:table-cell office:value-type="float" office:value="3" table:style-name="ce4">
            <text:p>3</text:p>
          </table:table-cell>
          <table:table-cell office:value-type="float" office:value="0.57464922074137847" table:style-name="ce4">
            <text:p>0,57464922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D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HMd)</text:p>
          </table:table-cell>
          <table:table-cell office:value-type="float" office:value="24.837982014936753" table:style-name="ce4">
            <text:p>24,83798201</text:p>
          </table:table-cell>
          <table:table-cell office:value-type="float" office:value="3" table:style-name="ce4">
            <text:p>3</text:p>
          </table:table-cell>
          <table:table-cell office:value-type="float" office:value="1.6692939643451157E-5" table:style-name="ce4">
            <text:p>1,66929E-0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H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a)</text:p>
          </table:table-cell>
          <table:table-cell office:value-type="float" office:value="19.595118599942122" table:style-name="ce4">
            <text:p>19,5951186</text:p>
          </table:table-cell>
          <table:table-cell office:value-type="float" office:value="3" table:style-name="ce4">
            <text:p>3</text:p>
          </table:table-cell>
          <table:table-cell office:value-type="float" office:value="2.0590197702148732E-4" table:style-name="ce4">
            <text:p>0,00020590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d)</text:p>
          </table:table-cell>
          <table:table-cell office:value-type="float" office:value="19.595118599942122" table:style-name="ce4">
            <text:p>19,5951186</text:p>
          </table:table-cell>
          <table:table-cell office:value-type="float" office:value="3" table:style-name="ce4">
            <text:p>3</text:p>
          </table:table-cell>
          <table:table-cell office:value-type="float" office:value="2.0590197702148732E-4" table:style-name="ce4">
            <text:p>0,00020590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F)</text:p>
          </table:table-cell>
          <table:table-cell office:value-type="float" office:value="18.721395981765721" table:style-name="ce4">
            <text:p>18,72139598</text:p>
          </table:table-cell>
          <table:table-cell office:value-type="float" office:value="3" table:style-name="ce4">
            <text:p>3</text:p>
          </table:table-cell>
          <table:table-cell office:value-type="float" office:value="3.1216396592282373E-4" table:style-name="ce4">
            <text:p>0,00031216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)</text:p>
          </table:table-cell>
          <table:table-cell office:value-type="float" office:value="20.091072558323447" table:style-name="ce4">
            <text:p>20,09107256</text:p>
          </table:table-cell>
          <table:table-cell office:value-type="float" office:value="3" table:style-name="ce4">
            <text:p>3</text:p>
          </table:table-cell>
          <table:table-cell office:value-type="float" office:value="1.6252293373261967E-4" table:style-name="ce4">
            <text:p>0,0001625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A)</text:p>
          </table:table-cell>
          <table:table-cell office:value-type="float" office:value="19.595118599942122" table:style-name="ce4">
            <text:p>19,5951186</text:p>
          </table:table-cell>
          <table:table-cell office:value-type="float" office:value="3" table:style-name="ce4">
            <text:p>3</text:p>
          </table:table-cell>
          <table:table-cell office:value-type="float" office:value="2.0590197702148732E-4" table:style-name="ce4">
            <text:p>0,00020590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Ch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D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L)</text:p>
          </table:table-cell>
          <table:table-cell office:value-type="float" office:value="15.244435849351454" table:style-name="ce4">
            <text:p>15,24443585</text:p>
          </table:table-cell>
          <table:table-cell office:value-type="float" office:value="3" table:style-name="ce4">
            <text:p>3</text:p>
          </table:table-cell>
          <table:table-cell office:value-type="float" office:value="1.6192394187956175E-3" table:style-name="ce4">
            <text:p>0,00161923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P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RM)</text:p>
          </table:table-cell>
          <table:table-cell office:value-type="float" office:value="6.5406960317460499" table:style-name="ce4">
            <text:p>6,540696032</text:p>
          </table:table-cell>
          <table:table-cell office:value-type="float" office:value="3" table:style-name="ce4">
            <text:p>3</text:p>
          </table:table-cell>
          <table:table-cell office:value-type="float" office:value="8.807129598801218E-2" table:style-name="ce4">
            <text:p>0,08807129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PF)</text:p>
          </table:table-cell>
          <table:table-cell office:value-type="float" office:value="3.7190425270403269" table:style-name="ce4">
            <text:p>3,719042527</text:p>
          </table:table-cell>
          <table:table-cell office:value-type="float" office:value="3" table:style-name="ce4">
            <text:p>3</text:p>
          </table:table-cell>
          <table:table-cell office:value-type="float" office:value="0.29344431484910449" table:style-name="ce4">
            <text:p>0,29344431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PM)</text:p>
          </table:table-cell>
          <table:table-cell office:value-type="float" office:value="20.148179993577397" table:style-name="ce4">
            <text:p>20,14817999</text:p>
          </table:table-cell>
          <table:table-cell office:value-type="float" office:value="3" table:style-name="ce4">
            <text:p>3</text:p>
          </table:table-cell>
          <table:table-cell office:value-type="float" office:value="1.5815270073100962E-4" table:style-name="ce4">
            <text:p>0,00015815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SF)</text:p>
          </table:table-cell>
          <table:table-cell office:value-type="float" office:value="2.4448529411764417" table:style-name="ce4">
            <text:p>2,444852941</text:p>
          </table:table-cell>
          <table:table-cell office:value-type="float" office:value="3" table:style-name="ce4">
            <text:p>3</text:p>
          </table:table-cell>
          <table:table-cell office:value-type="float" office:value="0.48533987644440002" table:style-name="ce4">
            <text:p>0,4853398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SM)</text:p>
          </table:table-cell>
          <table:table-cell office:value-type="float" office:value="2.3906249999999996" table:style-name="ce4">
            <text:p>2,390625</text:p>
          </table:table-cell>
          <table:table-cell office:value-type="float" office:value="3" table:style-name="ce4">
            <text:p>3</text:p>
          </table:table-cell>
          <table:table-cell office:value-type="float" office:value="0.49538216191962103" table:style-name="ce4">
            <text:p>0,49538216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R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d)</text:p>
          </table:table-cell>
          <table:table-cell office:value-type="float" office:value="19.595118599942122" table:style-name="ce4">
            <text:p>19,5951186</text:p>
          </table:table-cell>
          <table:table-cell office:value-type="float" office:value="3" table:style-name="ce4">
            <text:p>3</text:p>
          </table:table-cell>
          <table:table-cell office:value-type="float" office:value="2.0590197702148732E-4" table:style-name="ce4">
            <text:p>0,00020590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IX)</text:p>
          </table:table-cell>
          <table:table-cell office:value-type="float" office:value="25.855315572429692" table:style-name="ce4">
            <text:p>25,85531557</text:p>
          </table:table-cell>
          <table:table-cell office:value-type="float" office:value="3" table:style-name="ce4">
            <text:p>3</text:p>
          </table:table-cell>
          <table:table-cell office:value-type="float" office:value="1.022634693908317E-5" table:style-name="ce4">
            <text:p>1,02263E-0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HF)</text:p>
          </table:table-cell>
          <table:table-cell office:value-type="float" office:value="2.3035590277778208" table:style-name="ce4">
            <text:p>2,303559028</text:p>
          </table:table-cell>
          <table:table-cell office:value-type="float" office:value="3" table:style-name="ce4">
            <text:p>3</text:p>
          </table:table-cell>
          <table:table-cell office:value-type="float" office:value="0.51183943464256942" table:style-name="ce4">
            <text:p>0,51183943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LCOM*)</text:p>
          </table:table-cell>
          <table:table-cell office:value-type="float" office:value="6.9491504854369071" table:style-name="ce4">
            <text:p>6,949150485</text:p>
          </table:table-cell>
          <table:table-cell office:value-type="float" office:value="3" table:style-name="ce4">
            <text:p>3</text:p>
          </table:table-cell>
          <table:table-cell office:value-type="float" office:value="7.3536301339947457E-2" table:style-name="ce4">
            <text:p>0,07353630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Di)</text:p>
          </table:table-cell>
          <table:table-cell office:value-type="float" office:value="17.288135593220346" table:style-name="ce4">
            <text:p>17,28813559</text:p>
          </table:table-cell>
          <table:table-cell office:value-type="float" office:value="3" table:style-name="ce4">
            <text:p>3</text:p>
          </table:table-cell>
          <table:table-cell office:value-type="float" office:value="6.1656299465592151E-4" table:style-name="ce4">
            <text:p>0,00061656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Fin)</text:p>
          </table:table-cell>
          <table:table-cell office:value-type="float" office:value="18.543413043139825" table:style-name="ce4">
            <text:p>18,54341304</text:p>
          </table:table-cell>
          <table:table-cell office:value-type="float" office:value="3" table:style-name="ce4">
            <text:p>3</text:p>
          </table:table-cell>
          <table:table-cell office:value-type="float" office:value="3.397427530899826E-4" table:style-name="ce4">
            <text:p>0,00033974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Fout)</text:p>
          </table:table-cell>
          <table:table-cell office:value-type="float" office:value="18.543413043139825" table:style-name="ce4">
            <text:p>18,54341304</text:p>
          </table:table-cell>
          <table:table-cell office:value-type="float" office:value="3" table:style-name="ce4">
            <text:p>3</text:p>
          </table:table-cell>
          <table:table-cell office:value-type="float" office:value="3.397427530899826E-4" table:style-name="ce4">
            <text:p>0,00033974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IOVars)</text:p>
          </table:table-cell>
          <table:table-cell office:value-type="float" office:value="16.243058085762318" table:style-name="ce4">
            <text:p>16,24305809</text:p>
          </table:table-cell>
          <table:table-cell office:value-type="float" office:value="3" table:style-name="ce4">
            <text:p>3</text:p>
          </table:table-cell>
          <table:table-cell office:value-type="float" office:value="1.0110110113491374E-3" table:style-name="ce4">
            <text:p>0,00101101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BD)</text:p>
          </table:table-cell>
          <table:table-cell office:value-type="float" office:value="17.458512758239539" table:style-name="ce4">
            <text:p>17,45851276</text:p>
          </table:table-cell>
          <table:table-cell office:value-type="float" office:value="3" table:style-name="ce4">
            <text:p>3</text:p>
          </table:table-cell>
          <table:table-cell office:value-type="float" office:value="5.6872100129567093E-4" table:style-name="ce4">
            <text:p>0,00056872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Si)</text:p>
          </table:table-cell>
          <table:table-cell office:value-type="float" office:value="18.339142581438413" table:style-name="ce4">
            <text:p>18,33914258</text:p>
          </table:table-cell>
          <table:table-cell office:value-type="float" office:value="3" table:style-name="ce4">
            <text:p>3</text:p>
          </table:table-cell>
          <table:table-cell office:value-type="float" office:value="3.7439299495124929E-4" table:style-name="ce4">
            <text:p>0,00037439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VG)</text:p>
          </table:table-cell>
          <table:table-cell office:value-type="float" office:value="18.431979478076723" table:style-name="ce4">
            <text:p>18,43197948</text:p>
          </table:table-cell>
          <table:table-cell office:value-type="float" office:value="3" table:style-name="ce4">
            <text:p>3</text:p>
          </table:table-cell>
          <table:table-cell office:value-type="float" office:value="3.5822969972767712E-4" table:style-name="ce4">
            <text:p>0,000358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i)</text:p>
          </table:table-cell>
          <table:table-cell office:value-type="float" office:value="14.968405939207162" table:style-name="ce4">
            <text:p>14,96840594</text:p>
          </table:table-cell>
          <table:table-cell office:value-type="float" office:value="3" table:style-name="ce4">
            <text:p>3</text:p>
          </table:table-cell>
          <table:table-cell office:value-type="float" office:value="1.8438482773333749E-3" table:style-name="ce4">
            <text:p>0,00184384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Di)</text:p>
          </table:table-cell>
          <table:table-cell office:value-type="float" office:value="16.668345191465459" table:style-name="ce4">
            <text:p>16,66834519</text:p>
          </table:table-cell>
          <table:table-cell office:value-type="float" office:value="3" table:style-name="ce4">
            <text:p>3</text:p>
          </table:table-cell>
          <table:table-cell office:value-type="float" office:value="8.2686776761636935E-4" table:style-name="ce4">
            <text:p>0,00082686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Fout)</text:p>
          </table:table-cell>
          <table:table-cell office:value-type="float" office:value="19.03691264825218" table:style-name="ce4">
            <text:p>19,03691265</text:p>
          </table:table-cell>
          <table:table-cell office:value-type="float" office:value="3" table:style-name="ce4">
            <text:p>3</text:p>
          </table:table-cell>
          <table:table-cell office:value-type="float" office:value="2.6863596973199369E-4" table:style-name="ce4">
            <text:p>0,00026863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IOVars)</text:p>
          </table:table-cell>
          <table:table-cell office:value-type="float" office:value="17.301467356042178" table:style-name="ce4">
            <text:p>17,30146736</text:p>
          </table:table-cell>
          <table:table-cell office:value-type="float" office:value="3" table:style-name="ce4">
            <text:p>3</text:p>
          </table:table-cell>
          <table:table-cell office:value-type="float" office:value="6.1267936578904031E-4" table:style-name="ce4">
            <text:p>0,00061267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BD)</text:p>
          </table:table-cell>
          <table:table-cell office:value-type="float" office:value="13.748159278737793" table:style-name="ce4">
            <text:p>13,74815928</text:p>
          </table:table-cell>
          <table:table-cell office:value-type="float" office:value="3" table:style-name="ce4">
            <text:p>3</text:p>
          </table:table-cell>
          <table:table-cell office:value-type="float" office:value="3.2687864018405119E-3" table:style-name="ce4">
            <text:p>0,00326878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i)</text:p>
          </table:table-cell>
          <table:table-cell office:value-type="float" office:value="19.03691264825218" table:style-name="ce4">
            <text:p>19,03691265</text:p>
          </table:table-cell>
          <table:table-cell office:value-type="float" office:value="3" table:style-name="ce4">
            <text:p>3</text:p>
          </table:table-cell>
          <table:table-cell office:value-type="float" office:value="2.6863596973199369E-4" table:style-name="ce4">
            <text:p>0,00026863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VG)</text:p>
          </table:table-cell>
          <table:table-cell office:value-type="float" office:value="16.963519313304722" table:style-name="ce4">
            <text:p>16,96351931</text:p>
          </table:table-cell>
          <table:table-cell office:value-type="float" office:value="3" table:style-name="ce4">
            <text:p>3</text:p>
          </table:table-cell>
          <table:table-cell office:value-type="float" office:value="7.1905719480909393E-4" table:style-name="ce4">
            <text:p>0,00071905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reliability remediation effort</text:p>
          </table:table-cell>
          <table:table-cell office:value-type="float" office:value="9.6233106575963685" table:style-name="ce4">
            <text:p>9,623310658</text:p>
          </table:table-cell>
          <table:table-cell office:value-type="float" office:value="3" table:style-name="ce4">
            <text:p>3</text:p>
          </table:table-cell>
          <table:table-cell office:value-type="float" office:value="2.2055086806557236E-2" table:style-name="ce4">
            <text:p>0,02205508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gnitive complexity</text:p>
          </table:table-cell>
          <table:table-cell office:value-type="float" office:value="17.348176973776486" table:style-name="ce4">
            <text:p>17,34817697</text:p>
          </table:table-cell>
          <table:table-cell office:value-type="float" office:value="3" table:style-name="ce4">
            <text:p>3</text:p>
          </table:table-cell>
          <table:table-cell office:value-type="float" office:value="5.9926339400033198E-4" table:style-name="ce4">
            <text:p>0,00059926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Info violations</text:p>
          </table:table-cell>
          <table:table-cell office:value-type="float" office:value="4.8112233445567556" table:style-name="ce4">
            <text:p>4,811223345</text:p>
          </table:table-cell>
          <table:table-cell office:value-type="float" office:value="3" table:style-name="ce4">
            <text:p>3</text:p>
          </table:table-cell>
          <table:table-cell office:value-type="float" office:value="0.18615381285005711" table:style-name="ce4">
            <text:p>0,18615381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ecurity remediation effort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maintainability remediation effort</text:p>
          </table:table-cell>
          <table:table-cell office:value-type="float" office:value="18.789156005354013" table:style-name="ce4">
            <text:p>18,78915601</text:p>
          </table:table-cell>
          <table:table-cell office:value-type="float" office:value="3" table:style-name="ce4">
            <text:p>3</text:p>
          </table:table-cell>
          <table:table-cell office:value-type="float" office:value="3.0226003949041452E-4" table:style-name="ce4">
            <text:p>0,0003022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ecurity hotspots</text:p>
          </table:table-cell>
          <table:table-cell office:value-type="float" office:value="6.1579735175590251" table:style-name="ce4">
            <text:p>6,157973518</text:p>
          </table:table-cell>
          <table:table-cell office:value-type="float" office:value="3" table:style-name="ce4">
            <text:p>3</text:p>
          </table:table-cell>
          <table:table-cell office:value-type="float" office:value="0.10417237460830989" table:style-name="ce4">
            <text:p>0,10417237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Effort to reach rating A</text:p>
          </table:table-cell>
          <table:table-cell office:value-type="float" office:value="13.009817045961643" table:style-name="ce4">
            <text:p>13,00981705</text:p>
          </table:table-cell>
          <table:table-cell office:value-type="float" office:value="3" table:style-name="ce4">
            <text:p>3</text:p>
          </table:table-cell>
          <table:table-cell office:value-type="float" office:value="4.6154235385622074E-3" table:style-name="ce4">
            <text:p>0,0046154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Duplicated blocks</text:p>
          </table:table-cell>
          <table:table-cell office:value-type="float" office:value="20.592077612776684" table:style-name="ce4">
            <text:p>20,59207761</text:p>
          </table:table-cell>
          <table:table-cell office:value-type="float" office:value="3" table:style-name="ce4">
            <text:p>3</text:p>
          </table:table-cell>
          <table:table-cell office:value-type="float" office:value="1.2794108606397812E-4" table:style-name="ce4">
            <text:p>0,00012794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Reliability remediation effort</text:p>
          </table:table-cell>
          <table:table-cell office:value-type="float" office:value="9.6233106575963685" table:style-name="ce4">
            <text:p>9,623310658</text:p>
          </table:table-cell>
          <table:table-cell office:value-type="float" office:value="3" table:style-name="ce4">
            <text:p>3</text:p>
          </table:table-cell>
          <table:table-cell office:value-type="float" office:value="2.2055086806557236E-2" table:style-name="ce4">
            <text:p>0,02205508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security remediation effort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Bugs</text:p>
          </table:table-cell>
          <table:table-cell office:value-type="float" office:value="7.6329389711213658" table:style-name="ce4">
            <text:p>7,632938971</text:p>
          </table:table-cell>
          <table:table-cell office:value-type="float" office:value="3" table:style-name="ce4">
            <text:p>3</text:p>
          </table:table-cell>
          <table:table-cell office:value-type="float" office:value="5.4239289837715483E-2" table:style-name="ce4">
            <text:p>0,0542392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Q reliability remediation effort)</text:p>
          </table:table-cell>
          <table:table-cell office:value-type="float" office:value="10.542495705138235" table:style-name="ce4">
            <text:p>10,54249571</text:p>
          </table:table-cell>
          <table:table-cell office:value-type="float" office:value="3" table:style-name="ce4">
            <text:p>3</text:p>
          </table:table-cell>
          <table:table-cell office:value-type="float" office:value="1.4475377934958169E-2" table:style-name="ce4">
            <text:p>0,01447537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Cognitive complexity)</text:p>
          </table:table-cell>
          <table:table-cell office:value-type="float" office:value="20.564622373319605" table:style-name="ce4">
            <text:p>20,56462237</text:p>
          </table:table-cell>
          <table:table-cell office:value-type="float" office:value="3" table:style-name="ce4">
            <text:p>3</text:p>
          </table:table-cell>
          <table:table-cell office:value-type="float" office:value="1.2963040528167136E-4" table:style-name="ce4">
            <text:p>0,0001296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nor violations)</text:p>
          </table:table-cell>
          <table:table-cell office:value-type="float" office:value="17.93015324729976" table:style-name="ce4">
            <text:p>17,93015325</text:p>
          </table:table-cell>
          <table:table-cell office:value-type="float" office:value="3" table:style-name="ce4">
            <text:p>3</text:p>
          </table:table-cell>
          <table:table-cell office:value-type="float" office:value="4.5468246663466204E-4" table:style-name="ce4">
            <text:p>0,00045468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Info violations)</text:p>
          </table:table-cell>
          <table:table-cell office:value-type="float" office:value="4.833491686460869" table:style-name="ce4">
            <text:p>4,833491686</text:p>
          </table:table-cell>
          <table:table-cell office:value-type="float" office:value="3" table:style-name="ce4">
            <text:p>3</text:p>
          </table:table-cell>
          <table:table-cell office:value-type="float" office:value="0.18440369523531405" table:style-name="ce4">
            <text:p>0,18440369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ecurity remediation effor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ecurity hotspots)</text:p>
          </table:table-cell>
          <table:table-cell office:value-type="float" office:value="5.9688262651379267" table:style-name="ce4">
            <text:p>5,968826265</text:p>
          </table:table-cell>
          <table:table-cell office:value-type="float" office:value="3" table:style-name="ce4">
            <text:p>3</text:p>
          </table:table-cell>
          <table:table-cell office:value-type="float" office:value="0.11313678443446151" table:style-name="ce4">
            <text:p>0,11313678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Effort to reach rating A)</text:p>
          </table:table-cell>
          <table:table-cell office:value-type="float" office:value="13.246497099509117" table:style-name="ce4">
            <text:p>13,2464971</text:p>
          </table:table-cell>
          <table:table-cell office:value-type="float" office:value="3" table:style-name="ce4">
            <text:p>3</text:p>
          </table:table-cell>
          <table:table-cell office:value-type="float" office:value="4.132760728947478E-3" table:style-name="ce4">
            <text:p>0,00413276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Reliability remediation effort)</text:p>
          </table:table-cell>
          <table:table-cell office:value-type="float" office:value="10.542495705138235" table:style-name="ce4">
            <text:p>10,54249571</text:p>
          </table:table-cell>
          <table:table-cell office:value-type="float" office:value="3" table:style-name="ce4">
            <text:p>3</text:p>
          </table:table-cell>
          <table:table-cell office:value-type="float" office:value="1.4475377934958169E-2" table:style-name="ce4">
            <text:p>0,01447537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Q security remediation effor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Bugs)</text:p>
          </table:table-cell>
          <table:table-cell office:value-type="float" office:value="10.207835824145203" table:style-name="ce4">
            <text:p>10,20783582</text:p>
          </table:table-cell>
          <table:table-cell office:value-type="float" office:value="3" table:style-name="ce4">
            <text:p>3</text:p>
          </table:table-cell>
          <table:table-cell office:value-type="float" office:value="1.6879612395073032E-2" table:style-name="ce4">
            <text:p>0,01687961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ajor violations)</text:p>
          </table:table-cell>
          <table:table-cell office:value-type="float" office:value="18.904667133847237" table:style-name="ce4">
            <text:p>18,90466713</text:p>
          </table:table-cell>
          <table:table-cell office:value-type="float" office:value="3" table:style-name="ce4">
            <text:p>3</text:p>
          </table:table-cell>
          <table:table-cell office:value-type="float" office:value="2.8609216511715985E-4" table:style-name="ce4">
            <text:p>0,00028609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qale rating)</text:p>
          </table:table-cell>
          <table:table-cell office:value-type="float" office:value="13.326778900112203" table:style-name="ce4">
            <text:p>13,3267789</text:p>
          </table:table-cell>
          <table:table-cell office:value-type="float" office:value="3" table:style-name="ce4">
            <text:p>3</text:p>
          </table:table-cell>
          <table:table-cell office:value-type="float" office:value="3.980670070069102E-3" table:style-name="ce4">
            <text:p>0,0039806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Reliability rating)</text:p>
          </table:table-cell>
          <table:table-cell office:value-type="float" office:value="4.7607029994401859" table:style-name="ce4">
            <text:p>4,760702999</text:p>
          </table:table-cell>
          <table:table-cell office:value-type="float" office:value="3" table:style-name="ce4">
            <text:p>3</text:p>
          </table:table-cell>
          <table:table-cell office:value-type="float" office:value="0.19018199007544587" table:style-name="ce4">
            <text:p>0,1901819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ecurity rating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</text:p>
          </table:table-cell>
          <table:table-cell office:value-type="float" office:value="1.3575743580269553" table:style-name="ce4">
            <text:p>1,357574358</text:p>
          </table:table-cell>
          <table:table-cell office:value-type="float" office:value="3" table:style-name="ce4">
            <text:p>3</text:p>
          </table:table-cell>
          <table:table-cell office:value-type="float" office:value="0.71550895990929797" table:style-name="ce4">
            <text:p>0,7155089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Method</text:p>
          </table:table-cell>
          <table:table-cell office:value-type="float" office:value="2.3212369630065011" table:style-name="ce4">
            <text:p>2,321236963</text:p>
          </table:table-cell>
          <table:table-cell office:value-type="float" office:value="3" table:style-name="ce4">
            <text:p>3</text:p>
          </table:table-cell>
          <table:table-cell office:value-type="float" office:value="0.50846468175067128" table:style-name="ce4">
            <text:p>0,50846468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Variable</text:p>
          </table:table-cell>
          <table:table-cell office:value-type="float" office:value="2.5555555555556273" table:style-name="ce4">
            <text:p>2,555555556</text:p>
          </table:table-cell>
          <table:table-cell office:value-type="float" office:value="3" table:style-name="ce4">
            <text:p>3</text:p>
          </table:table-cell>
          <table:table-cell office:value-type="float" office:value="0.46533455885924202" table:style-name="ce4">
            <text:p>0,46533455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File</text:p>
          </table:table-cell>
          <table:table-cell office:value-type="float" office:value="0.49044090403853213" table:style-name="ce4">
            <text:p>0,490440904</text:p>
          </table:table-cell>
          <table:table-cell office:value-type="float" office:value="3" table:style-name="ce4">
            <text:p>3</text:p>
          </table:table-cell>
          <table:table-cell office:value-type="float" office:value="0.92098642829481903" table:style-name="ce4">
            <text:p>0,92098642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InstanceMethod</text:p>
          </table:table-cell>
          <table:table-cell office:value-type="float" office:value="1.5889877494445568" table:style-name="ce4">
            <text:p>1,588987749</text:p>
          </table:table-cell>
          <table:table-cell office:value-type="float" office:value="3" table:style-name="ce4">
            <text:p>3</text:p>
          </table:table-cell>
          <table:table-cell office:value-type="float" office:value="0.66188934351329609" table:style-name="ce4">
            <text:p>0,66188934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InstanceVariable</text:p>
          </table:table-cell>
          <table:table-cell office:value-type="float" office:value="1.3574944944026284" table:style-name="ce4">
            <text:p>1,357494494</text:p>
          </table:table-cell>
          <table:table-cell office:value-type="float" office:value="3" table:style-name="ce4">
            <text:p>3</text:p>
          </table:table-cell>
          <table:table-cell office:value-type="float" office:value="0.71552778988032473" table:style-name="ce4">
            <text:p>0,7155277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</text:p>
          </table:table-cell>
          <table:table-cell office:value-type="float" office:value="1.6944821541409323" table:style-name="ce4">
            <text:p>1,694482154</text:p>
          </table:table-cell>
          <table:table-cell office:value-type="float" office:value="3" table:style-name="ce4">
            <text:p>3</text:p>
          </table:table-cell>
          <table:table-cell office:value-type="float" office:value="0.63816123518825618" table:style-name="ce4">
            <text:p>0,63816123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rivate</text:p>
          </table:table-cell>
          <table:table-cell office:value-type="float" office:value="0.21781724754245843" table:style-name="ce4">
            <text:p>0,217817248</text:p>
          </table:table-cell>
          <table:table-cell office:value-type="float" office:value="3" table:style-name="ce4">
            <text:p>3</text:p>
          </table:table-cell>
          <table:table-cell office:value-type="float" office:value="0.97466299203280393" table:style-name="ce4">
            <text:p>0,97466299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rotected</text:p>
          </table:table-cell>
          <table:table-cell office:value-type="float" office:value="2.5555555555556273" table:style-name="ce4">
            <text:p>2,555555556</text:p>
          </table:table-cell>
          <table:table-cell office:value-type="float" office:value="3" table:style-name="ce4">
            <text:p>3</text:p>
          </table:table-cell>
          <table:table-cell office:value-type="float" office:value="0.46533455885924202" table:style-name="ce4">
            <text:p>0,46533455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ublic</text:p>
          </table:table-cell>
          <table:table-cell office:value-type="float" office:value="1.6139635165148909" table:style-name="ce4">
            <text:p>1,613963517</text:p>
          </table:table-cell>
          <table:table-cell office:value-type="float" office:value="3" table:style-name="ce4">
            <text:p>3</text:p>
          </table:table-cell>
          <table:table-cell office:value-type="float" office:value="0.65622784691065084" table:style-name="ce4">
            <text:p>0,65622784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</text:p>
          </table:table-cell>
          <table:table-cell office:value-type="float" office:value="1.2673295454545297" table:style-name="ce4">
            <text:p>1,267329545</text:p>
          </table:table-cell>
          <table:table-cell office:value-type="float" office:value="3" table:style-name="ce4">
            <text:p>3</text:p>
          </table:table-cell>
          <table:table-cell office:value-type="float" office:value="0.73690522612061526" table:style-name="ce4">
            <text:p>0,73690522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Blank</text:p>
          </table:table-cell>
          <table:table-cell office:value-type="float" office:value="1.7364635537627731" table:style-name="ce4">
            <text:p>1,736463554</text:p>
          </table:table-cell>
          <table:table-cell office:value-type="float" office:value="3" table:style-name="ce4">
            <text:p>3</text:p>
          </table:table-cell>
          <table:table-cell office:value-type="float" office:value="0.62885777132456711" table:style-name="ce4">
            <text:p>0,62885777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Code</text:p>
          </table:table-cell>
          <table:table-cell office:value-type="float" office:value="1.3030207632903397" table:style-name="ce4">
            <text:p>1,303020763</text:p>
          </table:table-cell>
          <table:table-cell office:value-type="float" office:value="3" table:style-name="ce4">
            <text:p>3</text:p>
          </table:table-cell>
          <table:table-cell office:value-type="float" office:value="0.72841589135972606" table:style-name="ce4">
            <text:p>0,72841589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CodeDecl</text:p>
          </table:table-cell>
          <table:table-cell office:value-type="float" office:value="1.1682639016239698" table:style-name="ce4">
            <text:p>1,168263902</text:p>
          </table:table-cell>
          <table:table-cell office:value-type="float" office:value="3" table:style-name="ce4">
            <text:p>3</text:p>
          </table:table-cell>
          <table:table-cell office:value-type="float" office:value="0.76062556281509064" table:style-name="ce4">
            <text:p>0,76062556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</text:p>
          </table:table-cell>
          <table:table-cell office:value-type="float" office:value="1.3141414141414174" table:style-name="ce4">
            <text:p>1,314141414</text:p>
          </table:table-cell>
          <table:table-cell office:value-type="float" office:value="3" table:style-name="ce4">
            <text:p>3</text:p>
          </table:table-cell>
          <table:table-cell office:value-type="float" office:value="0.72577782815785152" table:style-name="ce4">
            <text:p>0,72577782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Decl</text:p>
          </table:table-cell>
          <table:table-cell office:value-type="float" office:value="1.0604581754471956" table:style-name="ce4">
            <text:p>1,060458175</text:p>
          </table:table-cell>
          <table:table-cell office:value-type="float" office:value="3" table:style-name="ce4">
            <text:p>3</text:p>
          </table:table-cell>
          <table:table-cell office:value-type="float" office:value="0.78662717325313891" table:style-name="ce4">
            <text:p>0,78662717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Exe</text:p>
          </table:table-cell>
          <table:table-cell office:value-type="float" office:value="1.5985253080761797" table:style-name="ce4">
            <text:p>1,598525308</text:p>
          </table:table-cell>
          <table:table-cell office:value-type="float" office:value="3" table:style-name="ce4">
            <text:p>3</text:p>
          </table:table-cell>
          <table:table-cell office:value-type="float" office:value="0.65972424244081651" table:style-name="ce4">
            <text:p>0,65972424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Cyclomatic</text:p>
          </table:table-cell>
          <table:table-cell office:value-type="float" office:value="1.6085441877521101" table:style-name="ce4">
            <text:p>1,608544188</text:p>
          </table:table-cell>
          <table:table-cell office:value-type="float" office:value="3" table:style-name="ce4">
            <text:p>3</text:p>
          </table:table-cell>
          <table:table-cell office:value-type="float" office:value="0.65745403794597057" table:style-name="ce4">
            <text:p>0,65745403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Function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Default</text:p>
          </table:table-cell>
          <table:table-cell office:value-type="float" office:value="0.15876239804907161" table:style-name="ce4">
            <text:p>0,158762398</text:p>
          </table:table-cell>
          <table:table-cell office:value-type="float" office:value="3" table:style-name="ce4">
            <text:p>3</text:p>
          </table:table-cell>
          <table:table-cell office:value-type="float" office:value="0.98395464103613817" table:style-name="ce4">
            <text:p>0,98395464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emicolon</text:p>
          </table:table-cell>
          <table:table-cell office:value-type="float" office:value="1.3795539970663662" table:style-name="ce4">
            <text:p>1,379553997</text:p>
          </table:table-cell>
          <table:table-cell office:value-type="float" office:value="3" table:style-name="ce4">
            <text:p>3</text:p>
          </table:table-cell>
          <table:table-cell office:value-type="float" office:value="0.7103343085423599" table:style-name="ce4">
            <text:p>0,71033430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RatioPrivateToPublicMethod</text:p>
          </table:table-cell>
          <table:table-cell office:value-type="float" office:value="0.11745041230220324" table:style-name="ce4">
            <text:p>0,117450412</text:p>
          </table:table-cell>
          <table:table-cell office:value-type="float" office:value="3" table:style-name="ce4">
            <text:p>3</text:p>
          </table:table-cell>
          <table:table-cell office:value-type="float" office:value="0.98966406797218365" table:style-name="ce4">
            <text:p>0,98966406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Ce)</text:p>
          </table:table-cell>
          <table:table-cell office:value-type="float" office:value="3.3199397332973675" table:style-name="ce4">
            <text:p>3,319939733</text:p>
          </table:table-cell>
          <table:table-cell office:value-type="float" office:value="3" table:style-name="ce4">
            <text:p>3</text:p>
          </table:table-cell>
          <table:table-cell office:value-type="float" office:value="0.34487703334653341" table:style-name="ce4">
            <text:p>0,3448770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C)</text:p>
          </table:table-cell>
          <table:table-cell office:value-type="float" office:value="0.75589709830647622" table:style-name="ce4">
            <text:p>0,755897098</text:p>
          </table:table-cell>
          <table:table-cell office:value-type="float" office:value="3" table:style-name="ce4">
            <text:p>3</text:p>
          </table:table-cell>
          <table:table-cell office:value-type="float" office:value="0.85998410714554063" table:style-name="ce4">
            <text:p>0,85998410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I)</text:p>
          </table:table-cell>
          <table:table-cell office:value-type="float" office:value="3.7772540880975893" table:style-name="ce4">
            <text:p>3,777254088</text:p>
          </table:table-cell>
          <table:table-cell office:value-type="float" office:value="3" table:style-name="ce4">
            <text:p>3</text:p>
          </table:table-cell>
          <table:table-cell office:value-type="float" office:value="0.28654297062056083" table:style-name="ce4">
            <text:p>0,28654297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kgTCi)</text:p>
          </table:table-cell>
          <table:table-cell office:value-type="float" office:value="1.3571022727272748" table:style-name="ce4">
            <text:p>1,357102273</text:p>
          </table:table-cell>
          <table:table-cell office:value-type="float" office:value="3" table:style-name="ce4">
            <text:p>3</text:p>
          </table:table-cell>
          <table:table-cell office:value-type="float" office:value="0.71562026943341328" table:style-name="ce4">
            <text:p>0,71562026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TLOC)</text:p>
          </table:table-cell>
          <table:table-cell office:value-type="float" office:value="1.8725614228089649" table:style-name="ce4">
            <text:p>1,872561423</text:p>
          </table:table-cell>
          <table:table-cell office:value-type="float" office:value="3" table:style-name="ce4">
            <text:p>3</text:p>
          </table:table-cell>
          <table:table-cell office:value-type="float" office:value="0.59927345176225633" table:style-name="ce4">
            <text:p>0,59927345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a)</text:p>
          </table:table-cell>
          <table:table-cell office:value-type="float" office:value="2.15125109722986" table:style-name="ce4">
            <text:p>2,151251097</text:p>
          </table:table-cell>
          <table:table-cell office:value-type="float" office:value="3" table:style-name="ce4">
            <text:p>3</text:p>
          </table:table-cell>
          <table:table-cell office:value-type="float" office:value="0.54161409759469847" table:style-name="ce4">
            <text:p>0,54161409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d)</text:p>
          </table:table-cell>
          <table:table-cell office:value-type="float" office:value="2.15125109722986" table:style-name="ce4">
            <text:p>2,151251097</text:p>
          </table:table-cell>
          <table:table-cell office:value-type="float" office:value="3" table:style-name="ce4">
            <text:p>3</text:p>
          </table:table-cell>
          <table:table-cell office:value-type="float" office:value="0.54161409759469847" table:style-name="ce4">
            <text:p>0,54161409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v)</text:p>
          </table:table-cell>
          <table:table-cell office:value-type="float" office:value="8.8945492605480485" table:style-name="ce4">
            <text:p>8,894549261</text:p>
          </table:table-cell>
          <table:table-cell office:value-type="float" office:value="3" table:style-name="ce4">
            <text:p>3</text:p>
          </table:table-cell>
          <table:table-cell office:value-type="float" office:value="3.0726268582914381E-2" table:style-name="ce4">
            <text:p>0,03072626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HMd)</text:p>
          </table:table-cell>
          <table:table-cell office:value-type="float" office:value="0.21781724754245843" table:style-name="ce4">
            <text:p>0,217817248</text:p>
          </table:table-cell>
          <table:table-cell office:value-type="float" office:value="3" table:style-name="ce4">
            <text:p>3</text:p>
          </table:table-cell>
          <table:table-cell office:value-type="float" office:value="0.97466299203280393" table:style-name="ce4">
            <text:p>0,97466299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a)</text:p>
          </table:table-cell>
          <table:table-cell office:value-type="float" office:value="1.6943762093899712" table:style-name="ce4">
            <text:p>1,694376209</text:p>
          </table:table-cell>
          <table:table-cell office:value-type="float" office:value="3" table:style-name="ce4">
            <text:p>3</text:p>
          </table:table-cell>
          <table:table-cell office:value-type="float" office:value="0.63818481610036515" table:style-name="ce4">
            <text:p>0,63818481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d)</text:p>
          </table:table-cell>
          <table:table-cell office:value-type="float" office:value="1.6943762093899712" table:style-name="ce4">
            <text:p>1,694376209</text:p>
          </table:table-cell>
          <table:table-cell office:value-type="float" office:value="3" table:style-name="ce4">
            <text:p>3</text:p>
          </table:table-cell>
          <table:table-cell office:value-type="float" office:value="0.63818481610036515" table:style-name="ce4">
            <text:p>0,63818481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F)</text:p>
          </table:table-cell>
          <table:table-cell office:value-type="float" office:value="2.15125109722986" table:style-name="ce4">
            <text:p>2,151251097</text:p>
          </table:table-cell>
          <table:table-cell office:value-type="float" office:value="3" table:style-name="ce4">
            <text:p>3</text:p>
          </table:table-cell>
          <table:table-cell office:value-type="float" office:value="0.54161409759469847" table:style-name="ce4">
            <text:p>0,54161409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MA)</text:p>
          </table:table-cell>
          <table:table-cell office:value-type="float" office:value="1.7440184064702697" table:style-name="ce4">
            <text:p>1,744018406</text:p>
          </table:table-cell>
          <table:table-cell office:value-type="float" office:value="3" table:style-name="ce4">
            <text:p>3</text:p>
          </table:table-cell>
          <table:table-cell office:value-type="float" office:value="0.62719224265855933" table:style-name="ce4">
            <text:p>0,62719224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MI)</text:p>
          </table:table-cell>
          <table:table-cell office:value-type="float" office:value="1.4237037037036471" table:style-name="ce4">
            <text:p>1,423703704</text:p>
          </table:table-cell>
          <table:table-cell office:value-type="float" office:value="3" table:style-name="ce4">
            <text:p>3</text:p>
          </table:table-cell>
          <table:table-cell office:value-type="float" office:value="0.69998797891612696" table:style-name="ce4">
            <text:p>0,69998797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Ch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D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L)</text:p>
          </table:table-cell>
          <table:table-cell office:value-type="float" office:value="1.2853446665421304" table:style-name="ce4">
            <text:p>1,285344667</text:p>
          </table:table-cell>
          <table:table-cell office:value-type="float" office:value="3" table:style-name="ce4">
            <text:p>3</text:p>
          </table:table-cell>
          <table:table-cell office:value-type="float" office:value="0.73261603760782557" table:style-name="ce4">
            <text:p>0,73261603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P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RM)</text:p>
          </table:table-cell>
          <table:table-cell office:value-type="float" office:value="0.87310401119402814" table:style-name="ce4">
            <text:p>0,873104011</text:p>
          </table:table-cell>
          <table:table-cell office:value-type="float" office:value="3" table:style-name="ce4">
            <text:p>3</text:p>
          </table:table-cell>
          <table:table-cell office:value-type="float" office:value="0.83191309444525396" table:style-name="ce4">
            <text:p>0,83191309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PF)</text:p>
          </table:table-cell>
          <table:table-cell office:value-type="float" office:value="5.2759856630824258" table:style-name="ce4">
            <text:p>5,275985663</text:p>
          </table:table-cell>
          <table:table-cell office:value-type="float" office:value="3" table:style-name="ce4">
            <text:p>3</text:p>
          </table:table-cell>
          <table:table-cell office:value-type="float" office:value="0.15266825700889852" table:style-name="ce4">
            <text:p>0,15266825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SF)</text:p>
          </table:table-cell>
          <table:table-cell office:value-type="float" office:value="2.5555555555556273" table:style-name="ce4">
            <text:p>2,555555556</text:p>
          </table:table-cell>
          <table:table-cell office:value-type="float" office:value="3" table:style-name="ce4">
            <text:p>3</text:p>
          </table:table-cell>
          <table:table-cell office:value-type="float" office:value="0.46533455885924202" table:style-name="ce4">
            <text:p>0,46533455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SM)</text:p>
          </table:table-cell>
          <table:table-cell office:value-type="float" office:value="2.532651613301288" table:style-name="ce4">
            <text:p>2,532651613</text:p>
          </table:table-cell>
          <table:table-cell office:value-type="float" office:value="3" table:style-name="ce4">
            <text:p>3</text:p>
          </table:table-cell>
          <table:table-cell office:value-type="float" office:value="0.46941909523048886" table:style-name="ce4">
            <text:p>0,46941909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Md)</text:p>
          </table:table-cell>
          <table:table-cell office:value-type="float" office:value="1.5551164496607308" table:style-name="ce4">
            <text:p>1,55511645</text:p>
          </table:table-cell>
          <table:table-cell office:value-type="float" office:value="3" table:style-name="ce4">
            <text:p>3</text:p>
          </table:table-cell>
          <table:table-cell office:value-type="float" office:value="0.66960912676344764" table:style-name="ce4">
            <text:p>0,66960912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RTLOC)</text:p>
          </table:table-cell>
          <table:table-cell office:value-type="float" office:value="1.4059659090909236" table:style-name="ce4">
            <text:p>1,405965909</text:p>
          </table:table-cell>
          <table:table-cell office:value-type="float" office:value="3" table:style-name="ce4">
            <text:p>3</text:p>
          </table:table-cell>
          <table:table-cell office:value-type="float" office:value="0.7041368866899762" table:style-name="ce4">
            <text:p>0,70413688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WMC)</text:p>
          </table:table-cell>
          <table:table-cell office:value-type="float" office:value="1.8919489280182651" table:style-name="ce4">
            <text:p>1,891948928</text:p>
          </table:table-cell>
          <table:table-cell office:value-type="float" office:value="3" table:style-name="ce4">
            <text:p>3</text:p>
          </table:table-cell>
          <table:table-cell office:value-type="float" office:value="0.59513303423038255" table:style-name="ce4">
            <text:p>0,59513303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HMd)</text:p>
          </table:table-cell>
          <table:table-cell office:value-type="float" office:value="9.8484404556293481E-2" table:style-name="ce4">
            <text:p>0,098484405</text:p>
          </table:table-cell>
          <table:table-cell office:value-type="float" office:value="3" table:style-name="ce4">
            <text:p>3</text:p>
          </table:table-cell>
          <table:table-cell office:value-type="float" office:value="0.99201867878747818" table:style-name="ce4">
            <text:p>0,99201867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HF)</text:p>
          </table:table-cell>
          <table:table-cell office:value-type="float" office:value="1.0390693007308738" table:style-name="ce4">
            <text:p>1,039069301</text:p>
          </table:table-cell>
          <table:table-cell office:value-type="float" office:value="3" table:style-name="ce4">
            <text:p>3</text:p>
          </table:table-cell>
          <table:table-cell office:value-type="float" office:value="0.79179950932054821" table:style-name="ce4">
            <text:p>0,79179950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MI)</text:p>
          </table:table-cell>
          <table:table-cell office:value-type="float" office:value="1.4237037037036471" table:style-name="ce4">
            <text:p>1,423703704</text:p>
          </table:table-cell>
          <table:table-cell office:value-type="float" office:value="3" table:style-name="ce4">
            <text:p>3</text:p>
          </table:table-cell>
          <table:table-cell office:value-type="float" office:value="0.69998797891612696" table:style-name="ce4">
            <text:p>0,69998797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PF)</text:p>
          </table:table-cell>
          <table:table-cell office:value-type="float" office:value="5.2759856630824258" table:style-name="ce4">
            <text:p>5,275985663</text:p>
          </table:table-cell>
          <table:table-cell office:value-type="float" office:value="3" table:style-name="ce4">
            <text:p>3</text:p>
          </table:table-cell>
          <table:table-cell office:value-type="float" office:value="0.15266825700889852" table:style-name="ce4">
            <text:p>0,15266825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SM)</text:p>
          </table:table-cell>
          <table:table-cell office:value-type="float" office:value="2.3986289206880174" table:style-name="ce4">
            <text:p>2,398628921</text:p>
          </table:table-cell>
          <table:table-cell office:value-type="float" office:value="3" table:style-name="ce4">
            <text:p>3</text:p>
          </table:table-cell>
          <table:table-cell office:value-type="float" office:value="0.4938898997274318" table:style-name="ce4">
            <text:p>0,493889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PMR)</text:p>
          </table:table-cell>
          <table:table-cell office:value-type="float" office:value="1.0390693007308738" table:style-name="ce4">
            <text:p>1,039069301</text:p>
          </table:table-cell>
          <table:table-cell office:value-type="float" office:value="3" table:style-name="ce4">
            <text:p>3</text:p>
          </table:table-cell>
          <table:table-cell office:value-type="float" office:value="0.79179950932054821" table:style-name="ce4">
            <text:p>0,79179950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a)</text:p>
          </table:table-cell>
          <table:table-cell office:value-type="float" office:value="0.92425390908149796" table:style-name="ce4">
            <text:p>0,924253909</text:p>
          </table:table-cell>
          <table:table-cell office:value-type="float" office:value="3" table:style-name="ce4">
            <text:p>3</text:p>
          </table:table-cell>
          <table:table-cell office:value-type="float" office:value="0.81957118654279237" table:style-name="ce4">
            <text:p>0,81957118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d)</text:p>
          </table:table-cell>
          <table:table-cell office:value-type="float" office:value="0.92425390908149796" table:style-name="ce4">
            <text:p>0,924253909</text:p>
          </table:table-cell>
          <table:table-cell office:value-type="float" office:value="3" table:style-name="ce4">
            <text:p>3</text:p>
          </table:table-cell>
          <table:table-cell office:value-type="float" office:value="0.81957118654279237" table:style-name="ce4">
            <text:p>0,81957118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v)</text:p>
          </table:table-cell>
          <table:table-cell office:value-type="float" office:value="4.9097567547055316" table:style-name="ce4">
            <text:p>4,909756755</text:p>
          </table:table-cell>
          <table:table-cell office:value-type="float" office:value="3" table:style-name="ce4">
            <text:p>3</text:p>
          </table:table-cell>
          <table:table-cell office:value-type="float" office:value="0.17852572662812144" table:style-name="ce4">
            <text:p>0,17852572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D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HMd)</text:p>
          </table:table-cell>
          <table:table-cell office:value-type="float" office:value="0.94587845712174123" table:style-name="ce4">
            <text:p>0,945878457</text:p>
          </table:table-cell>
          <table:table-cell office:value-type="float" office:value="3" table:style-name="ce4">
            <text:p>3</text:p>
          </table:table-cell>
          <table:table-cell office:value-type="float" office:value="0.81434450054456176" table:style-name="ce4">
            <text:p>0,81434450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H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a)</text:p>
          </table:table-cell>
          <table:table-cell office:value-type="float" office:value="2.5890512131876391" table:style-name="ce4">
            <text:p>2,589051213</text:p>
          </table:table-cell>
          <table:table-cell office:value-type="float" office:value="3" table:style-name="ce4">
            <text:p>3</text:p>
          </table:table-cell>
          <table:table-cell office:value-type="float" office:value="0.45941224460428953" table:style-name="ce4">
            <text:p>0,45941224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d)</text:p>
          </table:table-cell>
          <table:table-cell office:value-type="float" office:value="2.5890512131876391" table:style-name="ce4">
            <text:p>2,589051213</text:p>
          </table:table-cell>
          <table:table-cell office:value-type="float" office:value="3" table:style-name="ce4">
            <text:p>3</text:p>
          </table:table-cell>
          <table:table-cell office:value-type="float" office:value="0.45941224460428953" table:style-name="ce4">
            <text:p>0,45941224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F)</text:p>
          </table:table-cell>
          <table:table-cell office:value-type="float" office:value="0.92425390908149796" table:style-name="ce4">
            <text:p>0,924253909</text:p>
          </table:table-cell>
          <table:table-cell office:value-type="float" office:value="3" table:style-name="ce4">
            <text:p>3</text:p>
          </table:table-cell>
          <table:table-cell office:value-type="float" office:value="0.81957118654279237" table:style-name="ce4">
            <text:p>0,81957118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)</text:p>
          </table:table-cell>
          <table:table-cell office:value-type="float" office:value="2.8329160530191539" table:style-name="ce4">
            <text:p>2,832916053</text:p>
          </table:table-cell>
          <table:table-cell office:value-type="float" office:value="3" table:style-name="ce4">
            <text:p>3</text:p>
          </table:table-cell>
          <table:table-cell office:value-type="float" office:value="0.41810997403704409" table:style-name="ce4">
            <text:p>0,41810997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A)</text:p>
          </table:table-cell>
          <table:table-cell office:value-type="float" office:value="2.5890512131876391" table:style-name="ce4">
            <text:p>2,589051213</text:p>
          </table:table-cell>
          <table:table-cell office:value-type="float" office:value="3" table:style-name="ce4">
            <text:p>3</text:p>
          </table:table-cell>
          <table:table-cell office:value-type="float" office:value="0.45941224460428953" table:style-name="ce4">
            <text:p>0,45941224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I)</text:p>
          </table:table-cell>
          <table:table-cell office:value-type="float" office:value="1.4237037037036471" table:style-name="ce4">
            <text:p>1,423703704</text:p>
          </table:table-cell>
          <table:table-cell office:value-type="float" office:value="3" table:style-name="ce4">
            <text:p>3</text:p>
          </table:table-cell>
          <table:table-cell office:value-type="float" office:value="0.69998797891612696" table:style-name="ce4">
            <text:p>0,69998797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Ch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D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L)</text:p>
          </table:table-cell>
          <table:table-cell office:value-type="float" office:value="0.70044057547088745" table:style-name="ce4">
            <text:p>0,700440575</text:p>
          </table:table-cell>
          <table:table-cell office:value-type="float" office:value="3" table:style-name="ce4">
            <text:p>3</text:p>
          </table:table-cell>
          <table:table-cell office:value-type="float" office:value="0.87310031636287899" table:style-name="ce4">
            <text:p>0,87310031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P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RM)</text:p>
          </table:table-cell>
          <table:table-cell office:value-type="float" office:value="0.87310401119402814" table:style-name="ce4">
            <text:p>0,873104011</text:p>
          </table:table-cell>
          <table:table-cell office:value-type="float" office:value="3" table:style-name="ce4">
            <text:p>3</text:p>
          </table:table-cell>
          <table:table-cell office:value-type="float" office:value="0.83191309444525396" table:style-name="ce4">
            <text:p>0,83191309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PF)</text:p>
          </table:table-cell>
          <table:table-cell office:value-type="float" office:value="5.2759856630824258" table:style-name="ce4">
            <text:p>5,275985663</text:p>
          </table:table-cell>
          <table:table-cell office:value-type="float" office:value="3" table:style-name="ce4">
            <text:p>3</text:p>
          </table:table-cell>
          <table:table-cell office:value-type="float" office:value="0.15266825700889852" table:style-name="ce4">
            <text:p>0,15266825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PM)</text:p>
          </table:table-cell>
          <table:table-cell office:value-type="float" office:value="2.7585814684668182" table:style-name="ce4">
            <text:p>2,758581468</text:p>
          </table:table-cell>
          <table:table-cell office:value-type="float" office:value="3" table:style-name="ce4">
            <text:p>3</text:p>
          </table:table-cell>
          <table:table-cell office:value-type="float" office:value="0.43036360625008496" table:style-name="ce4">
            <text:p>0,43036360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SF)</text:p>
          </table:table-cell>
          <table:table-cell office:value-type="float" office:value="2.5555555555556273" table:style-name="ce4">
            <text:p>2,555555556</text:p>
          </table:table-cell>
          <table:table-cell office:value-type="float" office:value="3" table:style-name="ce4">
            <text:p>3</text:p>
          </table:table-cell>
          <table:table-cell office:value-type="float" office:value="0.46533455885924202" table:style-name="ce4">
            <text:p>0,46533455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SM)</text:p>
          </table:table-cell>
          <table:table-cell office:value-type="float" office:value="5.2814814814814701" table:style-name="ce4">
            <text:p>5,281481481</text:p>
          </table:table-cell>
          <table:table-cell office:value-type="float" office:value="3" table:style-name="ce4">
            <text:p>3</text:p>
          </table:table-cell>
          <table:table-cell office:value-type="float" office:value="0.1523085532634457" table:style-name="ce4">
            <text:p>0,15230855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R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d)</text:p>
          </table:table-cell>
          <table:table-cell office:value-type="float" office:value="2.5890512131876391" table:style-name="ce4">
            <text:p>2,589051213</text:p>
          </table:table-cell>
          <table:table-cell office:value-type="float" office:value="3" table:style-name="ce4">
            <text:p>3</text:p>
          </table:table-cell>
          <table:table-cell office:value-type="float" office:value="0.45941224460428953" table:style-name="ce4">
            <text:p>0,45941224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IX)</text:p>
          </table:table-cell>
          <table:table-cell office:value-type="float" office:value="0.38427733438786876" table:style-name="ce4">
            <text:p>0,384277334</text:p>
          </table:table-cell>
          <table:table-cell office:value-type="float" office:value="3" table:style-name="ce4">
            <text:p>3</text:p>
          </table:table-cell>
          <table:table-cell office:value-type="float" office:value="0.94347093238630653" table:style-name="ce4">
            <text:p>0,94347093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HF)</text:p>
          </table:table-cell>
          <table:table-cell office:value-type="float" office:value="6.1550619025231041" table:style-name="ce4">
            <text:p>6,155061903</text:p>
          </table:table-cell>
          <table:table-cell office:value-type="float" office:value="3" table:style-name="ce4">
            <text:p>3</text:p>
          </table:table-cell>
          <table:table-cell office:value-type="float" office:value="0.10430506539719883" table:style-name="ce4">
            <text:p>0,10430506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LCOM*)</text:p>
          </table:table-cell>
          <table:table-cell office:value-type="float" office:value="1.1468711786772778" table:style-name="ce4">
            <text:p>1,146871179</text:p>
          </table:table-cell>
          <table:table-cell office:value-type="float" office:value="3" table:style-name="ce4">
            <text:p>3</text:p>
          </table:table-cell>
          <table:table-cell office:value-type="float" office:value="0.76577291226420208" table:style-name="ce4">
            <text:p>0,76577291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Di)</text:p>
          </table:table-cell>
          <table:table-cell office:value-type="float" office:value="1.690909090909102" table:style-name="ce4">
            <text:p>1,690909091</text:p>
          </table:table-cell>
          <table:table-cell office:value-type="float" office:value="3" table:style-name="ce4">
            <text:p>3</text:p>
          </table:table-cell>
          <table:table-cell office:value-type="float" office:value="0.63895680077416661" table:style-name="ce4">
            <text:p>0,63895680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Fin)</text:p>
          </table:table-cell>
          <table:table-cell office:value-type="float" office:value="0.28830259982000694" table:style-name="ce4">
            <text:p>0,2883026</text:p>
          </table:table-cell>
          <table:table-cell office:value-type="float" office:value="3" table:style-name="ce4">
            <text:p>3</text:p>
          </table:table-cell>
          <table:table-cell office:value-type="float" office:value="0.96221322106997276" table:style-name="ce4">
            <text:p>0,96221322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Fout)</text:p>
          </table:table-cell>
          <table:table-cell office:value-type="float" office:value="0.28830259982000694" table:style-name="ce4">
            <text:p>0,2883026</text:p>
          </table:table-cell>
          <table:table-cell office:value-type="float" office:value="3" table:style-name="ce4">
            <text:p>3</text:p>
          </table:table-cell>
          <table:table-cell office:value-type="float" office:value="0.96221322106997276" table:style-name="ce4">
            <text:p>0,96221322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IOVars)</text:p>
          </table:table-cell>
          <table:table-cell office:value-type="float" office:value="1.5711330623803204" table:style-name="ce4">
            <text:p>1,571133062</text:p>
          </table:table-cell>
          <table:table-cell office:value-type="float" office:value="3" table:style-name="ce4">
            <text:p>3</text:p>
          </table:table-cell>
          <table:table-cell office:value-type="float" office:value="0.66595277026230348" table:style-name="ce4">
            <text:p>0,6659527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BD)</text:p>
          </table:table-cell>
          <table:table-cell office:value-type="float" office:value="1.1139164017282297" table:style-name="ce4">
            <text:p>1,113916402</text:p>
          </table:table-cell>
          <table:table-cell office:value-type="float" office:value="3" table:style-name="ce4">
            <text:p>3</text:p>
          </table:table-cell>
          <table:table-cell office:value-type="float" office:value="0.77371571553781771" table:style-name="ce4">
            <text:p>0,77371571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Si)</text:p>
          </table:table-cell>
          <table:table-cell office:value-type="float" office:value="0.46942834508842091" table:style-name="ce4">
            <text:p>0,469428345</text:p>
          </table:table-cell>
          <table:table-cell office:value-type="float" office:value="3" table:style-name="ce4">
            <text:p>3</text:p>
          </table:table-cell>
          <table:table-cell office:value-type="float" office:value="0.92555466472760506" table:style-name="ce4">
            <text:p>0,92555466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VG)</text:p>
          </table:table-cell>
          <table:table-cell office:value-type="float" office:value="1.8919489280182651" table:style-name="ce4">
            <text:p>1,891948928</text:p>
          </table:table-cell>
          <table:table-cell office:value-type="float" office:value="3" table:style-name="ce4">
            <text:p>3</text:p>
          </table:table-cell>
          <table:table-cell office:value-type="float" office:value="0.59513303423038255" table:style-name="ce4">
            <text:p>0,59513303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i)</text:p>
          </table:table-cell>
          <table:table-cell office:value-type="float" office:value="0.74138561851032914" table:style-name="ce4">
            <text:p>0,741385619</text:p>
          </table:table-cell>
          <table:table-cell office:value-type="float" office:value="3" table:style-name="ce4">
            <text:p>3</text:p>
          </table:table-cell>
          <table:table-cell office:value-type="float" office:value="0.86342911310583148" table:style-name="ce4">
            <text:p>0,86342911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Di)</text:p>
          </table:table-cell>
          <table:table-cell office:value-type="float" office:value="1.0940466926070045" table:style-name="ce4">
            <text:p>1,094046693</text:p>
          </table:table-cell>
          <table:table-cell office:value-type="float" office:value="3" table:style-name="ce4">
            <text:p>3</text:p>
          </table:table-cell>
          <table:table-cell office:value-type="float" office:value="0.77851142672018958" table:style-name="ce4">
            <text:p>0,77851142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Fout)</text:p>
          </table:table-cell>
          <table:table-cell office:value-type="float" office:value="0.29461949724220449" table:style-name="ce4">
            <text:p>0,294619497</text:p>
          </table:table-cell>
          <table:table-cell office:value-type="float" office:value="3" table:style-name="ce4">
            <text:p>3</text:p>
          </table:table-cell>
          <table:table-cell office:value-type="float" office:value="0.96103721109329499" table:style-name="ce4">
            <text:p>0,96103721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IOVars)</text:p>
          </table:table-cell>
          <table:table-cell office:value-type="float" office:value="0.66055652099290185" table:style-name="ce4">
            <text:p>0,660556521</text:p>
          </table:table-cell>
          <table:table-cell office:value-type="float" office:value="3" table:style-name="ce4">
            <text:p>3</text:p>
          </table:table-cell>
          <table:table-cell office:value-type="float" office:value="0.8824398477575236" table:style-name="ce4">
            <text:p>0,88243984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BD)</text:p>
          </table:table-cell>
          <table:table-cell office:value-type="float" office:value="1.2453714533246907" table:style-name="ce4">
            <text:p>1,245371453</text:p>
          </table:table-cell>
          <table:table-cell office:value-type="float" office:value="3" table:style-name="ce4">
            <text:p>3</text:p>
          </table:table-cell>
          <table:table-cell office:value-type="float" office:value="0.74214417739700866" table:style-name="ce4">
            <text:p>0,74214417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i)</text:p>
          </table:table-cell>
          <table:table-cell office:value-type="float" office:value="0.29461949724220449" table:style-name="ce4">
            <text:p>0,294619497</text:p>
          </table:table-cell>
          <table:table-cell office:value-type="float" office:value="3" table:style-name="ce4">
            <text:p>3</text:p>
          </table:table-cell>
          <table:table-cell office:value-type="float" office:value="0.96103721109329499" table:style-name="ce4">
            <text:p>0,96103721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VG)</text:p>
          </table:table-cell>
          <table:table-cell office:value-type="float" office:value="6.0350170612070739" table:style-name="ce4">
            <text:p>6,035017061</text:p>
          </table:table-cell>
          <table:table-cell office:value-type="float" office:value="3" table:style-name="ce4">
            <text:p>3</text:p>
          </table:table-cell>
          <table:table-cell office:value-type="float" office:value="0.10991894205450049" table:style-name="ce4">
            <text:p>0,10991894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reliability remediation effort</text:p>
          </table:table-cell>
          <table:table-cell office:value-type="float" office:value="4.9927880911553375" table:style-name="ce4">
            <text:p>4,992788091</text:p>
          </table:table-cell>
          <table:table-cell office:value-type="float" office:value="3" table:style-name="ce4">
            <text:p>3</text:p>
          </table:table-cell>
          <table:table-cell office:value-type="float" office:value="0.17232599804363502" table:style-name="ce4">
            <text:p>0,17232599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gnitive complexity</text:p>
          </table:table-cell>
          <table:table-cell office:value-type="float" office:value="1.8029088868482837" table:style-name="ce4">
            <text:p>1,802908887</text:p>
          </table:table-cell>
          <table:table-cell office:value-type="float" office:value="3" table:style-name="ce4">
            <text:p>3</text:p>
          </table:table-cell>
          <table:table-cell office:value-type="float" office:value="0.61430213405261735" table:style-name="ce4">
            <text:p>0,61430213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Info violations</text:p>
          </table:table-cell>
          <table:table-cell office:value-type="float" office:value="2.6209450830140226" table:style-name="ce4">
            <text:p>2,620945083</text:p>
          </table:table-cell>
          <table:table-cell office:value-type="float" office:value="3" table:style-name="ce4">
            <text:p>3</text:p>
          </table:table-cell>
          <table:table-cell office:value-type="float" office:value="0.45382942978495144" table:style-name="ce4">
            <text:p>0,4538294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ecurity remediation effort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maintainability remediation effort</text:p>
          </table:table-cell>
          <table:table-cell office:value-type="float" office:value="0.7671717171717205" table:style-name="ce4">
            <text:p>0,767171717</text:p>
          </table:table-cell>
          <table:table-cell office:value-type="float" office:value="3" table:style-name="ce4">
            <text:p>3</text:p>
          </table:table-cell>
          <table:table-cell office:value-type="float" office:value="0.85730191628524677" table:style-name="ce4">
            <text:p>0,85730191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ecurity hotspots</text:p>
          </table:table-cell>
          <table:table-cell office:value-type="float" office:value="6.7550859347583495E-2" table:style-name="ce4">
            <text:p>0,067550859</text:p>
          </table:table-cell>
          <table:table-cell office:value-type="float" office:value="3" table:style-name="ce4">
            <text:p>3</text:p>
          </table:table-cell>
          <table:table-cell office:value-type="float" office:value="0.99542405245153087" table:style-name="ce4">
            <text:p>0,99542405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Effort to reach rating A</text:p>
          </table:table-cell>
          <table:table-cell office:value-type="float" office:value="0.5347579001019247" table:style-name="ce4">
            <text:p>0,5347579</text:p>
          </table:table-cell>
          <table:table-cell office:value-type="float" office:value="3" table:style-name="ce4">
            <text:p>3</text:p>
          </table:table-cell>
          <table:table-cell office:value-type="float" office:value="0.91119152246834934" table:style-name="ce4">
            <text:p>0,9111915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Duplicated blocks</text:p>
          </table:table-cell>
          <table:table-cell office:value-type="float" office:value="3.6317673566456588" table:style-name="ce4">
            <text:p>3,631767357</text:p>
          </table:table-cell>
          <table:table-cell office:value-type="float" office:value="3" table:style-name="ce4">
            <text:p>3</text:p>
          </table:table-cell>
          <table:table-cell office:value-type="float" office:value="0.30407013551622047" table:style-name="ce4">
            <text:p>0,30407013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Reliability remediation effort</text:p>
          </table:table-cell>
          <table:table-cell office:value-type="float" office:value="4.9927880911553375" table:style-name="ce4">
            <text:p>4,992788091</text:p>
          </table:table-cell>
          <table:table-cell office:value-type="float" office:value="3" table:style-name="ce4">
            <text:p>3</text:p>
          </table:table-cell>
          <table:table-cell office:value-type="float" office:value="0.17232599804363502" table:style-name="ce4">
            <text:p>0,17232599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security remediation effort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Bugs</text:p>
          </table:table-cell>
          <table:table-cell office:value-type="float" office:value="5.0421031213499452" table:style-name="ce4">
            <text:p>5,042103121</text:p>
          </table:table-cell>
          <table:table-cell office:value-type="float" office:value="3" table:style-name="ce4">
            <text:p>3</text:p>
          </table:table-cell>
          <table:table-cell office:value-type="float" office:value="0.16873998045704225" table:style-name="ce4">
            <text:p>0,1687399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Q reliability remediation effort)</text:p>
          </table:table-cell>
          <table:table-cell office:value-type="float" office:value="4.8701666304819735" table:style-name="ce4">
            <text:p>4,87016663</text:p>
          </table:table-cell>
          <table:table-cell office:value-type="float" office:value="3" table:style-name="ce4">
            <text:p>3</text:p>
          </table:table-cell>
          <table:table-cell office:value-type="float" office:value="0.18155481443535279" table:style-name="ce4">
            <text:p>0,18155481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Cognitive complexity)</text:p>
          </table:table-cell>
          <table:table-cell office:value-type="float" office:value="1.5352161966517808" table:style-name="ce4">
            <text:p>1,535216197</text:p>
          </table:table-cell>
          <table:table-cell office:value-type="float" office:value="3" table:style-name="ce4">
            <text:p>3</text:p>
          </table:table-cell>
          <table:table-cell office:value-type="float" office:value="0.67416662384528014" table:style-name="ce4">
            <text:p>0,6741666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nor violations)</text:p>
          </table:table-cell>
          <table:table-cell office:value-type="float" office:value="1.3448411962323938" table:style-name="ce4">
            <text:p>1,344841196</text:p>
          </table:table-cell>
          <table:table-cell office:value-type="float" office:value="3" table:style-name="ce4">
            <text:p>3</text:p>
          </table:table-cell>
          <table:table-cell office:value-type="float" office:value="0.71851362171736566" table:style-name="ce4">
            <text:p>0,7185136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Info violations)</text:p>
          </table:table-cell>
          <table:table-cell office:value-type="float" office:value="2.6209450830140226" table:style-name="ce4">
            <text:p>2,620945083</text:p>
          </table:table-cell>
          <table:table-cell office:value-type="float" office:value="3" table:style-name="ce4">
            <text:p>3</text:p>
          </table:table-cell>
          <table:table-cell office:value-type="float" office:value="0.45382942978495144" table:style-name="ce4">
            <text:p>0,4538294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ecurity remediation effor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ecurity hotspots)</text:p>
          </table:table-cell>
          <table:table-cell office:value-type="float" office:value="5.2173913043457996E-2" table:style-name="ce4">
            <text:p>0,052173913</text:p>
          </table:table-cell>
          <table:table-cell office:value-type="float" office:value="3" table:style-name="ce4">
            <text:p>3</text:p>
          </table:table-cell>
          <table:table-cell office:value-type="float" office:value="0.99687959180362706" table:style-name="ce4">
            <text:p>0,99687959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Effort to reach rating A)</text:p>
          </table:table-cell>
          <table:table-cell office:value-type="float" office:value="0.5347579001019247" table:style-name="ce4">
            <text:p>0,5347579</text:p>
          </table:table-cell>
          <table:table-cell office:value-type="float" office:value="3" table:style-name="ce4">
            <text:p>3</text:p>
          </table:table-cell>
          <table:table-cell office:value-type="float" office:value="0.91119152246834934" table:style-name="ce4">
            <text:p>0,9111915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Reliability remediation effort)</text:p>
          </table:table-cell>
          <table:table-cell office:value-type="float" office:value="4.8701666304819735" table:style-name="ce4">
            <text:p>4,87016663</text:p>
          </table:table-cell>
          <table:table-cell office:value-type="float" office:value="3" table:style-name="ce4">
            <text:p>3</text:p>
          </table:table-cell>
          <table:table-cell office:value-type="float" office:value="0.18155481443535279" table:style-name="ce4">
            <text:p>0,18155481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Q security remediation effor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Bugs)</text:p>
          </table:table-cell>
          <table:table-cell office:value-type="float" office:value="4.6837323177366628" table:style-name="ce4">
            <text:p>4,683732318</text:p>
          </table:table-cell>
          <table:table-cell office:value-type="float" office:value="3" table:style-name="ce4">
            <text:p>3</text:p>
          </table:table-cell>
          <table:table-cell office:value-type="float" office:value="0.19647569114772284" table:style-name="ce4">
            <text:p>0,19647569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ajor violations)</text:p>
          </table:table-cell>
          <table:table-cell office:value-type="float" office:value="1.3841970271206552" table:style-name="ce4">
            <text:p>1,384197027</text:p>
          </table:table-cell>
          <table:table-cell office:value-type="float" office:value="3" table:style-name="ce4">
            <text:p>3</text:p>
          </table:table-cell>
          <table:table-cell office:value-type="float" office:value="0.70924318111756712" table:style-name="ce4">
            <text:p>0,70924318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qale rating)</text:p>
          </table:table-cell>
          <table:table-cell office:value-type="float" office:value="0.41422413793104096" table:style-name="ce4">
            <text:p>0,414224138</text:p>
          </table:table-cell>
          <table:table-cell office:value-type="float" office:value="3" table:style-name="ce4">
            <text:p>3</text:p>
          </table:table-cell>
          <table:table-cell office:value-type="float" office:value="0.93728869785589874" table:style-name="ce4">
            <text:p>0,93728869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Reliability rating)</text:p>
          </table:table-cell>
          <table:table-cell office:value-type="float" office:value="4.7503785020874059" table:style-name="ce4">
            <text:p>4,750378502</text:p>
          </table:table-cell>
          <table:table-cell office:value-type="float" office:value="3" table:style-name="ce4">
            <text:p>3</text:p>
          </table:table-cell>
          <table:table-cell office:value-type="float" office:value="0.19101514668057581" table:style-name="ce4">
            <text:p>0,19101514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ecurity rating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</text:p>
          </table:table-cell>
          <table:table-cell office:value-type="float" office:value="2.4495902035791075" table:style-name="ce4">
            <text:p>2,449590204</text:p>
          </table:table-cell>
          <table:table-cell office:value-type="float" office:value="3" table:style-name="ce4">
            <text:p>3</text:p>
          </table:table-cell>
          <table:table-cell office:value-type="float" office:value="0.4844701819062468" table:style-name="ce4">
            <text:p>0,48447018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Method</text:p>
          </table:table-cell>
          <table:table-cell office:value-type="float" office:value="4.4208910724783754" table:style-name="ce4">
            <text:p>4,420891072</text:p>
          </table:table-cell>
          <table:table-cell office:value-type="float" office:value="3" table:style-name="ce4">
            <text:p>3</text:p>
          </table:table-cell>
          <table:table-cell office:value-type="float" office:value="0.21945609977458094" table:style-name="ce4">
            <text:p>0,219456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Variable</text:p>
          </table:table-cell>
          <table:table-cell office:value-type="float" office:value="1.7006642032614736" table:style-name="ce4">
            <text:p>1,700664203</text:p>
          </table:table-cell>
          <table:table-cell office:value-type="float" office:value="3" table:style-name="ce4">
            <text:p>3</text:p>
          </table:table-cell>
          <table:table-cell office:value-type="float" office:value="0.63678613814932405" table:style-name="ce4">
            <text:p>0,63678613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File</text:p>
          </table:table-cell>
          <table:table-cell office:value-type="float" office:value="3.2524731381993202" table:style-name="ce4">
            <text:p>3,252473138</text:p>
          </table:table-cell>
          <table:table-cell office:value-type="float" office:value="3" table:style-name="ce4">
            <text:p>3</text:p>
          </table:table-cell>
          <table:table-cell office:value-type="float" office:value="0.35431246495503954" table:style-name="ce4">
            <text:p>0,35431246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InstanceMethod</text:p>
          </table:table-cell>
          <table:table-cell office:value-type="float" office:value="3.2954442609918568" table:style-name="ce4">
            <text:p>3,295444261</text:p>
          </table:table-cell>
          <table:table-cell office:value-type="float" office:value="3" table:style-name="ce4">
            <text:p>3</text:p>
          </table:table-cell>
          <table:table-cell office:value-type="float" office:value="0.34827722227324981" table:style-name="ce4">
            <text:p>0,3482772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InstanceVariable</text:p>
          </table:table-cell>
          <table:table-cell office:value-type="float" office:value="6.7608034076015686" table:style-name="ce4">
            <text:p>6,760803408</text:p>
          </table:table-cell>
          <table:table-cell office:value-type="float" office:value="3" table:style-name="ce4">
            <text:p>3</text:p>
          </table:table-cell>
          <table:table-cell office:value-type="float" office:value="7.9925447999916702E-2" table:style-name="ce4">
            <text:p>0,07992544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</text:p>
          </table:table-cell>
          <table:table-cell office:value-type="float" office:value="3.5047269614138066" table:style-name="ce4">
            <text:p>3,504726961</text:p>
          </table:table-cell>
          <table:table-cell office:value-type="float" office:value="3" table:style-name="ce4">
            <text:p>3</text:p>
          </table:table-cell>
          <table:table-cell office:value-type="float" office:value="0.32014956706062453" table:style-name="ce4">
            <text:p>0,32014956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rivate</text:p>
          </table:table-cell>
          <table:table-cell office:value-type="float" office:value="7.4327855600582895" table:style-name="ce4">
            <text:p>7,43278556</text:p>
          </table:table-cell>
          <table:table-cell office:value-type="float" office:value="3" table:style-name="ce4">
            <text:p>3</text:p>
          </table:table-cell>
          <table:table-cell office:value-type="float" office:value="5.9310863377829245E-2" table:style-name="ce4">
            <text:p>0,05931086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rotected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ublic</text:p>
          </table:table-cell>
          <table:table-cell office:value-type="float" office:value="4.0895186572703439" table:style-name="ce4">
            <text:p>4,089518657</text:p>
          </table:table-cell>
          <table:table-cell office:value-type="float" office:value="3" table:style-name="ce4">
            <text:p>3</text:p>
          </table:table-cell>
          <table:table-cell office:value-type="float" office:value="0.25195856902942632" table:style-name="ce4">
            <text:p>0,25195856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</text:p>
          </table:table-cell>
          <table:table-cell office:value-type="float" office:value="4.2138528138528102" table:style-name="ce4">
            <text:p>4,213852814</text:p>
          </table:table-cell>
          <table:table-cell office:value-type="float" office:value="3" table:style-name="ce4">
            <text:p>3</text:p>
          </table:table-cell>
          <table:table-cell office:value-type="float" office:value="0.23927861040741408" table:style-name="ce4">
            <text:p>0,2392786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Blank</text:p>
          </table:table-cell>
          <table:table-cell office:value-type="float" office:value="4.4738125796706587" table:style-name="ce4">
            <text:p>4,47381258</text:p>
          </table:table-cell>
          <table:table-cell office:value-type="float" office:value="3" table:style-name="ce4">
            <text:p>3</text:p>
          </table:table-cell>
          <table:table-cell office:value-type="float" office:value="0.21463807346892338" table:style-name="ce4">
            <text:p>0,21463807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Code</text:p>
          </table:table-cell>
          <table:table-cell office:value-type="float" office:value="4.846969696969694" table:style-name="ce4">
            <text:p>4,846969697</text:p>
          </table:table-cell>
          <table:table-cell office:value-type="float" office:value="3" table:style-name="ce4">
            <text:p>3</text:p>
          </table:table-cell>
          <table:table-cell office:value-type="float" office:value="0.1833519111529503" table:style-name="ce4">
            <text:p>0,18335191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CodeDecl</text:p>
          </table:table-cell>
          <table:table-cell office:value-type="float" office:value="3.8093073593073683" table:style-name="ce4">
            <text:p>3,809307359</text:p>
          </table:table-cell>
          <table:table-cell office:value-type="float" office:value="3" table:style-name="ce4">
            <text:p>3</text:p>
          </table:table-cell>
          <table:table-cell office:value-type="float" office:value="0.28280538330641647" table:style-name="ce4">
            <text:p>0,28280538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</text:p>
          </table:table-cell>
          <table:table-cell office:value-type="float" office:value="4.1508658008658017" table:style-name="ce4">
            <text:p>4,150865801</text:p>
          </table:table-cell>
          <table:table-cell office:value-type="float" office:value="3" table:style-name="ce4">
            <text:p>3</text:p>
          </table:table-cell>
          <table:table-cell office:value-type="float" office:value="0.24562742002749835" table:style-name="ce4">
            <text:p>0,2456274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Decl</text:p>
          </table:table-cell>
          <table:table-cell office:value-type="float" office:value="4.2571969696969774" table:style-name="ce4">
            <text:p>4,25719697</text:p>
          </table:table-cell>
          <table:table-cell office:value-type="float" office:value="3" table:style-name="ce4">
            <text:p>3</text:p>
          </table:table-cell>
          <table:table-cell office:value-type="float" office:value="0.23499740858080503" table:style-name="ce4">
            <text:p>0,23499740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Exe</text:p>
          </table:table-cell>
          <table:table-cell office:value-type="float" office:value="4.5008790537296477" table:style-name="ce4">
            <text:p>4,500879054</text:p>
          </table:table-cell>
          <table:table-cell office:value-type="float" office:value="3" table:style-name="ce4">
            <text:p>3</text:p>
          </table:table-cell>
          <table:table-cell office:value-type="float" office:value="0.21221189117544709" table:style-name="ce4">
            <text:p>0,21221189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Cyclomatic</text:p>
          </table:table-cell>
          <table:table-cell office:value-type="float" office:value="4.678272662945191" table:style-name="ce4">
            <text:p>4,678272663</text:p>
          </table:table-cell>
          <table:table-cell office:value-type="float" office:value="3" table:style-name="ce4">
            <text:p>3</text:p>
          </table:table-cell>
          <table:table-cell office:value-type="float" office:value="0.19692940076060206" table:style-name="ce4">
            <text:p>0,19692940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Function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Default</text:p>
          </table:table-cell>
          <table:table-cell office:value-type="float" office:value="4.2046934260429873" table:style-name="ce4">
            <text:p>4,204693426</text:p>
          </table:table-cell>
          <table:table-cell office:value-type="float" office:value="3" table:style-name="ce4">
            <text:p>3</text:p>
          </table:table-cell>
          <table:table-cell office:value-type="float" office:value="0.24019240419184582" table:style-name="ce4">
            <text:p>0,24019240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emicolon</text:p>
          </table:table-cell>
          <table:table-cell office:value-type="float" office:value="4.1993086290428199" table:style-name="ce4">
            <text:p>4,199308629</text:p>
          </table:table-cell>
          <table:table-cell office:value-type="float" office:value="3" table:style-name="ce4">
            <text:p>3</text:p>
          </table:table-cell>
          <table:table-cell office:value-type="float" office:value="0.24073111366205707" table:style-name="ce4">
            <text:p>0,24073111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RatioPrivateToPublicMethod</text:p>
          </table:table-cell>
          <table:table-cell office:value-type="float" office:value="9.6077069205216965" table:style-name="ce4">
            <text:p>9,607706921</text:p>
          </table:table-cell>
          <table:table-cell office:value-type="float" office:value="3" table:style-name="ce4">
            <text:p>3</text:p>
          </table:table-cell>
          <table:table-cell office:value-type="float" office:value="2.221271884100803E-2" table:style-name="ce4">
            <text:p>0,02221271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Ce)</text:p>
          </table:table-cell>
          <table:table-cell office:value-type="float" office:value="5.5452299033355663" table:style-name="ce4">
            <text:p>5,545229903</text:p>
          </table:table-cell>
          <table:table-cell office:value-type="float" office:value="3" table:style-name="ce4">
            <text:p>3</text:p>
          </table:table-cell>
          <table:table-cell office:value-type="float" office:value="0.13595825750895735" table:style-name="ce4">
            <text:p>0,13595825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C)</text:p>
          </table:table-cell>
          <table:table-cell office:value-type="float" office:value="2.5165657075550931" table:style-name="ce4">
            <text:p>2,516565708</text:p>
          </table:table-cell>
          <table:table-cell office:value-type="float" office:value="3" table:style-name="ce4">
            <text:p>3</text:p>
          </table:table-cell>
          <table:table-cell office:value-type="float" office:value="0.47230472675479596" table:style-name="ce4">
            <text:p>0,47230472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I)</text:p>
          </table:table-cell>
          <table:table-cell office:value-type="float" office:value="2.9514493920173575" table:style-name="ce4">
            <text:p>2,951449392</text:p>
          </table:table-cell>
          <table:table-cell office:value-type="float" office:value="3" table:style-name="ce4">
            <text:p>3</text:p>
          </table:table-cell>
          <table:table-cell office:value-type="float" office:value="0.39917145770353435" table:style-name="ce4">
            <text:p>0,39917145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kgTCi)</text:p>
          </table:table-cell>
          <table:table-cell office:value-type="float" office:value="4.1705086580086572" table:style-name="ce4">
            <text:p>4,170508658</text:p>
          </table:table-cell>
          <table:table-cell office:value-type="float" office:value="3" table:style-name="ce4">
            <text:p>3</text:p>
          </table:table-cell>
          <table:table-cell office:value-type="float" office:value="0.24363116367019844" table:style-name="ce4">
            <text:p>0,24363116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TLOC)</text:p>
          </table:table-cell>
          <table:table-cell office:value-type="float" office:value="4.2452922077922182" table:style-name="ce4">
            <text:p>4,245292208</text:p>
          </table:table-cell>
          <table:table-cell office:value-type="float" office:value="3" table:style-name="ce4">
            <text:p>3</text:p>
          </table:table-cell>
          <table:table-cell office:value-type="float" office:value="0.23616621636904414" table:style-name="ce4">
            <text:p>0,23616621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a)</text:p>
          </table:table-cell>
          <table:table-cell office:value-type="float" office:value="4.2833359545653078" table:style-name="ce4">
            <text:p>4,283335955</text:p>
          </table:table-cell>
          <table:table-cell office:value-type="float" office:value="3" table:style-name="ce4">
            <text:p>3</text:p>
          </table:table-cell>
          <table:table-cell office:value-type="float" office:value="0.23244969170180496" table:style-name="ce4">
            <text:p>0,23244969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d)</text:p>
          </table:table-cell>
          <table:table-cell office:value-type="float" office:value="4.2833359545653078" table:style-name="ce4">
            <text:p>4,283335955</text:p>
          </table:table-cell>
          <table:table-cell office:value-type="float" office:value="3" table:style-name="ce4">
            <text:p>3</text:p>
          </table:table-cell>
          <table:table-cell office:value-type="float" office:value="0.23244969170180496" table:style-name="ce4">
            <text:p>0,23244969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v)</text:p>
          </table:table-cell>
          <table:table-cell office:value-type="float" office:value="3.5929979063655173" table:style-name="ce4">
            <text:p>3,592997906</text:p>
          </table:table-cell>
          <table:table-cell office:value-type="float" office:value="3" table:style-name="ce4">
            <text:p>3</text:p>
          </table:table-cell>
          <table:table-cell office:value-type="float" office:value="0.30889939091416563" table:style-name="ce4">
            <text:p>0,30889939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HMd)</text:p>
          </table:table-cell>
          <table:table-cell office:value-type="float" office:value="7.642787505714506" table:style-name="ce4">
            <text:p>7,642787506</text:p>
          </table:table-cell>
          <table:table-cell office:value-type="float" office:value="3" table:style-name="ce4">
            <text:p>3</text:p>
          </table:table-cell>
          <table:table-cell office:value-type="float" office:value="5.4000933333807538E-2" table:style-name="ce4">
            <text:p>0,0540009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a)</text:p>
          </table:table-cell>
          <table:table-cell office:value-type="float" office:value="4.1104311300900269" table:style-name="ce4">
            <text:p>4,11043113</text:p>
          </table:table-cell>
          <table:table-cell office:value-type="float" office:value="3" table:style-name="ce4">
            <text:p>3</text:p>
          </table:table-cell>
          <table:table-cell office:value-type="float" office:value="0.24978382216422937" table:style-name="ce4">
            <text:p>0,2497838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d)</text:p>
          </table:table-cell>
          <table:table-cell office:value-type="float" office:value="4.1104311300900269" table:style-name="ce4">
            <text:p>4,11043113</text:p>
          </table:table-cell>
          <table:table-cell office:value-type="float" office:value="3" table:style-name="ce4">
            <text:p>3</text:p>
          </table:table-cell>
          <table:table-cell office:value-type="float" office:value="0.24978382216422937" table:style-name="ce4">
            <text:p>0,2497838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F)</text:p>
          </table:table-cell>
          <table:table-cell office:value-type="float" office:value="4.2833359545653078" table:style-name="ce4">
            <text:p>4,283335955</text:p>
          </table:table-cell>
          <table:table-cell office:value-type="float" office:value="3" table:style-name="ce4">
            <text:p>3</text:p>
          </table:table-cell>
          <table:table-cell office:value-type="float" office:value="0.23244969170180496" table:style-name="ce4">
            <text:p>0,23244969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MA)</text:p>
          </table:table-cell>
          <table:table-cell office:value-type="float" office:value="3.8617148271375226" table:style-name="ce4">
            <text:p>3,861714827</text:p>
          </table:table-cell>
          <table:table-cell office:value-type="float" office:value="3" table:style-name="ce4">
            <text:p>3</text:p>
          </table:table-cell>
          <table:table-cell office:value-type="float" office:value="0.27678880859879279" table:style-name="ce4">
            <text:p>0,27678880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MI)</text:p>
          </table:table-cell>
          <table:table-cell office:value-type="float" office:value="2.6571428571428402" table:style-name="ce4">
            <text:p>2,657142857</text:p>
          </table:table-cell>
          <table:table-cell office:value-type="float" office:value="3" table:style-name="ce4">
            <text:p>3</text:p>
          </table:table-cell>
          <table:table-cell office:value-type="float" office:value="0.44755961499440766" table:style-name="ce4">
            <text:p>0,44755961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Ch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D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L)</text:p>
          </table:table-cell>
          <table:table-cell office:value-type="float" office:value="2.4856146531094989" table:style-name="ce4">
            <text:p>2,485614653</text:p>
          </table:table-cell>
          <table:table-cell office:value-type="float" office:value="3" table:style-name="ce4">
            <text:p>3</text:p>
          </table:table-cell>
          <table:table-cell office:value-type="float" office:value="0.47789644826891065" table:style-name="ce4">
            <text:p>0,47789644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P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RM)</text:p>
          </table:table-cell>
          <table:table-cell office:value-type="float" office:value="1.397327203269366" table:style-name="ce4">
            <text:p>1,397327203</text:p>
          </table:table-cell>
          <table:table-cell office:value-type="float" office:value="3" table:style-name="ce4">
            <text:p>3</text:p>
          </table:table-cell>
          <table:table-cell office:value-type="float" office:value="0.70616136910858718" table:style-name="ce4">
            <text:p>0,70616136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PF)</text:p>
          </table:table-cell>
          <table:table-cell office:value-type="float" office:value="2.2900921658986206" table:style-name="ce4">
            <text:p>2,290092166</text:p>
          </table:table-cell>
          <table:table-cell office:value-type="float" office:value="3" table:style-name="ce4">
            <text:p>3</text:p>
          </table:table-cell>
          <table:table-cell office:value-type="float" office:value="0.51442164185980044" table:style-name="ce4">
            <text:p>0,51442164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SF)</text:p>
          </table:table-cell>
          <table:table-cell office:value-type="float" office:value="1.7006642032614736" table:style-name="ce4">
            <text:p>1,700664203</text:p>
          </table:table-cell>
          <table:table-cell office:value-type="float" office:value="3" table:style-name="ce4">
            <text:p>3</text:p>
          </table:table-cell>
          <table:table-cell office:value-type="float" office:value="0.63678613814932405" table:style-name="ce4">
            <text:p>0,63678613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SM)</text:p>
          </table:table-cell>
          <table:table-cell office:value-type="float" office:value="6.1172562861901945" table:style-name="ce4">
            <text:p>6,117256286</text:p>
          </table:table-cell>
          <table:table-cell office:value-type="float" office:value="3" table:style-name="ce4">
            <text:p>3</text:p>
          </table:table-cell>
          <table:table-cell office:value-type="float" office:value="0.10604274163899315" table:style-name="ce4">
            <text:p>0,10604274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Md)</text:p>
          </table:table-cell>
          <table:table-cell office:value-type="float" office:value="3.6276189602766995" table:style-name="ce4">
            <text:p>3,62761896</text:p>
          </table:table-cell>
          <table:table-cell office:value-type="float" office:value="3" table:style-name="ce4">
            <text:p>3</text:p>
          </table:table-cell>
          <table:table-cell office:value-type="float" office:value="0.30458364378578406" table:style-name="ce4">
            <text:p>0,30458364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RTLOC)</text:p>
          </table:table-cell>
          <table:table-cell office:value-type="float" office:value="3.6770021645021842" table:style-name="ce4">
            <text:p>3,677002165</text:p>
          </table:table-cell>
          <table:table-cell office:value-type="float" office:value="3" table:style-name="ce4">
            <text:p>3</text:p>
          </table:table-cell>
          <table:table-cell office:value-type="float" office:value="0.29852063519852334" table:style-name="ce4">
            <text:p>0,29852063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WMC)</text:p>
          </table:table-cell>
          <table:table-cell office:value-type="float" office:value="5.4048855168557814" table:style-name="ce4">
            <text:p>5,404885517</text:p>
          </table:table-cell>
          <table:table-cell office:value-type="float" office:value="3" table:style-name="ce4">
            <text:p>3</text:p>
          </table:table-cell>
          <table:table-cell office:value-type="float" office:value="0.14443949777844817" table:style-name="ce4">
            <text:p>0,14443949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HMd)</text:p>
          </table:table-cell>
          <table:table-cell office:value-type="float" office:value="9.584151648080633" table:style-name="ce4">
            <text:p>9,584151648</text:p>
          </table:table-cell>
          <table:table-cell office:value-type="float" office:value="3" table:style-name="ce4">
            <text:p>3</text:p>
          </table:table-cell>
          <table:table-cell office:value-type="float" office:value="2.2452775693823413E-2" table:style-name="ce4">
            <text:p>0,0224527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HF)</text:p>
          </table:table-cell>
          <table:table-cell office:value-type="float" office:value="2.7957384689794691" table:style-name="ce4">
            <text:p>2,795738469</text:p>
          </table:table-cell>
          <table:table-cell office:value-type="float" office:value="3" table:style-name="ce4">
            <text:p>3</text:p>
          </table:table-cell>
          <table:table-cell office:value-type="float" office:value="0.42420192148817726" table:style-name="ce4">
            <text:p>0,42420192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MI)</text:p>
          </table:table-cell>
          <table:table-cell office:value-type="float" office:value="2.6571428571428402" table:style-name="ce4">
            <text:p>2,657142857</text:p>
          </table:table-cell>
          <table:table-cell office:value-type="float" office:value="3" table:style-name="ce4">
            <text:p>3</text:p>
          </table:table-cell>
          <table:table-cell office:value-type="float" office:value="0.44755961499440766" table:style-name="ce4">
            <text:p>0,44755961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PF)</text:p>
          </table:table-cell>
          <table:table-cell office:value-type="float" office:value="2.5555299539171008" table:style-name="ce4">
            <text:p>2,555529954</text:p>
          </table:table-cell>
          <table:table-cell office:value-type="float" office:value="3" table:style-name="ce4">
            <text:p>3</text:p>
          </table:table-cell>
          <table:table-cell office:value-type="float" office:value="0.4653391086386891" table:style-name="ce4">
            <text:p>0,46533910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SM)</text:p>
          </table:table-cell>
          <table:table-cell office:value-type="float" office:value="1.7042030601499025" table:style-name="ce4">
            <text:p>1,70420306</text:p>
          </table:table-cell>
          <table:table-cell office:value-type="float" office:value="3" table:style-name="ce4">
            <text:p>3</text:p>
          </table:table-cell>
          <table:table-cell office:value-type="float" office:value="0.63599976375163592" table:style-name="ce4">
            <text:p>0,63599976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PMR)</text:p>
          </table:table-cell>
          <table:table-cell office:value-type="float" office:value="2.7957384689794691" table:style-name="ce4">
            <text:p>2,795738469</text:p>
          </table:table-cell>
          <table:table-cell office:value-type="float" office:value="3" table:style-name="ce4">
            <text:p>3</text:p>
          </table:table-cell>
          <table:table-cell office:value-type="float" office:value="0.42420192148817726" table:style-name="ce4">
            <text:p>0,42420192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a)</text:p>
          </table:table-cell>
          <table:table-cell office:value-type="float" office:value="7.1105609196628583" table:style-name="ce4">
            <text:p>7,11056092</text:p>
          </table:table-cell>
          <table:table-cell office:value-type="float" office:value="3" table:style-name="ce4">
            <text:p>3</text:p>
          </table:table-cell>
          <table:table-cell office:value-type="float" office:value="6.8456075169441813E-2" table:style-name="ce4">
            <text:p>0,06845607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d)</text:p>
          </table:table-cell>
          <table:table-cell office:value-type="float" office:value="7.1105609196628583" table:style-name="ce4">
            <text:p>7,11056092</text:p>
          </table:table-cell>
          <table:table-cell office:value-type="float" office:value="3" table:style-name="ce4">
            <text:p>3</text:p>
          </table:table-cell>
          <table:table-cell office:value-type="float" office:value="6.8456075169441813E-2" table:style-name="ce4">
            <text:p>0,06845607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v)</text:p>
          </table:table-cell>
          <table:table-cell office:value-type="float" office:value="3.7240844797519794" table:style-name="ce4">
            <text:p>3,72408448</text:p>
          </table:table-cell>
          <table:table-cell office:value-type="float" office:value="3" table:style-name="ce4">
            <text:p>3</text:p>
          </table:table-cell>
          <table:table-cell office:value-type="float" office:value="0.29284072163431618" table:style-name="ce4">
            <text:p>0,2928407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D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HMd)</text:p>
          </table:table-cell>
          <table:table-cell office:value-type="float" office:value="7.8784457364341387" table:style-name="ce4">
            <text:p>7,878445736</text:p>
          </table:table-cell>
          <table:table-cell office:value-type="float" office:value="3" table:style-name="ce4">
            <text:p>3</text:p>
          </table:table-cell>
          <table:table-cell office:value-type="float" office:value="4.859181353819661E-2" table:style-name="ce4">
            <text:p>0,04859181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H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a)</text:p>
          </table:table-cell>
          <table:table-cell office:value-type="float" office:value="6.1790444420911532" table:style-name="ce4">
            <text:p>6,179044442</text:p>
          </table:table-cell>
          <table:table-cell office:value-type="float" office:value="3" table:style-name="ce4">
            <text:p>3</text:p>
          </table:table-cell>
          <table:table-cell office:value-type="float" office:value="0.10321691934564374" table:style-name="ce4">
            <text:p>0,10321691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d)</text:p>
          </table:table-cell>
          <table:table-cell office:value-type="float" office:value="6.1790444420911532" table:style-name="ce4">
            <text:p>6,179044442</text:p>
          </table:table-cell>
          <table:table-cell office:value-type="float" office:value="3" table:style-name="ce4">
            <text:p>3</text:p>
          </table:table-cell>
          <table:table-cell office:value-type="float" office:value="0.10321691934564374" table:style-name="ce4">
            <text:p>0,10321691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F)</text:p>
          </table:table-cell>
          <table:table-cell office:value-type="float" office:value="7.1105609196628583" table:style-name="ce4">
            <text:p>7,11056092</text:p>
          </table:table-cell>
          <table:table-cell office:value-type="float" office:value="3" table:style-name="ce4">
            <text:p>3</text:p>
          </table:table-cell>
          <table:table-cell office:value-type="float" office:value="6.8456075169441813E-2" table:style-name="ce4">
            <text:p>0,06845607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)</text:p>
          </table:table-cell>
          <table:table-cell office:value-type="float" office:value="6.3186180725748802" table:style-name="ce4">
            <text:p>6,318618073</text:p>
          </table:table-cell>
          <table:table-cell office:value-type="float" office:value="3" table:style-name="ce4">
            <text:p>3</text:p>
          </table:table-cell>
          <table:table-cell office:value-type="float" office:value="9.7096882518749747E-2" table:style-name="ce4">
            <text:p>0,09709688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A)</text:p>
          </table:table-cell>
          <table:table-cell office:value-type="float" office:value="6.1790444420911532" table:style-name="ce4">
            <text:p>6,179044442</text:p>
          </table:table-cell>
          <table:table-cell office:value-type="float" office:value="3" table:style-name="ce4">
            <text:p>3</text:p>
          </table:table-cell>
          <table:table-cell office:value-type="float" office:value="0.10321691934564374" table:style-name="ce4">
            <text:p>0,10321691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I)</text:p>
          </table:table-cell>
          <table:table-cell office:value-type="float" office:value="2.6571428571428402" table:style-name="ce4">
            <text:p>2,657142857</text:p>
          </table:table-cell>
          <table:table-cell office:value-type="float" office:value="3" table:style-name="ce4">
            <text:p>3</text:p>
          </table:table-cell>
          <table:table-cell office:value-type="float" office:value="0.44755961499440766" table:style-name="ce4">
            <text:p>0,44755961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Ch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D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L)</text:p>
          </table:table-cell>
          <table:table-cell office:value-type="float" office:value="1.9449553682563427" table:style-name="ce4">
            <text:p>1,944955368</text:p>
          </table:table-cell>
          <table:table-cell office:value-type="float" office:value="3" table:style-name="ce4">
            <text:p>3</text:p>
          </table:table-cell>
          <table:table-cell office:value-type="float" office:value="0.58390965583900201" table:style-name="ce4">
            <text:p>0,58390965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P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RM)</text:p>
          </table:table-cell>
          <table:table-cell office:value-type="float" office:value="1.397327203269366" table:style-name="ce4">
            <text:p>1,397327203</text:p>
          </table:table-cell>
          <table:table-cell office:value-type="float" office:value="3" table:style-name="ce4">
            <text:p>3</text:p>
          </table:table-cell>
          <table:table-cell office:value-type="float" office:value="0.70616136910858718" table:style-name="ce4">
            <text:p>0,70616136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PF)</text:p>
          </table:table-cell>
          <table:table-cell office:value-type="float" office:value="2.2900921658986206" table:style-name="ce4">
            <text:p>2,290092166</text:p>
          </table:table-cell>
          <table:table-cell office:value-type="float" office:value="3" table:style-name="ce4">
            <text:p>3</text:p>
          </table:table-cell>
          <table:table-cell office:value-type="float" office:value="0.51442164185980044" table:style-name="ce4">
            <text:p>0,51442164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PM)</text:p>
          </table:table-cell>
          <table:table-cell office:value-type="float" office:value="6.3390416270134962" table:style-name="ce4">
            <text:p>6,339041627</text:p>
          </table:table-cell>
          <table:table-cell office:value-type="float" office:value="3" table:style-name="ce4">
            <text:p>3</text:p>
          </table:table-cell>
          <table:table-cell office:value-type="float" office:value="9.6231084861557986E-2" table:style-name="ce4">
            <text:p>0,09623108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SF)</text:p>
          </table:table-cell>
          <table:table-cell office:value-type="float" office:value="4.1335714285714564" table:style-name="ce4">
            <text:p>4,133571429</text:p>
          </table:table-cell>
          <table:table-cell office:value-type="float" office:value="3" table:style-name="ce4">
            <text:p>3</text:p>
          </table:table-cell>
          <table:table-cell office:value-type="float" office:value="0.24739736862921688" table:style-name="ce4">
            <text:p>0,24739736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SM)</text:p>
          </table:table-cell>
          <table:table-cell office:value-type="float" office:value="2.4209523809523943" table:style-name="ce4">
            <text:p>2,420952381</text:p>
          </table:table-cell>
          <table:table-cell office:value-type="float" office:value="3" table:style-name="ce4">
            <text:p>3</text:p>
          </table:table-cell>
          <table:table-cell office:value-type="float" office:value="0.48974626140441524" table:style-name="ce4">
            <text:p>0,48974626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R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d)</text:p>
          </table:table-cell>
          <table:table-cell office:value-type="float" office:value="6.1790444420911532" table:style-name="ce4">
            <text:p>6,179044442</text:p>
          </table:table-cell>
          <table:table-cell office:value-type="float" office:value="3" table:style-name="ce4">
            <text:p>3</text:p>
          </table:table-cell>
          <table:table-cell office:value-type="float" office:value="0.10321691934564374" table:style-name="ce4">
            <text:p>0,10321691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IX)</text:p>
          </table:table-cell>
          <table:table-cell office:value-type="float" office:value="5.5733514113151683" table:style-name="ce4">
            <text:p>5,573351411</text:p>
          </table:table-cell>
          <table:table-cell office:value-type="float" office:value="3" table:style-name="ce4">
            <text:p>3</text:p>
          </table:table-cell>
          <table:table-cell office:value-type="float" office:value="0.13431662513292583" table:style-name="ce4">
            <text:p>0,13431662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HF)</text:p>
          </table:table-cell>
          <table:table-cell office:value-type="float" office:value="2.0301579894673445" table:style-name="ce4">
            <text:p>2,030157989</text:p>
          </table:table-cell>
          <table:table-cell office:value-type="float" office:value="3" table:style-name="ce4">
            <text:p>3</text:p>
          </table:table-cell>
          <table:table-cell office:value-type="float" office:value="0.56617095494421177" table:style-name="ce4">
            <text:p>0,56617095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LCOM*)</text:p>
          </table:table-cell>
          <table:table-cell office:value-type="float" office:value="2.1508784052315835" table:style-name="ce4">
            <text:p>2,150878405</text:p>
          </table:table-cell>
          <table:table-cell office:value-type="float" office:value="3" table:style-name="ce4">
            <text:p>3</text:p>
          </table:table-cell>
          <table:table-cell office:value-type="float" office:value="0.54168848323406604" table:style-name="ce4">
            <text:p>0,54168848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Di)</text:p>
          </table:table-cell>
          <table:table-cell office:value-type="float" office:value="2.2227813852813654" table:style-name="ce4">
            <text:p>2,222781385</text:p>
          </table:table-cell>
          <table:table-cell office:value-type="float" office:value="3" table:style-name="ce4">
            <text:p>3</text:p>
          </table:table-cell>
          <table:table-cell office:value-type="float" office:value="0.52747509937846848" table:style-name="ce4">
            <text:p>0,52747509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Fin)</text:p>
          </table:table-cell>
          <table:table-cell office:value-type="float" office:value="5.4627200364681796" table:style-name="ce4">
            <text:p>5,462720036</text:p>
          </table:table-cell>
          <table:table-cell office:value-type="float" office:value="3" table:style-name="ce4">
            <text:p>3</text:p>
          </table:table-cell>
          <table:table-cell office:value-type="float" office:value="0.14088545293788809" table:style-name="ce4">
            <text:p>0,14088545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Fout)</text:p>
          </table:table-cell>
          <table:table-cell office:value-type="float" office:value="5.4627200364681796" table:style-name="ce4">
            <text:p>5,462720036</text:p>
          </table:table-cell>
          <table:table-cell office:value-type="float" office:value="3" table:style-name="ce4">
            <text:p>3</text:p>
          </table:table-cell>
          <table:table-cell office:value-type="float" office:value="0.14088545293788809" table:style-name="ce4">
            <text:p>0,14088545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IOVars)</text:p>
          </table:table-cell>
          <table:table-cell office:value-type="float" office:value="2.4356060407664524" table:style-name="ce4">
            <text:p>2,435606041</text:p>
          </table:table-cell>
          <table:table-cell office:value-type="float" office:value="3" table:style-name="ce4">
            <text:p>3</text:p>
          </table:table-cell>
          <table:table-cell office:value-type="float" office:value="0.48704098678817365" table:style-name="ce4">
            <text:p>0,48704098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BD)</text:p>
          </table:table-cell>
          <table:table-cell office:value-type="float" office:value="3.7011035705551389" table:style-name="ce4">
            <text:p>3,701103571</text:p>
          </table:table-cell>
          <table:table-cell office:value-type="float" office:value="3" table:style-name="ce4">
            <text:p>3</text:p>
          </table:table-cell>
          <table:table-cell office:value-type="float" office:value="0.2956009014945235" table:style-name="ce4">
            <text:p>0,29560090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Si)</text:p>
          </table:table-cell>
          <table:table-cell office:value-type="float" office:value="5.3844149472116296" table:style-name="ce4">
            <text:p>5,384414947</text:p>
          </table:table-cell>
          <table:table-cell office:value-type="float" office:value="3" table:style-name="ce4">
            <text:p>3</text:p>
          </table:table-cell>
          <table:table-cell office:value-type="float" office:value="0.14571766993853974" table:style-name="ce4">
            <text:p>0,1457176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VG)</text:p>
          </table:table-cell>
          <table:table-cell office:value-type="float" office:value="5.4048855168557814" table:style-name="ce4">
            <text:p>5,404885517</text:p>
          </table:table-cell>
          <table:table-cell office:value-type="float" office:value="3" table:style-name="ce4">
            <text:p>3</text:p>
          </table:table-cell>
          <table:table-cell office:value-type="float" office:value="0.14443949777844817" table:style-name="ce4">
            <text:p>0,14443949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i)</text:p>
          </table:table-cell>
          <table:table-cell office:value-type="float" office:value="4.5413767125687672" table:style-name="ce4">
            <text:p>4,541376713</text:p>
          </table:table-cell>
          <table:table-cell office:value-type="float" office:value="3" table:style-name="ce4">
            <text:p>3</text:p>
          </table:table-cell>
          <table:table-cell office:value-type="float" office:value="0.20862913950166811" table:style-name="ce4">
            <text:p>0,2086291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Di)</text:p>
          </table:table-cell>
          <table:table-cell office:value-type="float" office:value="3.1460663331480259" table:style-name="ce4">
            <text:p>3,146066333</text:p>
          </table:table-cell>
          <table:table-cell office:value-type="float" office:value="3" table:style-name="ce4">
            <text:p>3</text:p>
          </table:table-cell>
          <table:table-cell office:value-type="float" office:value="0.36964826705409554" table:style-name="ce4">
            <text:p>0,36964826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Fout)</text:p>
          </table:table-cell>
          <table:table-cell office:value-type="float" office:value="5.8847125194421706" table:style-name="ce4">
            <text:p>5,884712519</text:p>
          </table:table-cell>
          <table:table-cell office:value-type="float" office:value="3" table:style-name="ce4">
            <text:p>3</text:p>
          </table:table-cell>
          <table:table-cell office:value-type="float" office:value="0.11735593211474959" table:style-name="ce4">
            <text:p>0,11735593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IOVars)</text:p>
          </table:table-cell>
          <table:table-cell office:value-type="float" office:value="3.7149606009617413" table:style-name="ce4">
            <text:p>3,714960601</text:p>
          </table:table-cell>
          <table:table-cell office:value-type="float" office:value="3" table:style-name="ce4">
            <text:p>3</text:p>
          </table:table-cell>
          <table:table-cell office:value-type="float" office:value="0.29393379486839916" table:style-name="ce4">
            <text:p>0,29393379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BD)</text:p>
          </table:table-cell>
          <table:table-cell office:value-type="float" office:value="5.5530626165882486" table:style-name="ce4">
            <text:p>5,553062617</text:p>
          </table:table-cell>
          <table:table-cell office:value-type="float" office:value="3" table:style-name="ce4">
            <text:p>3</text:p>
          </table:table-cell>
          <table:table-cell office:value-type="float" office:value="0.13549910839773827" table:style-name="ce4">
            <text:p>0,13549910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i)</text:p>
          </table:table-cell>
          <table:table-cell office:value-type="float" office:value="5.8847125194421706" table:style-name="ce4">
            <text:p>5,884712519</text:p>
          </table:table-cell>
          <table:table-cell office:value-type="float" office:value="3" table:style-name="ce4">
            <text:p>3</text:p>
          </table:table-cell>
          <table:table-cell office:value-type="float" office:value="0.11735593211474959" table:style-name="ce4">
            <text:p>0,11735593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VG)</text:p>
          </table:table-cell>
          <table:table-cell office:value-type="float" office:value="5.074574569091455" table:style-name="ce4">
            <text:p>5,074574569</text:p>
          </table:table-cell>
          <table:table-cell office:value-type="float" office:value="3" table:style-name="ce4">
            <text:p>3</text:p>
          </table:table-cell>
          <table:table-cell office:value-type="float" office:value="0.16641716851278451" table:style-name="ce4">
            <text:p>0,16641716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reliability remediation effort</text:p>
          </table:table-cell>
          <table:table-cell office:value-type="float" office:value="0.740092165898659" table:style-name="ce4">
            <text:p>0,740092166</text:p>
          </table:table-cell>
          <table:table-cell office:value-type="float" office:value="3" table:style-name="ce4">
            <text:p>3</text:p>
          </table:table-cell>
          <table:table-cell office:value-type="float" office:value="0.863735763641997" table:style-name="ce4">
            <text:p>0,86373576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gnitive complexity</text:p>
          </table:table-cell>
          <table:table-cell office:value-type="float" office:value="6.1628041163264191" table:style-name="ce4">
            <text:p>6,162804116</text:p>
          </table:table-cell>
          <table:table-cell office:value-type="float" office:value="3" table:style-name="ce4">
            <text:p>3</text:p>
          </table:table-cell>
          <table:table-cell office:value-type="float" office:value="0.10395258673454667" table:style-name="ce4">
            <text:p>0,10395258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Info violations</text:p>
          </table:table-cell>
          <table:table-cell office:value-type="float" office:value="4.2176870748298967" table:style-name="ce4">
            <text:p>4,217687075</text:p>
          </table:table-cell>
          <table:table-cell office:value-type="float" office:value="3" table:style-name="ce4">
            <text:p>3</text:p>
          </table:table-cell>
          <table:table-cell office:value-type="float" office:value="0.2388970288235242" table:style-name="ce4">
            <text:p>0,23889702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ecurity remediation effort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maintainability remediation effort</text:p>
          </table:table-cell>
          <table:table-cell office:value-type="float" office:value="5.567370400784081" table:style-name="ce4">
            <text:p>5,567370401</text:p>
          </table:table-cell>
          <table:table-cell office:value-type="float" office:value="3" table:style-name="ce4">
            <text:p>3</text:p>
          </table:table-cell>
          <table:table-cell office:value-type="float" office:value="0.13466419162181412" table:style-name="ce4">
            <text:p>0,13466419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ecurity hotspots</text:p>
          </table:table-cell>
          <table:table-cell office:value-type="float" office:value="2.9983870967742901" table:style-name="ce4">
            <text:p>2,998387097</text:p>
          </table:table-cell>
          <table:table-cell office:value-type="float" office:value="3" table:style-name="ce4">
            <text:p>3</text:p>
          </table:table-cell>
          <table:table-cell office:value-type="float" office:value="0.3918739210772697" table:style-name="ce4">
            <text:p>0,39187392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Effort to reach rating A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Duplicated blocks</text:p>
          </table:table-cell>
          <table:table-cell office:value-type="float" office:value="3.3805005948007563" table:style-name="ce4">
            <text:p>3,380500595</text:p>
          </table:table-cell>
          <table:table-cell office:value-type="float" office:value="3" table:style-name="ce4">
            <text:p>3</text:p>
          </table:table-cell>
          <table:table-cell office:value-type="float" office:value="0.33659469577095708" table:style-name="ce4">
            <text:p>0,33659469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Reliability remediation effort</text:p>
          </table:table-cell>
          <table:table-cell office:value-type="float" office:value="0.740092165898659" table:style-name="ce4">
            <text:p>0,740092166</text:p>
          </table:table-cell>
          <table:table-cell office:value-type="float" office:value="3" table:style-name="ce4">
            <text:p>3</text:p>
          </table:table-cell>
          <table:table-cell office:value-type="float" office:value="0.863735763641997" table:style-name="ce4">
            <text:p>0,86373576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security remediation effort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Bugs</text:p>
          </table:table-cell>
          <table:table-cell office:value-type="float" office:value="0.740092165898659" table:style-name="ce4">
            <text:p>0,740092166</text:p>
          </table:table-cell>
          <table:table-cell office:value-type="float" office:value="3" table:style-name="ce4">
            <text:p>3</text:p>
          </table:table-cell>
          <table:table-cell office:value-type="float" office:value="0.863735763641997" table:style-name="ce4">
            <text:p>0,86373576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Q reliability remediation effort)</text:p>
          </table:table-cell>
          <table:table-cell office:value-type="float" office:value="0.740092165898659" table:style-name="ce4">
            <text:p>0,740092166</text:p>
          </table:table-cell>
          <table:table-cell office:value-type="float" office:value="3" table:style-name="ce4">
            <text:p>3</text:p>
          </table:table-cell>
          <table:table-cell office:value-type="float" office:value="0.863735763641997" table:style-name="ce4">
            <text:p>0,86373576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Cognitive complexity)</text:p>
          </table:table-cell>
          <table:table-cell office:value-type="float" office:value="7.0381743409551927" table:style-name="ce4">
            <text:p>7,038174341</text:p>
          </table:table-cell>
          <table:table-cell office:value-type="float" office:value="3" table:style-name="ce4">
            <text:p>3</text:p>
          </table:table-cell>
          <table:table-cell office:value-type="float" office:value="7.0690928597863134E-2" table:style-name="ce4">
            <text:p>0,07069092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nor violations)</text:p>
          </table:table-cell>
          <table:table-cell office:value-type="float" office:value="4.3832022717343939" table:style-name="ce4">
            <text:p>4,383202272</text:p>
          </table:table-cell>
          <table:table-cell office:value-type="float" office:value="3" table:style-name="ce4">
            <text:p>3</text:p>
          </table:table-cell>
          <table:table-cell office:value-type="float" office:value="0.2229479900701746" table:style-name="ce4">
            <text:p>0,2229479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Info violations)</text:p>
          </table:table-cell>
          <table:table-cell office:value-type="float" office:value="4.2727832512314965" table:style-name="ce4">
            <text:p>4,272783251</text:p>
          </table:table-cell>
          <table:table-cell office:value-type="float" office:value="3" table:style-name="ce4">
            <text:p>3</text:p>
          </table:table-cell>
          <table:table-cell office:value-type="float" office:value="0.23347517504770893" table:style-name="ce4">
            <text:p>0,23347517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ecurity remediation effor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ecurity hotspots)</text:p>
          </table:table-cell>
          <table:table-cell office:value-type="float" office:value="2.9983870967742901" table:style-name="ce4">
            <text:p>2,998387097</text:p>
          </table:table-cell>
          <table:table-cell office:value-type="float" office:value="3" table:style-name="ce4">
            <text:p>3</text:p>
          </table:table-cell>
          <table:table-cell office:value-type="float" office:value="0.3918739210772697" table:style-name="ce4">
            <text:p>0,39187392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Effort to reach rating 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Reliability remediation effort)</text:p>
          </table:table-cell>
          <table:table-cell office:value-type="float" office:value="0.740092165898659" table:style-name="ce4">
            <text:p>0,740092166</text:p>
          </table:table-cell>
          <table:table-cell office:value-type="float" office:value="3" table:style-name="ce4">
            <text:p>3</text:p>
          </table:table-cell>
          <table:table-cell office:value-type="float" office:value="0.863735763641997" table:style-name="ce4">
            <text:p>0,86373576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Q security remediation effor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Bugs)</text:p>
          </table:table-cell>
          <table:table-cell office:value-type="float" office:value="0.740092165898659" table:style-name="ce4">
            <text:p>0,740092166</text:p>
          </table:table-cell>
          <table:table-cell office:value-type="float" office:value="3" table:style-name="ce4">
            <text:p>3</text:p>
          </table:table-cell>
          <table:table-cell office:value-type="float" office:value="0.863735763641997" table:style-name="ce4">
            <text:p>0,86373576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ajor violations)</text:p>
          </table:table-cell>
          <table:table-cell office:value-type="float" office:value="2.519173219746627" table:style-name="ce4">
            <text:p>2,51917322</text:p>
          </table:table-cell>
          <table:table-cell office:value-type="float" office:value="3" table:style-name="ce4">
            <text:p>3</text:p>
          </table:table-cell>
          <table:table-cell office:value-type="float" office:value="0.47183601632968453" table:style-name="ce4">
            <text:p>0,47183601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qale rating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Reliability rating)</text:p>
          </table:table-cell>
          <table:table-cell office:value-type="float" office:value="0.79907834101377806" table:style-name="ce4">
            <text:p>0,799078341</text:p>
          </table:table-cell>
          <table:table-cell office:value-type="float" office:value="3" table:style-name="ce4">
            <text:p>3</text:p>
          </table:table-cell>
          <table:table-cell office:value-type="float" office:value="0.84968746936229922" table:style-name="ce4">
            <text:p>0,84968746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ecurity rating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</text:p>
          </table:table-cell>
          <table:table-cell office:value-type="float" office:value="5.070273343569828" table:style-name="ce4">
            <text:p>5,070273344</text:p>
          </table:table-cell>
          <table:table-cell office:value-type="float" office:value="3" table:style-name="ce4">
            <text:p>3</text:p>
          </table:table-cell>
          <table:table-cell office:value-type="float" office:value="0.1667231162410186" table:style-name="ce4">
            <text:p>0,16672311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Method</text:p>
          </table:table-cell>
          <table:table-cell office:value-type="float" office:value="5.1387912323071756" table:style-name="ce4">
            <text:p>5,138791232</text:p>
          </table:table-cell>
          <table:table-cell office:value-type="float" office:value="3" table:style-name="ce4">
            <text:p>3</text:p>
          </table:table-cell>
          <table:table-cell office:value-type="float" office:value="0.16191174337221301" table:style-name="ce4">
            <text:p>0,16191174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Variable</text:p>
          </table:table-cell>
          <table:table-cell office:value-type="float" office:value="0.84390776367851761" table:style-name="ce4">
            <text:p>0,843907764</text:p>
          </table:table-cell>
          <table:table-cell office:value-type="float" office:value="3" table:style-name="ce4">
            <text:p>3</text:p>
          </table:table-cell>
          <table:table-cell office:value-type="float" office:value="0.83893857759411472" table:style-name="ce4">
            <text:p>0,83893857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File</text:p>
          </table:table-cell>
          <table:table-cell office:value-type="float" office:value="3.6128208676903237" table:style-name="ce4">
            <text:p>3,612820868</text:p>
          </table:table-cell>
          <table:table-cell office:value-type="float" office:value="3" table:style-name="ce4">
            <text:p>3</text:p>
          </table:table-cell>
          <table:table-cell office:value-type="float" office:value="0.30642171733065676" table:style-name="ce4">
            <text:p>0,30642171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InstanceMethod</text:p>
          </table:table-cell>
          <table:table-cell office:value-type="float" office:value="7.0976464480401376" table:style-name="ce4">
            <text:p>7,097646448</text:p>
          </table:table-cell>
          <table:table-cell office:value-type="float" office:value="3" table:style-name="ce4">
            <text:p>3</text:p>
          </table:table-cell>
          <table:table-cell office:value-type="float" office:value="6.8849720737827372E-2" table:style-name="ce4">
            <text:p>0,06884972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InstanceVariable</text:p>
          </table:table-cell>
          <table:table-cell office:value-type="float" office:value="6.7643167200253878" table:style-name="ce4">
            <text:p>6,76431672</text:p>
          </table:table-cell>
          <table:table-cell office:value-type="float" office:value="3" table:style-name="ce4">
            <text:p>3</text:p>
          </table:table-cell>
          <table:table-cell office:value-type="float" office:value="7.9801508087908812E-2" table:style-name="ce4">
            <text:p>0,07980150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</text:p>
          </table:table-cell>
          <table:table-cell office:value-type="float" office:value="7.259665264128655" table:style-name="ce4">
            <text:p>7,259665264</text:p>
          </table:table-cell>
          <table:table-cell office:value-type="float" office:value="3" table:style-name="ce4">
            <text:p>3</text:p>
          </table:table-cell>
          <table:table-cell office:value-type="float" office:value="6.4066117706202977E-2" table:style-name="ce4">
            <text:p>0,06406611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rivate</text:p>
          </table:table-cell>
          <table:table-cell office:value-type="float" office:value="2.8557977933375711" table:style-name="ce4">
            <text:p>2,855797793</text:p>
          </table:table-cell>
          <table:table-cell office:value-type="float" office:value="3" table:style-name="ce4">
            <text:p>3</text:p>
          </table:table-cell>
          <table:table-cell office:value-type="float" office:value="0.41439678279922976" table:style-name="ce4">
            <text:p>0,41439678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rotected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ublic</text:p>
          </table:table-cell>
          <table:table-cell office:value-type="float" office:value="7.567306583650395" table:style-name="ce4">
            <text:p>7,567306584</text:p>
          </table:table-cell>
          <table:table-cell office:value-type="float" office:value="3" table:style-name="ce4">
            <text:p>3</text:p>
          </table:table-cell>
          <table:table-cell office:value-type="float" office:value="5.5854045819762388E-2" table:style-name="ce4">
            <text:p>0,05585404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</text:p>
          </table:table-cell>
          <table:table-cell office:value-type="float" office:value="5.8655979028029801" table:style-name="ce4">
            <text:p>5,865597903</text:p>
          </table:table-cell>
          <table:table-cell office:value-type="float" office:value="3" table:style-name="ce4">
            <text:p>3</text:p>
          </table:table-cell>
          <table:table-cell office:value-type="float" office:value="0.1183354505820649" table:style-name="ce4">
            <text:p>0,11833545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Blank</text:p>
          </table:table-cell>
          <table:table-cell office:value-type="float" office:value="3.2051392849940852" table:style-name="ce4">
            <text:p>3,205139285</text:p>
          </table:table-cell>
          <table:table-cell office:value-type="float" office:value="3" table:style-name="ce4">
            <text:p>3</text:p>
          </table:table-cell>
          <table:table-cell office:value-type="float" office:value="0.36106519580706209" table:style-name="ce4">
            <text:p>0,36106519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Code</text:p>
          </table:table-cell>
          <table:table-cell office:value-type="float" office:value="6.6311072220781755" table:style-name="ce4">
            <text:p>6,631107222</text:p>
          </table:table-cell>
          <table:table-cell office:value-type="float" office:value="3" table:style-name="ce4">
            <text:p>3</text:p>
          </table:table-cell>
          <table:table-cell office:value-type="float" office:value="8.4632911796140561E-2" table:style-name="ce4">
            <text:p>0,08463291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CodeDecl</text:p>
          </table:table-cell>
          <table:table-cell office:value-type="float" office:value="5.3001152073732811" table:style-name="ce4">
            <text:p>5,300115207</text:p>
          </table:table-cell>
          <table:table-cell office:value-type="float" office:value="3" table:style-name="ce4">
            <text:p>3</text:p>
          </table:table-cell>
          <table:table-cell office:value-type="float" office:value="0.1510949156414175" table:style-name="ce4">
            <text:p>0,15109491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</text:p>
          </table:table-cell>
          <table:table-cell office:value-type="float" office:value="5.2774337557603701" table:style-name="ce4">
            <text:p>5,277433756</text:p>
          </table:table-cell>
          <table:table-cell office:value-type="float" office:value="3" table:style-name="ce4">
            <text:p>3</text:p>
          </table:table-cell>
          <table:table-cell office:value-type="float" office:value="0.15257340095019226" table:style-name="ce4">
            <text:p>0,15257340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Decl</text:p>
          </table:table-cell>
          <table:table-cell office:value-type="float" office:value="5.0750353107344601" table:style-name="ce4">
            <text:p>5,075035311</text:p>
          </table:table-cell>
          <table:table-cell office:value-type="float" office:value="3" table:style-name="ce4">
            <text:p>3</text:p>
          </table:table-cell>
          <table:table-cell office:value-type="float" office:value="0.16638442710725598" table:style-name="ce4">
            <text:p>0,16638442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Exe</text:p>
          </table:table-cell>
          <table:table-cell office:value-type="float" office:value="4.4816063146371485" table:style-name="ce4">
            <text:p>4,481606315</text:p>
          </table:table-cell>
          <table:table-cell office:value-type="float" office:value="3" table:style-name="ce4">
            <text:p>3</text:p>
          </table:table-cell>
          <table:table-cell office:value-type="float" office:value="0.21393684177044736" table:style-name="ce4">
            <text:p>0,21393684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Cyclomatic</text:p>
          </table:table-cell>
          <table:table-cell office:value-type="float" office:value="6.6052335802184539" table:style-name="ce4">
            <text:p>6,60523358</text:p>
          </table:table-cell>
          <table:table-cell office:value-type="float" office:value="3" table:style-name="ce4">
            <text:p>3</text:p>
          </table:table-cell>
          <table:table-cell office:value-type="float" office:value="8.5603469144451924E-2" table:style-name="ce4">
            <text:p>0,08560346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Function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Default</text:p>
          </table:table-cell>
          <table:table-cell office:value-type="float" office:value="2.7097517165454716" table:style-name="ce4">
            <text:p>2,709751717</text:p>
          </table:table-cell>
          <table:table-cell office:value-type="float" office:value="3" table:style-name="ce4">
            <text:p>3</text:p>
          </table:table-cell>
          <table:table-cell office:value-type="float" office:value="0.43857263527837542" table:style-name="ce4">
            <text:p>0,43857263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emicolon</text:p>
          </table:table-cell>
          <table:table-cell office:value-type="float" office:value="5.3370535714285552" table:style-name="ce4">
            <text:p>5,337053571</text:p>
          </table:table-cell>
          <table:table-cell office:value-type="float" office:value="3" table:style-name="ce4">
            <text:p>3</text:p>
          </table:table-cell>
          <table:table-cell office:value-type="float" office:value="0.14871603058784674" table:style-name="ce4">
            <text:p>0,14871603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RatioPrivateToPublicMethod</text:p>
          </table:table-cell>
          <table:table-cell office:value-type="float" office:value="2.4631788665879664" table:style-name="ce4">
            <text:p>2,463178867</text:p>
          </table:table-cell>
          <table:table-cell office:value-type="float" office:value="3" table:style-name="ce4">
            <text:p>3</text:p>
          </table:table-cell>
          <table:table-cell office:value-type="float" office:value="0.48198225358543856" table:style-name="ce4">
            <text:p>0,48198225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Ce)</text:p>
          </table:table-cell>
          <table:table-cell office:value-type="float" office:value="6.2681826843676349" table:style-name="ce4">
            <text:p>6,268182684</text:p>
          </table:table-cell>
          <table:table-cell office:value-type="float" office:value="3" table:style-name="ce4">
            <text:p>3</text:p>
          </table:table-cell>
          <table:table-cell office:value-type="float" office:value="9.9267089450628038E-2" table:style-name="ce4">
            <text:p>0,09926708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C)</text:p>
          </table:table-cell>
          <table:table-cell office:value-type="float" office:value="2.5322062378397585" table:style-name="ce4">
            <text:p>2,532206238</text:p>
          </table:table-cell>
          <table:table-cell office:value-type="float" office:value="3" table:style-name="ce4">
            <text:p>3</text:p>
          </table:table-cell>
          <table:table-cell office:value-type="float" office:value="0.4694988019673707" table:style-name="ce4">
            <text:p>0,46949880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I)</text:p>
          </table:table-cell>
          <table:table-cell office:value-type="float" office:value="3.5735470658851836" table:style-name="ce4">
            <text:p>3,573547066</text:p>
          </table:table-cell>
          <table:table-cell office:value-type="float" office:value="3" table:style-name="ce4">
            <text:p>3</text:p>
          </table:table-cell>
          <table:table-cell office:value-type="float" office:value="0.3113478409408475" table:style-name="ce4">
            <text:p>0,31134784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kgTCi)</text:p>
          </table:table-cell>
          <table:table-cell office:value-type="float" office:value="3.7183475931207259" table:style-name="ce4">
            <text:p>3,718347593</text:p>
          </table:table-cell>
          <table:table-cell office:value-type="float" office:value="3" table:style-name="ce4">
            <text:p>3</text:p>
          </table:table-cell>
          <table:table-cell office:value-type="float" office:value="0.29352759557230707" table:style-name="ce4">
            <text:p>0,29352759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TLOC)</text:p>
          </table:table-cell>
          <table:table-cell office:value-type="float" office:value="4.9791282487177932" table:style-name="ce4">
            <text:p>4,979128249</text:p>
          </table:table-cell>
          <table:table-cell office:value-type="float" office:value="3" table:style-name="ce4">
            <text:p>3</text:p>
          </table:table-cell>
          <table:table-cell office:value-type="float" office:value="0.17333187181187584" table:style-name="ce4">
            <text:p>0,17333187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a)</text:p>
          </table:table-cell>
          <table:table-cell office:value-type="float" office:value="4.8625500734891309" table:style-name="ce4">
            <text:p>4,862550073</text:p>
          </table:table-cell>
          <table:table-cell office:value-type="float" office:value="3" table:style-name="ce4">
            <text:p>3</text:p>
          </table:table-cell>
          <table:table-cell office:value-type="float" office:value="0.18214305457920624" table:style-name="ce4">
            <text:p>0,18214305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d)</text:p>
          </table:table-cell>
          <table:table-cell office:value-type="float" office:value="4.8625500734891309" table:style-name="ce4">
            <text:p>4,862550073</text:p>
          </table:table-cell>
          <table:table-cell office:value-type="float" office:value="3" table:style-name="ce4">
            <text:p>3</text:p>
          </table:table-cell>
          <table:table-cell office:value-type="float" office:value="0.18214305457920624" table:style-name="ce4">
            <text:p>0,18214305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v)</text:p>
          </table:table-cell>
          <table:table-cell office:value-type="float" office:value="1.6657400362849069" table:style-name="ce4">
            <text:p>1,665740036</text:p>
          </table:table-cell>
          <table:table-cell office:value-type="float" office:value="3" table:style-name="ce4">
            <text:p>3</text:p>
          </table:table-cell>
          <table:table-cell office:value-type="float" office:value="0.64457723447781934" table:style-name="ce4">
            <text:p>0,64457723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HMd)</text:p>
          </table:table-cell>
          <table:table-cell office:value-type="float" office:value="2.8701850166818388" table:style-name="ce4">
            <text:p>2,870185017</text:p>
          </table:table-cell>
          <table:table-cell office:value-type="float" office:value="3" table:style-name="ce4">
            <text:p>3</text:p>
          </table:table-cell>
          <table:table-cell office:value-type="float" office:value="0.41207614930062764" table:style-name="ce4">
            <text:p>0,41207614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a)</text:p>
          </table:table-cell>
          <table:table-cell office:value-type="float" office:value="5.0394493022178457" table:style-name="ce4">
            <text:p>5,039449302</text:p>
          </table:table-cell>
          <table:table-cell office:value-type="float" office:value="3" table:style-name="ce4">
            <text:p>3</text:p>
          </table:table-cell>
          <table:table-cell office:value-type="float" office:value="0.16893115914044404" table:style-name="ce4">
            <text:p>0,16893115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d)</text:p>
          </table:table-cell>
          <table:table-cell office:value-type="float" office:value="5.0394493022178457" table:style-name="ce4">
            <text:p>5,039449302</text:p>
          </table:table-cell>
          <table:table-cell office:value-type="float" office:value="3" table:style-name="ce4">
            <text:p>3</text:p>
          </table:table-cell>
          <table:table-cell office:value-type="float" office:value="0.16893115914044404" table:style-name="ce4">
            <text:p>0,16893115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F)</text:p>
          </table:table-cell>
          <table:table-cell office:value-type="float" office:value="4.8625500734891309" table:style-name="ce4">
            <text:p>4,862550073</text:p>
          </table:table-cell>
          <table:table-cell office:value-type="float" office:value="3" table:style-name="ce4">
            <text:p>3</text:p>
          </table:table-cell>
          <table:table-cell office:value-type="float" office:value="0.18214305457920624" table:style-name="ce4">
            <text:p>0,18214305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MA)</text:p>
          </table:table-cell>
          <table:table-cell office:value-type="float" office:value="4.8624278499278573" table:style-name="ce4">
            <text:p>4,86242785</text:p>
          </table:table-cell>
          <table:table-cell office:value-type="float" office:value="3" table:style-name="ce4">
            <text:p>3</text:p>
          </table:table-cell>
          <table:table-cell office:value-type="float" office:value="0.18215250863697352" table:style-name="ce4">
            <text:p>0,18215250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MI)</text:p>
          </table:table-cell>
          <table:table-cell office:value-type="float" office:value="8.6206896551724164" table:style-name="ce4">
            <text:p>8,620689655</text:p>
          </table:table-cell>
          <table:table-cell office:value-type="float" office:value="3" table:style-name="ce4">
            <text:p>3</text:p>
          </table:table-cell>
          <table:table-cell office:value-type="float" office:value="3.4783179914356227E-2" table:style-name="ce4">
            <text:p>0,0347831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Ch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D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L)</text:p>
          </table:table-cell>
          <table:table-cell office:value-type="float" office:value="3.1344915031917622" table:style-name="ce4">
            <text:p>3,134491503</text:p>
          </table:table-cell>
          <table:table-cell office:value-type="float" office:value="3" table:style-name="ce4">
            <text:p>3</text:p>
          </table:table-cell>
          <table:table-cell office:value-type="float" office:value="0.37135044928637906" table:style-name="ce4">
            <text:p>0,37135044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P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RM)</text:p>
          </table:table-cell>
          <table:table-cell office:value-type="float" office:value="5.005579210101315" table:style-name="ce4">
            <text:p>5,00557921</text:p>
          </table:table-cell>
          <table:table-cell office:value-type="float" office:value="3" table:style-name="ce4">
            <text:p>3</text:p>
          </table:table-cell>
          <table:table-cell office:value-type="float" office:value="0.17138906268983242" table:style-name="ce4">
            <text:p>0,17138906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PF)</text:p>
          </table:table-cell>
          <table:table-cell office:value-type="float" office:value="1.0273809523809356" table:style-name="ce4">
            <text:p>1,027380952</text:p>
          </table:table-cell>
          <table:table-cell office:value-type="float" office:value="3" table:style-name="ce4">
            <text:p>3</text:p>
          </table:table-cell>
          <table:table-cell office:value-type="float" office:value="0.79462697634781754" table:style-name="ce4">
            <text:p>0,7946269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SF)</text:p>
          </table:table-cell>
          <table:table-cell office:value-type="float" office:value="0.84390776367851761" table:style-name="ce4">
            <text:p>0,843907764</text:p>
          </table:table-cell>
          <table:table-cell office:value-type="float" office:value="3" table:style-name="ce4">
            <text:p>3</text:p>
          </table:table-cell>
          <table:table-cell office:value-type="float" office:value="0.83893857759411472" table:style-name="ce4">
            <text:p>0,83893857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SM)</text:p>
          </table:table-cell>
          <table:table-cell office:value-type="float" office:value="0.48531533825651013" table:style-name="ce4">
            <text:p>0,485315338</text:p>
          </table:table-cell>
          <table:table-cell office:value-type="float" office:value="3" table:style-name="ce4">
            <text:p>3</text:p>
          </table:table-cell>
          <table:table-cell office:value-type="float" office:value="0.92210551901177107" table:style-name="ce4">
            <text:p>0,92210551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Md)</text:p>
          </table:table-cell>
          <table:table-cell office:value-type="float" office:value="5.6834110463101863" table:style-name="ce4">
            <text:p>5,683411046</text:p>
          </table:table-cell>
          <table:table-cell office:value-type="float" office:value="3" table:style-name="ce4">
            <text:p>3</text:p>
          </table:table-cell>
          <table:table-cell office:value-type="float" office:value="0.12807099836974714" table:style-name="ce4">
            <text:p>0,12807099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RTLOC)</text:p>
          </table:table-cell>
          <table:table-cell office:value-type="float" office:value="5.663666474654363" table:style-name="ce4">
            <text:p>5,663666475</text:p>
          </table:table-cell>
          <table:table-cell office:value-type="float" office:value="3" table:style-name="ce4">
            <text:p>3</text:p>
          </table:table-cell>
          <table:table-cell office:value-type="float" office:value="0.12917074488439131" table:style-name="ce4">
            <text:p>0,12917074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WMC)</text:p>
          </table:table-cell>
          <table:table-cell office:value-type="float" office:value="6.2131038856220524" table:style-name="ce4">
            <text:p>6,213103886</text:p>
          </table:table-cell>
          <table:table-cell office:value-type="float" office:value="3" table:style-name="ce4">
            <text:p>3</text:p>
          </table:table-cell>
          <table:table-cell office:value-type="float" office:value="0.10169023614933126" table:style-name="ce4">
            <text:p>0,10169023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HMd)</text:p>
          </table:table-cell>
          <table:table-cell office:value-type="float" office:value="3.0390265268888763" table:style-name="ce4">
            <text:p>3,039026527</text:p>
          </table:table-cell>
          <table:table-cell office:value-type="float" office:value="3" table:style-name="ce4">
            <text:p>3</text:p>
          </table:table-cell>
          <table:table-cell office:value-type="float" office:value="0.38564710571234306" table:style-name="ce4">
            <text:p>0,38564710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HF)</text:p>
          </table:table-cell>
          <table:table-cell office:value-type="float" office:value="2.4490726004803363" table:style-name="ce4">
            <text:p>2,4490726</text:p>
          </table:table-cell>
          <table:table-cell office:value-type="float" office:value="3" table:style-name="ce4">
            <text:p>3</text:p>
          </table:table-cell>
          <table:table-cell office:value-type="float" office:value="0.4845651472517517" table:style-name="ce4">
            <text:p>0,48456514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MI)</text:p>
          </table:table-cell>
          <table:table-cell office:value-type="float" office:value="8.6206896551724164" table:style-name="ce4">
            <text:p>8,620689655</text:p>
          </table:table-cell>
          <table:table-cell office:value-type="float" office:value="3" table:style-name="ce4">
            <text:p>3</text:p>
          </table:table-cell>
          <table:table-cell office:value-type="float" office:value="3.4783179914356227E-2" table:style-name="ce4">
            <text:p>0,0347831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PF)</text:p>
          </table:table-cell>
          <table:table-cell office:value-type="float" office:value="1.1380952380952549" table:style-name="ce4">
            <text:p>1,138095238</text:p>
          </table:table-cell>
          <table:table-cell office:value-type="float" office:value="3" table:style-name="ce4">
            <text:p>3</text:p>
          </table:table-cell>
          <table:table-cell office:value-type="float" office:value="0.76788660107251216" table:style-name="ce4">
            <text:p>0,76788660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SM)</text:p>
          </table:table-cell>
          <table:table-cell office:value-type="float" office:value="1.3406854078264949" table:style-name="ce4">
            <text:p>1,340685408</text:p>
          </table:table-cell>
          <table:table-cell office:value-type="float" office:value="3" table:style-name="ce4">
            <text:p>3</text:p>
          </table:table-cell>
          <table:table-cell office:value-type="float" office:value="0.71949533755369366" table:style-name="ce4">
            <text:p>0,71949533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PMR)</text:p>
          </table:table-cell>
          <table:table-cell office:value-type="float" office:value="2.4490726004803363" table:style-name="ce4">
            <text:p>2,4490726</text:p>
          </table:table-cell>
          <table:table-cell office:value-type="float" office:value="3" table:style-name="ce4">
            <text:p>3</text:p>
          </table:table-cell>
          <table:table-cell office:value-type="float" office:value="0.4845651472517517" table:style-name="ce4">
            <text:p>0,48456514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a)</text:p>
          </table:table-cell>
          <table:table-cell office:value-type="float" office:value="5.1124379424811357" table:style-name="ce4">
            <text:p>5,112437942</text:p>
          </table:table-cell>
          <table:table-cell office:value-type="float" office:value="3" table:style-name="ce4">
            <text:p>3</text:p>
          </table:table-cell>
          <table:table-cell office:value-type="float" office:value="0.16374661889861286" table:style-name="ce4">
            <text:p>0,16374661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d)</text:p>
          </table:table-cell>
          <table:table-cell office:value-type="float" office:value="5.1124379424811357" table:style-name="ce4">
            <text:p>5,112437942</text:p>
          </table:table-cell>
          <table:table-cell office:value-type="float" office:value="3" table:style-name="ce4">
            <text:p>3</text:p>
          </table:table-cell>
          <table:table-cell office:value-type="float" office:value="0.16374661889861286" table:style-name="ce4">
            <text:p>0,16374661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v)</text:p>
          </table:table-cell>
          <table:table-cell office:value-type="float" office:value="1.2235169491525499" table:style-name="ce4">
            <text:p>1,223516949</text:p>
          </table:table-cell>
          <table:table-cell office:value-type="float" office:value="3" table:style-name="ce4">
            <text:p>3</text:p>
          </table:table-cell>
          <table:table-cell office:value-type="float" office:value="0.74736967731441428" table:style-name="ce4">
            <text:p>0,74736967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D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HMd)</text:p>
          </table:table-cell>
          <table:table-cell office:value-type="float" office:value="2.5238095238095291" table:style-name="ce4">
            <text:p>2,523809524</text:p>
          </table:table-cell>
          <table:table-cell office:value-type="float" office:value="3" table:style-name="ce4">
            <text:p>3</text:p>
          </table:table-cell>
          <table:table-cell office:value-type="float" office:value="0.47100353245494953" table:style-name="ce4">
            <text:p>0,47100353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H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a)</text:p>
          </table:table-cell>
          <table:table-cell office:value-type="float" office:value="5.9491884778476463" table:style-name="ce4">
            <text:p>5,949188478</text:p>
          </table:table-cell>
          <table:table-cell office:value-type="float" office:value="3" table:style-name="ce4">
            <text:p>3</text:p>
          </table:table-cell>
          <table:table-cell office:value-type="float" office:value="0.11410865555955298" table:style-name="ce4">
            <text:p>0,11410865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d)</text:p>
          </table:table-cell>
          <table:table-cell office:value-type="float" office:value="5.9491884778476463" table:style-name="ce4">
            <text:p>5,949188478</text:p>
          </table:table-cell>
          <table:table-cell office:value-type="float" office:value="3" table:style-name="ce4">
            <text:p>3</text:p>
          </table:table-cell>
          <table:table-cell office:value-type="float" office:value="0.11410865555955298" table:style-name="ce4">
            <text:p>0,11410865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F)</text:p>
          </table:table-cell>
          <table:table-cell office:value-type="float" office:value="5.1124379424811357" table:style-name="ce4">
            <text:p>5,112437942</text:p>
          </table:table-cell>
          <table:table-cell office:value-type="float" office:value="3" table:style-name="ce4">
            <text:p>3</text:p>
          </table:table-cell>
          <table:table-cell office:value-type="float" office:value="0.16374661889861286" table:style-name="ce4">
            <text:p>0,16374661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)</text:p>
          </table:table-cell>
          <table:table-cell office:value-type="float" office:value="5.9491884778476463" table:style-name="ce4">
            <text:p>5,949188478</text:p>
          </table:table-cell>
          <table:table-cell office:value-type="float" office:value="3" table:style-name="ce4">
            <text:p>3</text:p>
          </table:table-cell>
          <table:table-cell office:value-type="float" office:value="0.11410865555955298" table:style-name="ce4">
            <text:p>0,11410865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A)</text:p>
          </table:table-cell>
          <table:table-cell office:value-type="float" office:value="6.1753402401352284" table:style-name="ce4">
            <text:p>6,17534024</text:p>
          </table:table-cell>
          <table:table-cell office:value-type="float" office:value="3" table:style-name="ce4">
            <text:p>3</text:p>
          </table:table-cell>
          <table:table-cell office:value-type="float" office:value="0.10338427486941568" table:style-name="ce4">
            <text:p>0,10338427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I)</text:p>
          </table:table-cell>
          <table:table-cell office:value-type="float" office:value="8.6206896551724164" table:style-name="ce4">
            <text:p>8,620689655</text:p>
          </table:table-cell>
          <table:table-cell office:value-type="float" office:value="3" table:style-name="ce4">
            <text:p>3</text:p>
          </table:table-cell>
          <table:table-cell office:value-type="float" office:value="3.4783179914356227E-2" table:style-name="ce4">
            <text:p>0,0347831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Ch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D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L)</text:p>
          </table:table-cell>
          <table:table-cell office:value-type="float" office:value="1.6487664352193911" table:style-name="ce4">
            <text:p>1,648766435</text:p>
          </table:table-cell>
          <table:table-cell office:value-type="float" office:value="3" table:style-name="ce4">
            <text:p>3</text:p>
          </table:table-cell>
          <table:table-cell office:value-type="float" office:value="0.64838359379091348" table:style-name="ce4">
            <text:p>0,64838359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P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RM)</text:p>
          </table:table-cell>
          <table:table-cell office:value-type="float" office:value="5.005579210101315" table:style-name="ce4">
            <text:p>5,00557921</text:p>
          </table:table-cell>
          <table:table-cell office:value-type="float" office:value="3" table:style-name="ce4">
            <text:p>3</text:p>
          </table:table-cell>
          <table:table-cell office:value-type="float" office:value="0.17138906268983242" table:style-name="ce4">
            <text:p>0,17138906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PF)</text:p>
          </table:table-cell>
          <table:table-cell office:value-type="float" office:value="1.0273809523809356" table:style-name="ce4">
            <text:p>1,027380952</text:p>
          </table:table-cell>
          <table:table-cell office:value-type="float" office:value="3" table:style-name="ce4">
            <text:p>3</text:p>
          </table:table-cell>
          <table:table-cell office:value-type="float" office:value="0.79462697634781754" table:style-name="ce4">
            <text:p>0,7946269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PM)</text:p>
          </table:table-cell>
          <table:table-cell office:value-type="float" office:value="7.4072669608383963" table:style-name="ce4">
            <text:p>7,407266961</text:p>
          </table:table-cell>
          <table:table-cell office:value-type="float" office:value="3" table:style-name="ce4">
            <text:p>3</text:p>
          </table:table-cell>
          <table:table-cell office:value-type="float" office:value="5.998965033111029E-2" table:style-name="ce4">
            <text:p>0,0599896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SF)</text:p>
          </table:table-cell>
          <table:table-cell office:value-type="float" office:value="1.1932397959183612" table:style-name="ce4">
            <text:p>1,193239796</text:p>
          </table:table-cell>
          <table:table-cell office:value-type="float" office:value="3" table:style-name="ce4">
            <text:p>3</text:p>
          </table:table-cell>
          <table:table-cell office:value-type="float" office:value="0.75462614038966613" table:style-name="ce4">
            <text:p>0,7546261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SM)</text:p>
          </table:table-cell>
          <table:table-cell office:value-type="float" office:value="1.0806650246304974" table:style-name="ce4">
            <text:p>1,080665025</text:p>
          </table:table-cell>
          <table:table-cell office:value-type="float" office:value="3" table:style-name="ce4">
            <text:p>3</text:p>
          </table:table-cell>
          <table:table-cell office:value-type="float" office:value="0.78174355415437669" table:style-name="ce4">
            <text:p>0,78174355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R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d)</text:p>
          </table:table-cell>
          <table:table-cell office:value-type="float" office:value="7.4072669608383963" table:style-name="ce4">
            <text:p>7,407266961</text:p>
          </table:table-cell>
          <table:table-cell office:value-type="float" office:value="3" table:style-name="ce4">
            <text:p>3</text:p>
          </table:table-cell>
          <table:table-cell office:value-type="float" office:value="5.998965033111029E-2" table:style-name="ce4">
            <text:p>0,0599896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IX)</text:p>
          </table:table-cell>
          <table:table-cell office:value-type="float" office:value="2.6603008485901434" table:style-name="ce4">
            <text:p>2,660300849</text:p>
          </table:table-cell>
          <table:table-cell office:value-type="float" office:value="3" table:style-name="ce4">
            <text:p>3</text:p>
          </table:table-cell>
          <table:table-cell office:value-type="float" office:value="0.44701596003034672" table:style-name="ce4">
            <text:p>0,4470159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HF)</text:p>
          </table:table-cell>
          <table:table-cell office:value-type="float" office:value="4.1463420132001074" table:style-name="ce4">
            <text:p>4,146342013</text:p>
          </table:table-cell>
          <table:table-cell office:value-type="float" office:value="3" table:style-name="ce4">
            <text:p>3</text:p>
          </table:table-cell>
          <table:table-cell office:value-type="float" office:value="0.24608927477726367" table:style-name="ce4">
            <text:p>0,24608927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LCOM*)</text:p>
          </table:table-cell>
          <table:table-cell office:value-type="float" office:value="0.34459391627346447" table:style-name="ce4">
            <text:p>0,344593916</text:p>
          </table:table-cell>
          <table:table-cell office:value-type="float" office:value="3" table:style-name="ce4">
            <text:p>3</text:p>
          </table:table-cell>
          <table:table-cell office:value-type="float" office:value="0.95143450049769684" table:style-name="ce4">
            <text:p>0,951434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Di)</text:p>
          </table:table-cell>
          <table:table-cell office:value-type="float" office:value="3.4718261170166693" table:style-name="ce4">
            <text:p>3,471826117</text:p>
          </table:table-cell>
          <table:table-cell office:value-type="float" office:value="3" table:style-name="ce4">
            <text:p>3</text:p>
          </table:table-cell>
          <table:table-cell office:value-type="float" office:value="0.32443460453391615" table:style-name="ce4">
            <text:p>0,32443460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Fin)</text:p>
          </table:table-cell>
          <table:table-cell office:value-type="float" office:value="5.9719993338581814" table:style-name="ce4">
            <text:p>5,971999334</text:p>
          </table:table-cell>
          <table:table-cell office:value-type="float" office:value="3" table:style-name="ce4">
            <text:p>3</text:p>
          </table:table-cell>
          <table:table-cell office:value-type="float" office:value="0.11298049375264631" table:style-name="ce4">
            <text:p>0,11298049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Fout)</text:p>
          </table:table-cell>
          <table:table-cell office:value-type="float" office:value="5.9719993338581814" table:style-name="ce4">
            <text:p>5,971999334</text:p>
          </table:table-cell>
          <table:table-cell office:value-type="float" office:value="3" table:style-name="ce4">
            <text:p>3</text:p>
          </table:table-cell>
          <table:table-cell office:value-type="float" office:value="0.11298049375264631" table:style-name="ce4">
            <text:p>0,11298049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IOVars)</text:p>
          </table:table-cell>
          <table:table-cell office:value-type="float" office:value="3.7183475931207259" table:style-name="ce4">
            <text:p>3,718347593</text:p>
          </table:table-cell>
          <table:table-cell office:value-type="float" office:value="3" table:style-name="ce4">
            <text:p>3</text:p>
          </table:table-cell>
          <table:table-cell office:value-type="float" office:value="0.29352759557230707" table:style-name="ce4">
            <text:p>0,29352759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BD)</text:p>
          </table:table-cell>
          <table:table-cell office:value-type="float" office:value="5.2305722066918436" table:style-name="ce4">
            <text:p>5,230572207</text:p>
          </table:table-cell>
          <table:table-cell office:value-type="float" office:value="3" table:style-name="ce4">
            <text:p>3</text:p>
          </table:table-cell>
          <table:table-cell office:value-type="float" office:value="0.15567142942729184" table:style-name="ce4">
            <text:p>0,15567142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Si)</text:p>
          </table:table-cell>
          <table:table-cell office:value-type="float" office:value="5.8027387512868662" table:style-name="ce4">
            <text:p>5,802738751</text:p>
          </table:table-cell>
          <table:table-cell office:value-type="float" office:value="3" table:style-name="ce4">
            <text:p>3</text:p>
          </table:table-cell>
          <table:table-cell office:value-type="float" office:value="0.12161191702712158" table:style-name="ce4">
            <text:p>0,12161191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VG)</text:p>
          </table:table-cell>
          <table:table-cell office:value-type="float" office:value="6.2131038856220524" table:style-name="ce4">
            <text:p>6,213103886</text:p>
          </table:table-cell>
          <table:table-cell office:value-type="float" office:value="3" table:style-name="ce4">
            <text:p>3</text:p>
          </table:table-cell>
          <table:table-cell office:value-type="float" office:value="0.10169023614933126" table:style-name="ce4">
            <text:p>0,10169023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i)</text:p>
          </table:table-cell>
          <table:table-cell office:value-type="float" office:value="5.6374092009685155" table:style-name="ce4">
            <text:p>5,637409201</text:p>
          </table:table-cell>
          <table:table-cell office:value-type="float" office:value="3" table:style-name="ce4">
            <text:p>3</text:p>
          </table:table-cell>
          <table:table-cell office:value-type="float" office:value="0.13064715770042654" table:style-name="ce4">
            <text:p>0,13064715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Di)</text:p>
          </table:table-cell>
          <table:table-cell office:value-type="float" office:value="3.3906525573192225" table:style-name="ce4">
            <text:p>3,390652557</text:p>
          </table:table-cell>
          <table:table-cell office:value-type="float" office:value="3" table:style-name="ce4">
            <text:p>3</text:p>
          </table:table-cell>
          <table:table-cell office:value-type="float" office:value="0.335223473274537" table:style-name="ce4">
            <text:p>0,33522347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Fout)</text:p>
          </table:table-cell>
          <table:table-cell office:value-type="float" office:value="5.3268251273344669" table:style-name="ce4">
            <text:p>5,326825127</text:p>
          </table:table-cell>
          <table:table-cell office:value-type="float" office:value="3" table:style-name="ce4">
            <text:p>3</text:p>
          </table:table-cell>
          <table:table-cell office:value-type="float" office:value="0.14937118942349678" table:style-name="ce4">
            <text:p>0,14937118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IOVars)</text:p>
          </table:table-cell>
          <table:table-cell office:value-type="float" office:value="3.3906525573192225" table:style-name="ce4">
            <text:p>3,390652557</text:p>
          </table:table-cell>
          <table:table-cell office:value-type="float" office:value="3" table:style-name="ce4">
            <text:p>3</text:p>
          </table:table-cell>
          <table:table-cell office:value-type="float" office:value="0.335223473274537" table:style-name="ce4">
            <text:p>0,33522347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BD)</text:p>
          </table:table-cell>
          <table:table-cell office:value-type="float" office:value="3.9286477411477359" table:style-name="ce4">
            <text:p>3,928647741</text:p>
          </table:table-cell>
          <table:table-cell office:value-type="float" office:value="3" table:style-name="ce4">
            <text:p>3</text:p>
          </table:table-cell>
          <table:table-cell office:value-type="float" office:value="0.2692726784420974" table:style-name="ce4">
            <text:p>0,26927267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i)</text:p>
          </table:table-cell>
          <table:table-cell office:value-type="float" office:value="5.3268251273344669" table:style-name="ce4">
            <text:p>5,326825127</text:p>
          </table:table-cell>
          <table:table-cell office:value-type="float" office:value="3" table:style-name="ce4">
            <text:p>3</text:p>
          </table:table-cell>
          <table:table-cell office:value-type="float" office:value="0.14937118942349678" table:style-name="ce4">
            <text:p>0,14937118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VG)</text:p>
          </table:table-cell>
          <table:table-cell office:value-type="float" office:value="3.8156451417677744" table:style-name="ce4">
            <text:p>3,815645142</text:p>
          </table:table-cell>
          <table:table-cell office:value-type="float" office:value="3" table:style-name="ce4">
            <text:p>3</text:p>
          </table:table-cell>
          <table:table-cell office:value-type="float" office:value="0.2820715754748177" table:style-name="ce4">
            <text:p>0,28207157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reliability remediation effort</text:p>
          </table:table-cell>
          <table:table-cell office:value-type="float" office:value="2.5095238095238663" table:style-name="ce4">
            <text:p>2,50952381</text:p>
          </table:table-cell>
          <table:table-cell office:value-type="float" office:value="3" table:style-name="ce4">
            <text:p>3</text:p>
          </table:table-cell>
          <table:table-cell office:value-type="float" office:value="0.47357237623969117" table:style-name="ce4">
            <text:p>0,4735723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gnitive complexity</text:p>
          </table:table-cell>
          <table:table-cell office:value-type="float" office:value="4.4989188409975371" table:style-name="ce4">
            <text:p>4,498918841</text:p>
          </table:table-cell>
          <table:table-cell office:value-type="float" office:value="3" table:style-name="ce4">
            <text:p>3</text:p>
          </table:table-cell>
          <table:table-cell office:value-type="float" office:value="0.2123867445506408" table:style-name="ce4">
            <text:p>0,21238674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Info violations</text:p>
          </table:table-cell>
          <table:table-cell office:value-type="float" office:value="2.3214285714286018" table:style-name="ce4">
            <text:p>2,321428571</text:p>
          </table:table-cell>
          <table:table-cell office:value-type="float" office:value="3" table:style-name="ce4">
            <text:p>3</text:p>
          </table:table-cell>
          <table:table-cell office:value-type="float" office:value="0.50842819607817735" table:style-name="ce4">
            <text:p>0,50842819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ecurity remediation effort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maintainability remediation effort</text:p>
          </table:table-cell>
          <table:table-cell office:value-type="float" office:value="4.8549648049849887" table:style-name="ce4">
            <text:p>4,854964805</text:p>
          </table:table-cell>
          <table:table-cell office:value-type="float" office:value="3" table:style-name="ce4">
            <text:p>3</text:p>
          </table:table-cell>
          <table:table-cell office:value-type="float" office:value="0.18273064945992795" table:style-name="ce4">
            <text:p>0,18273064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ecurity hotspots</text:p>
          </table:table-cell>
          <table:table-cell office:value-type="float" office:value="1.1380952380952549" table:style-name="ce4">
            <text:p>1,138095238</text:p>
          </table:table-cell>
          <table:table-cell office:value-type="float" office:value="3" table:style-name="ce4">
            <text:p>3</text:p>
          </table:table-cell>
          <table:table-cell office:value-type="float" office:value="0.76788660107251216" table:style-name="ce4">
            <text:p>0,76788660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Effort to reach rating A</text:p>
          </table:table-cell>
          <table:table-cell office:value-type="float" office:value="2.5095238095238663" table:style-name="ce4">
            <text:p>2,50952381</text:p>
          </table:table-cell>
          <table:table-cell office:value-type="float" office:value="3" table:style-name="ce4">
            <text:p>3</text:p>
          </table:table-cell>
          <table:table-cell office:value-type="float" office:value="0.47357237623969117" table:style-name="ce4">
            <text:p>0,4735723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Duplicated blocks</text:p>
          </table:table-cell>
          <table:table-cell office:value-type="float" office:value="7.0815250302785584" table:style-name="ce4">
            <text:p>7,08152503</text:p>
          </table:table-cell>
          <table:table-cell office:value-type="float" office:value="3" table:style-name="ce4">
            <text:p>3</text:p>
          </table:table-cell>
          <table:table-cell office:value-type="float" office:value="6.9344191441290795E-2" table:style-name="ce4">
            <text:p>0,06934419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Reliability remediation effort</text:p>
          </table:table-cell>
          <table:table-cell office:value-type="float" office:value="2.5095238095238663" table:style-name="ce4">
            <text:p>2,50952381</text:p>
          </table:table-cell>
          <table:table-cell office:value-type="float" office:value="3" table:style-name="ce4">
            <text:p>3</text:p>
          </table:table-cell>
          <table:table-cell office:value-type="float" office:value="0.47357237623969117" table:style-name="ce4">
            <text:p>0,4735723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security remediation effort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Bugs</text:p>
          </table:table-cell>
          <table:table-cell office:value-type="float" office:value="2.5095238095238663" table:style-name="ce4">
            <text:p>2,50952381</text:p>
          </table:table-cell>
          <table:table-cell office:value-type="float" office:value="3" table:style-name="ce4">
            <text:p>3</text:p>
          </table:table-cell>
          <table:table-cell office:value-type="float" office:value="0.47357237623969117" table:style-name="ce4">
            <text:p>0,4735723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Q reliability remediation effort)</text:p>
          </table:table-cell>
          <table:table-cell office:value-type="float" office:value="2.5095238095238663" table:style-name="ce4">
            <text:p>2,50952381</text:p>
          </table:table-cell>
          <table:table-cell office:value-type="float" office:value="3" table:style-name="ce4">
            <text:p>3</text:p>
          </table:table-cell>
          <table:table-cell office:value-type="float" office:value="0.47357237623969117" table:style-name="ce4">
            <text:p>0,4735723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Cognitive complexity)</text:p>
          </table:table-cell>
          <table:table-cell office:value-type="float" office:value="5.1438091391645528" table:style-name="ce4">
            <text:p>5,143809139</text:p>
          </table:table-cell>
          <table:table-cell office:value-type="float" office:value="3" table:style-name="ce4">
            <text:p>3</text:p>
          </table:table-cell>
          <table:table-cell office:value-type="float" office:value="0.16156456708256789" table:style-name="ce4">
            <text:p>0,16156456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nor violations)</text:p>
          </table:table-cell>
          <table:table-cell office:value-type="float" office:value="1.0223323973324063" table:style-name="ce4">
            <text:p>1,022332397</text:p>
          </table:table-cell>
          <table:table-cell office:value-type="float" office:value="3" table:style-name="ce4">
            <text:p>3</text:p>
          </table:table-cell>
          <table:table-cell office:value-type="float" office:value="0.79584839264409613" table:style-name="ce4">
            <text:p>0,79584839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Info violations)</text:p>
          </table:table-cell>
          <table:table-cell office:value-type="float" office:value="2.2015306122449037" table:style-name="ce4">
            <text:p>2,201530612</text:p>
          </table:table-cell>
          <table:table-cell office:value-type="float" office:value="3" table:style-name="ce4">
            <text:p>3</text:p>
          </table:table-cell>
          <table:table-cell office:value-type="float" office:value="0.53164695125645856" table:style-name="ce4">
            <text:p>0,53164695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ecurity remediation effor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ecurity hotspots)</text:p>
          </table:table-cell>
          <table:table-cell office:value-type="float" office:value="1.1380952380952549" table:style-name="ce4">
            <text:p>1,138095238</text:p>
          </table:table-cell>
          <table:table-cell office:value-type="float" office:value="3" table:style-name="ce4">
            <text:p>3</text:p>
          </table:table-cell>
          <table:table-cell office:value-type="float" office:value="0.76788660107251216" table:style-name="ce4">
            <text:p>0,76788660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Effort to reach rating A)</text:p>
          </table:table-cell>
          <table:table-cell office:value-type="float" office:value="2.5095238095238663" table:style-name="ce4">
            <text:p>2,50952381</text:p>
          </table:table-cell>
          <table:table-cell office:value-type="float" office:value="3" table:style-name="ce4">
            <text:p>3</text:p>
          </table:table-cell>
          <table:table-cell office:value-type="float" office:value="0.47357237623969117" table:style-name="ce4">
            <text:p>0,4735723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Reliability remediation effort)</text:p>
          </table:table-cell>
          <table:table-cell office:value-type="float" office:value="2.5095238095238663" table:style-name="ce4">
            <text:p>2,50952381</text:p>
          </table:table-cell>
          <table:table-cell office:value-type="float" office:value="3" table:style-name="ce4">
            <text:p>3</text:p>
          </table:table-cell>
          <table:table-cell office:value-type="float" office:value="0.47357237623969117" table:style-name="ce4">
            <text:p>0,4735723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Q security remediation effor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Bugs)</text:p>
          </table:table-cell>
          <table:table-cell office:value-type="float" office:value="2.5095238095238663" table:style-name="ce4">
            <text:p>2,50952381</text:p>
          </table:table-cell>
          <table:table-cell office:value-type="float" office:value="3" table:style-name="ce4">
            <text:p>3</text:p>
          </table:table-cell>
          <table:table-cell office:value-type="float" office:value="0.47357237623969117" table:style-name="ce4">
            <text:p>0,4735723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ajor violations)</text:p>
          </table:table-cell>
          <table:table-cell office:value-type="float" office:value="4.4063969760798747" table:style-name="ce4">
            <text:p>4,406396976</text:p>
          </table:table-cell>
          <table:table-cell office:value-type="float" office:value="3" table:style-name="ce4">
            <text:p>3</text:p>
          </table:table-cell>
          <table:table-cell office:value-type="float" office:value="0.22079297141711154" table:style-name="ce4">
            <text:p>0,22079297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qale rating)</text:p>
          </table:table-cell>
          <table:table-cell office:value-type="float" office:value="2.5123152709360173" table:style-name="ce4">
            <text:p>2,512315271</text:p>
          </table:table-cell>
          <table:table-cell office:value-type="float" office:value="3" table:style-name="ce4">
            <text:p>3</text:p>
          </table:table-cell>
          <table:table-cell office:value-type="float" office:value="0.47306954894531006" table:style-name="ce4">
            <text:p>0,47306954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Reliability rating)</text:p>
          </table:table-cell>
          <table:table-cell office:value-type="float" office:value="2.5095238095238663" table:style-name="ce4">
            <text:p>2,50952381</text:p>
          </table:table-cell>
          <table:table-cell office:value-type="float" office:value="3" table:style-name="ce4">
            <text:p>3</text:p>
          </table:table-cell>
          <table:table-cell office:value-type="float" office:value="0.47357237623969117" table:style-name="ce4">
            <text:p>0,4735723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ecurity rating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</text:p>
          </table:table-cell>
          <table:table-cell office:value-type="float" office:value="0.20370891023396723" table:style-name="ce4">
            <text:p>0,20370891</text:p>
          </table:table-cell>
          <table:table-cell office:value-type="float" office:value="3" table:style-name="ce4">
            <text:p>3</text:p>
          </table:table-cell>
          <table:table-cell office:value-type="float" office:value="0.97698834361252707" table:style-name="ce4">
            <text:p>0,97698834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Method</text:p>
          </table:table-cell>
          <table:table-cell office:value-type="float" office:value="2.1099814213178152" table:style-name="ce4">
            <text:p>2,109981421</text:p>
          </table:table-cell>
          <table:table-cell office:value-type="float" office:value="3" table:style-name="ce4">
            <text:p>3</text:p>
          </table:table-cell>
          <table:table-cell office:value-type="float" office:value="0.54989609471787615" table:style-name="ce4">
            <text:p>0,54989609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Variable</text:p>
          </table:table-cell>
          <table:table-cell office:value-type="float" office:value="1.8634465176827908" table:style-name="ce4">
            <text:p>1,863446518</text:p>
          </table:table-cell>
          <table:table-cell office:value-type="float" office:value="3" table:style-name="ce4">
            <text:p>3</text:p>
          </table:table-cell>
          <table:table-cell office:value-type="float" office:value="0.60122652744784166" table:style-name="ce4">
            <text:p>0,60122652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File</text:p>
          </table:table-cell>
          <table:table-cell office:value-type="float" office:value="0.94033337659689642" table:style-name="ce4">
            <text:p>0,940333377</text:p>
          </table:table-cell>
          <table:table-cell office:value-type="float" office:value="3" table:style-name="ce4">
            <text:p>3</text:p>
          </table:table-cell>
          <table:table-cell office:value-type="float" office:value="0.81568511839522884" table:style-name="ce4">
            <text:p>0,81568511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InstanceMethod</text:p>
          </table:table-cell>
          <table:table-cell office:value-type="float" office:value="1.4271741124667607" table:style-name="ce4">
            <text:p>1,427174112</text:p>
          </table:table-cell>
          <table:table-cell office:value-type="float" office:value="3" table:style-name="ce4">
            <text:p>3</text:p>
          </table:table-cell>
          <table:table-cell office:value-type="float" office:value="0.69917751286691909" table:style-name="ce4">
            <text:p>0,69917751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InstanceVariable</text:p>
          </table:table-cell>
          <table:table-cell office:value-type="float" office:value="0.22330440048446024" table:style-name="ce4">
            <text:p>0,2233044</text:p>
          </table:table-cell>
          <table:table-cell office:value-type="float" office:value="3" table:style-name="ce4">
            <text:p>3</text:p>
          </table:table-cell>
          <table:table-cell office:value-type="float" office:value="0.9737422812155947" table:style-name="ce4">
            <text:p>0,97374228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</text:p>
          </table:table-cell>
          <table:table-cell office:value-type="float" office:value="1.5477396494187432" table:style-name="ce4">
            <text:p>1,547739649</text:p>
          </table:table-cell>
          <table:table-cell office:value-type="float" office:value="3" table:style-name="ce4">
            <text:p>3</text:p>
          </table:table-cell>
          <table:table-cell office:value-type="float" office:value="0.67129667196616205" table:style-name="ce4">
            <text:p>0,67129667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rivate</text:p>
          </table:table-cell>
          <table:table-cell office:value-type="float" office:value="0.14385967805779259" table:style-name="ce4">
            <text:p>0,143859678</text:p>
          </table:table-cell>
          <table:table-cell office:value-type="float" office:value="3" table:style-name="ce4">
            <text:p>3</text:p>
          </table:table-cell>
          <table:table-cell office:value-type="float" office:value="0.98609850859680803" table:style-name="ce4">
            <text:p>0,98609850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rotected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ublic</text:p>
          </table:table-cell>
          <table:table-cell office:value-type="float" office:value="2.0676383997358512" table:style-name="ce4">
            <text:p>2,0676384</text:p>
          </table:table-cell>
          <table:table-cell office:value-type="float" office:value="3" table:style-name="ce4">
            <text:p>3</text:p>
          </table:table-cell>
          <table:table-cell office:value-type="float" office:value="0.55848742762852255" table:style-name="ce4">
            <text:p>0,55848742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</text:p>
          </table:table-cell>
          <table:table-cell office:value-type="float" office:value="0.41692631964809834" table:style-name="ce4">
            <text:p>0,41692632</text:p>
          </table:table-cell>
          <table:table-cell office:value-type="float" office:value="3" table:style-name="ce4">
            <text:p>3</text:p>
          </table:table-cell>
          <table:table-cell office:value-type="float" office:value="0.93672414044617802" table:style-name="ce4">
            <text:p>0,9367241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Blank</text:p>
          </table:table-cell>
          <table:table-cell office:value-type="float" office:value="0.43947030791790098" table:style-name="ce4">
            <text:p>0,439470308</text:p>
          </table:table-cell>
          <table:table-cell office:value-type="float" office:value="3" table:style-name="ce4">
            <text:p>3</text:p>
          </table:table-cell>
          <table:table-cell office:value-type="float" office:value="0.93197341177327586" table:style-name="ce4">
            <text:p>0,93197341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Code</text:p>
          </table:table-cell>
          <table:table-cell office:value-type="float" office:value="0.52579728739003428" table:style-name="ce4">
            <text:p>0,525797287</text:p>
          </table:table-cell>
          <table:table-cell office:value-type="float" office:value="3" table:style-name="ce4">
            <text:p>3</text:p>
          </table:table-cell>
          <table:table-cell office:value-type="float" office:value="0.91318838788844725" table:style-name="ce4">
            <text:p>0,91318838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CodeDecl</text:p>
          </table:table-cell>
          <table:table-cell office:value-type="float" office:value="0.21196847507331995" table:style-name="ce4">
            <text:p>0,211968475</text:p>
          </table:table-cell>
          <table:table-cell office:value-type="float" office:value="3" table:style-name="ce4">
            <text:p>3</text:p>
          </table:table-cell>
          <table:table-cell office:value-type="float" office:value="0.97563443600518818" table:style-name="ce4">
            <text:p>0,97563443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</text:p>
          </table:table-cell>
          <table:table-cell office:value-type="float" office:value="0.24825879765396053" table:style-name="ce4">
            <text:p>0,248258798</text:p>
          </table:table-cell>
          <table:table-cell office:value-type="float" office:value="3" table:style-name="ce4">
            <text:p>3</text:p>
          </table:table-cell>
          <table:table-cell office:value-type="float" office:value="0.96944651154009132" table:style-name="ce4">
            <text:p>0,96944651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Decl</text:p>
          </table:table-cell>
          <table:table-cell office:value-type="float" office:value="8.3783325387822766E-2" table:style-name="ce4">
            <text:p>0,083783325</text:p>
          </table:table-cell>
          <table:table-cell office:value-type="float" office:value="3" table:style-name="ce4">
            <text:p>3</text:p>
          </table:table-cell>
          <table:table-cell office:value-type="float" office:value="0.99370978674449606" table:style-name="ce4">
            <text:p>0,99370978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Exe</text:p>
          </table:table-cell>
          <table:table-cell office:value-type="float" office:value="0.37733687683284245" table:style-name="ce4">
            <text:p>0,377336877</text:p>
          </table:table-cell>
          <table:table-cell office:value-type="float" office:value="3" table:style-name="ce4">
            <text:p>3</text:p>
          </table:table-cell>
          <table:table-cell office:value-type="float" office:value="0.94488333023852833" table:style-name="ce4">
            <text:p>0,944883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Cyclomatic</text:p>
          </table:table-cell>
          <table:table-cell office:value-type="float" office:value="2.2447425404631782" table:style-name="ce4">
            <text:p>2,24474254</text:p>
          </table:table-cell>
          <table:table-cell office:value-type="float" office:value="3" table:style-name="ce4">
            <text:p>3</text:p>
          </table:table-cell>
          <table:table-cell office:value-type="float" office:value="0.52318933553984481" table:style-name="ce4">
            <text:p>0,52318933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Function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Default</text:p>
          </table:table-cell>
          <table:table-cell office:value-type="float" office:value="0.4470326874504465" table:style-name="ce4">
            <text:p>0,447032687</text:p>
          </table:table-cell>
          <table:table-cell office:value-type="float" office:value="3" table:style-name="ce4">
            <text:p>3</text:p>
          </table:table-cell>
          <table:table-cell office:value-type="float" office:value="0.93036409856450386" table:style-name="ce4">
            <text:p>0,93036409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emicolon</text:p>
          </table:table-cell>
          <table:table-cell office:value-type="float" office:value="0.18310627452418193" table:style-name="ce4">
            <text:p>0,183106275</text:p>
          </table:table-cell>
          <table:table-cell office:value-type="float" office:value="3" table:style-name="ce4">
            <text:p>3</text:p>
          </table:table-cell>
          <table:table-cell office:value-type="float" office:value="0.98026931448217081" table:style-name="ce4">
            <text:p>0,98026931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RatioPrivateToPublicMethod</text:p>
          </table:table-cell>
          <table:table-cell office:value-type="float" office:value="0.13491575991575627" table:style-name="ce4">
            <text:p>0,13491576</text:p>
          </table:table-cell>
          <table:table-cell office:value-type="float" office:value="3" table:style-name="ce4">
            <text:p>3</text:p>
          </table:table-cell>
          <table:table-cell office:value-type="float" office:value="0.98734090165826727" table:style-name="ce4">
            <text:p>0,98734090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Ce)</text:p>
          </table:table-cell>
          <table:table-cell office:value-type="float" office:value="4.3200639678240922" table:style-name="ce4">
            <text:p>4,320063968</text:p>
          </table:table-cell>
          <table:table-cell office:value-type="float" office:value="3" table:style-name="ce4">
            <text:p>3</text:p>
          </table:table-cell>
          <table:table-cell office:value-type="float" office:value="0.22891274742598783" table:style-name="ce4">
            <text:p>0,22891274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C)</text:p>
          </table:table-cell>
          <table:table-cell office:value-type="float" office:value="1.898426068360054" table:style-name="ce4">
            <text:p>1,898426068</text:p>
          </table:table-cell>
          <table:table-cell office:value-type="float" office:value="3" table:style-name="ce4">
            <text:p>3</text:p>
          </table:table-cell>
          <table:table-cell office:value-type="float" office:value="0.59375396945810466" table:style-name="ce4">
            <text:p>0,59375396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I)</text:p>
          </table:table-cell>
          <table:table-cell office:value-type="float" office:value="3.8962302835572884" table:style-name="ce4">
            <text:p>3,896230284</text:p>
          </table:table-cell>
          <table:table-cell office:value-type="float" office:value="3" table:style-name="ce4">
            <text:p>3</text:p>
          </table:table-cell>
          <table:table-cell office:value-type="float" office:value="0.27288960327982809" table:style-name="ce4">
            <text:p>0,27288960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kgTCi)</text:p>
          </table:table-cell>
          <table:table-cell office:value-type="float" office:value="0.2056391701518977" table:style-name="ce4">
            <text:p>0,20563917</text:p>
          </table:table-cell>
          <table:table-cell office:value-type="float" office:value="3" table:style-name="ce4">
            <text:p>3</text:p>
          </table:table-cell>
          <table:table-cell office:value-type="float" office:value="0.97667384966898574" table:style-name="ce4">
            <text:p>0,9766738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TLOC)</text:p>
          </table:table-cell>
          <table:table-cell office:value-type="float" office:value="0.2061334763240327" table:style-name="ce4">
            <text:p>0,206133476</text:p>
          </table:table-cell>
          <table:table-cell office:value-type="float" office:value="3" table:style-name="ce4">
            <text:p>3</text:p>
          </table:table-cell>
          <table:table-cell office:value-type="float" office:value="0.97659312390472319" table:style-name="ce4">
            <text:p>0,9765931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a)</text:p>
          </table:table-cell>
          <table:table-cell office:value-type="float" office:value="0.83606354275647143" table:style-name="ce4">
            <text:p>0,836063543</text:p>
          </table:table-cell>
          <table:table-cell office:value-type="float" office:value="3" table:style-name="ce4">
            <text:p>3</text:p>
          </table:table-cell>
          <table:table-cell office:value-type="float" office:value="0.84082307034235371" table:style-name="ce4">
            <text:p>0,8408230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d)</text:p>
          </table:table-cell>
          <table:table-cell office:value-type="float" office:value="0.83606354275647143" table:style-name="ce4">
            <text:p>0,836063543</text:p>
          </table:table-cell>
          <table:table-cell office:value-type="float" office:value="3" table:style-name="ce4">
            <text:p>3</text:p>
          </table:table-cell>
          <table:table-cell office:value-type="float" office:value="0.84082307034235371" table:style-name="ce4">
            <text:p>0,8408230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v)</text:p>
          </table:table-cell>
          <table:table-cell office:value-type="float" office:value="0.51565816915570073" table:style-name="ce4">
            <text:p>0,515658169</text:p>
          </table:table-cell>
          <table:table-cell office:value-type="float" office:value="3" table:style-name="ce4">
            <text:p>3</text:p>
          </table:table-cell>
          <table:table-cell office:value-type="float" office:value="0.91543815715412935" table:style-name="ce4">
            <text:p>0,91543815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HMd)</text:p>
          </table:table-cell>
          <table:table-cell office:value-type="float" office:value="0.16497329435555538" table:style-name="ce4">
            <text:p>0,164973294</text:p>
          </table:table-cell>
          <table:table-cell office:value-type="float" office:value="3" table:style-name="ce4">
            <text:p>3</text:p>
          </table:table-cell>
          <table:table-cell office:value-type="float" office:value="0.98303527842131111" table:style-name="ce4">
            <text:p>0,98303527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a)</text:p>
          </table:table-cell>
          <table:table-cell office:value-type="float" office:value="1.0139860139860313" table:style-name="ce4">
            <text:p>1,013986014</text:p>
          </table:table-cell>
          <table:table-cell office:value-type="float" office:value="3" table:style-name="ce4">
            <text:p>3</text:p>
          </table:table-cell>
          <table:table-cell office:value-type="float" office:value="0.79786780574548588" table:style-name="ce4">
            <text:p>0,79786780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d)</text:p>
          </table:table-cell>
          <table:table-cell office:value-type="float" office:value="1.0139860139860313" table:style-name="ce4">
            <text:p>1,013986014</text:p>
          </table:table-cell>
          <table:table-cell office:value-type="float" office:value="3" table:style-name="ce4">
            <text:p>3</text:p>
          </table:table-cell>
          <table:table-cell office:value-type="float" office:value="0.79786780574548588" table:style-name="ce4">
            <text:p>0,79786780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F)</text:p>
          </table:table-cell>
          <table:table-cell office:value-type="float" office:value="0.83606354275647143" table:style-name="ce4">
            <text:p>0,836063543</text:p>
          </table:table-cell>
          <table:table-cell office:value-type="float" office:value="3" table:style-name="ce4">
            <text:p>3</text:p>
          </table:table-cell>
          <table:table-cell office:value-type="float" office:value="0.84082307034235371" table:style-name="ce4">
            <text:p>0,8408230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MA)</text:p>
          </table:table-cell>
          <table:table-cell office:value-type="float" office:value="0.87147644527802537" table:style-name="ce4">
            <text:p>0,871476445</text:p>
          </table:table-cell>
          <table:table-cell office:value-type="float" office:value="3" table:style-name="ce4">
            <text:p>3</text:p>
          </table:table-cell>
          <table:table-cell office:value-type="float" office:value="0.83230516453157122" table:style-name="ce4">
            <text:p>0,83230516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MI)</text:p>
          </table:table-cell>
          <table:table-cell office:value-type="float" office:value="1.3930250783699136" table:style-name="ce4">
            <text:p>1,393025078</text:p>
          </table:table-cell>
          <table:table-cell office:value-type="float" office:value="3" table:style-name="ce4">
            <text:p>3</text:p>
          </table:table-cell>
          <table:table-cell office:value-type="float" office:value="0.7071705031856006" table:style-name="ce4">
            <text:p>0,70717050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Ch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D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L)</text:p>
          </table:table-cell>
          <table:table-cell office:value-type="float" office:value="2.5160913357199819" table:style-name="ce4">
            <text:p>2,516091336</text:p>
          </table:table-cell>
          <table:table-cell office:value-type="float" office:value="3" table:style-name="ce4">
            <text:p>3</text:p>
          </table:table-cell>
          <table:table-cell office:value-type="float" office:value="0.47239003653753242" table:style-name="ce4">
            <text:p>0,47239003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P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RM)</text:p>
          </table:table-cell>
          <table:table-cell office:value-type="float" office:value="0.26270671774268917" table:style-name="ce4">
            <text:p>0,262706718</text:p>
          </table:table-cell>
          <table:table-cell office:value-type="float" office:value="3" table:style-name="ce4">
            <text:p>3</text:p>
          </table:table-cell>
          <table:table-cell office:value-type="float" office:value="0.96688263033131128" table:style-name="ce4">
            <text:p>0,9668826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PF)</text:p>
          </table:table-cell>
          <table:table-cell office:value-type="float" office:value="3.5636363636364128" table:style-name="ce4">
            <text:p>3,563636364</text:p>
          </table:table-cell>
          <table:table-cell office:value-type="float" office:value="3" table:style-name="ce4">
            <text:p>3</text:p>
          </table:table-cell>
          <table:table-cell office:value-type="float" office:value="0.3126020017957441" table:style-name="ce4">
            <text:p>0,31260200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SF)</text:p>
          </table:table-cell>
          <table:table-cell office:value-type="float" office:value="1.8634465176827908" table:style-name="ce4">
            <text:p>1,863446518</text:p>
          </table:table-cell>
          <table:table-cell office:value-type="float" office:value="3" table:style-name="ce4">
            <text:p>3</text:p>
          </table:table-cell>
          <table:table-cell office:value-type="float" office:value="0.60122652744784166" table:style-name="ce4">
            <text:p>0,60122652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SM)</text:p>
          </table:table-cell>
          <table:table-cell office:value-type="float" office:value="2.0137538486469184" table:style-name="ce4">
            <text:p>2,013753849</text:p>
          </table:table-cell>
          <table:table-cell office:value-type="float" office:value="3" table:style-name="ce4">
            <text:p>3</text:p>
          </table:table-cell>
          <table:table-cell office:value-type="float" office:value="0.56955695501263248" table:style-name="ce4">
            <text:p>0,56955695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Md)</text:p>
          </table:table-cell>
          <table:table-cell office:value-type="float" office:value="1.1031661093554765" table:style-name="ce4">
            <text:p>1,103166109</text:p>
          </table:table-cell>
          <table:table-cell office:value-type="float" office:value="3" table:style-name="ce4">
            <text:p>3</text:p>
          </table:table-cell>
          <table:table-cell office:value-type="float" office:value="0.77630982770601331" table:style-name="ce4">
            <text:p>0,77630982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RTLOC)</text:p>
          </table:table-cell>
          <table:table-cell office:value-type="float" office:value="0.57267228739003428" table:style-name="ce4">
            <text:p>0,572672287</text:p>
          </table:table-cell>
          <table:table-cell office:value-type="float" office:value="3" table:style-name="ce4">
            <text:p>3</text:p>
          </table:table-cell>
          <table:table-cell office:value-type="float" office:value="0.90265892263032443" table:style-name="ce4">
            <text:p>0,9026589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WMC)</text:p>
          </table:table-cell>
          <table:table-cell office:value-type="float" office:value="1.3025313147615079" table:style-name="ce4">
            <text:p>1,302531315</text:p>
          </table:table-cell>
          <table:table-cell office:value-type="float" office:value="3" table:style-name="ce4">
            <text:p>3</text:p>
          </table:table-cell>
          <table:table-cell office:value-type="float" office:value="0.72853207841660095" table:style-name="ce4">
            <text:p>0,72853207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HMd)</text:p>
          </table:table-cell>
          <table:table-cell office:value-type="float" office:value="1.0897776163602819" table:style-name="ce4">
            <text:p>1,089777616</text:p>
          </table:table-cell>
          <table:table-cell office:value-type="float" office:value="3" table:style-name="ce4">
            <text:p>3</text:p>
          </table:table-cell>
          <table:table-cell office:value-type="float" office:value="0.77954236336751392" table:style-name="ce4">
            <text:p>0,77954236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HF)</text:p>
          </table:table-cell>
          <table:table-cell office:value-type="float" office:value="1.3557772913561832" table:style-name="ce4">
            <text:p>1,355777291</text:p>
          </table:table-cell>
          <table:table-cell office:value-type="float" office:value="3" table:style-name="ce4">
            <text:p>3</text:p>
          </table:table-cell>
          <table:table-cell office:value-type="float" office:value="0.71593271396856684" table:style-name="ce4">
            <text:p>0,71593271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MI)</text:p>
          </table:table-cell>
          <table:table-cell office:value-type="float" office:value="1.3930250783699136" table:style-name="ce4">
            <text:p>1,393025078</text:p>
          </table:table-cell>
          <table:table-cell office:value-type="float" office:value="3" table:style-name="ce4">
            <text:p>3</text:p>
          </table:table-cell>
          <table:table-cell office:value-type="float" office:value="0.7071705031856006" table:style-name="ce4">
            <text:p>0,70717050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PF)</text:p>
          </table:table-cell>
          <table:table-cell office:value-type="float" office:value="3.2348484848485199" table:style-name="ce4">
            <text:p>3,234848485</text:p>
          </table:table-cell>
          <table:table-cell office:value-type="float" office:value="3" table:style-name="ce4">
            <text:p>3</text:p>
          </table:table-cell>
          <table:table-cell office:value-type="float" office:value="0.3568139434638905" table:style-name="ce4">
            <text:p>0,35681394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SM)</text:p>
          </table:table-cell>
          <table:table-cell office:value-type="float" office:value="2.3654787353735309" table:style-name="ce4">
            <text:p>2,365478735</text:p>
          </table:table-cell>
          <table:table-cell office:value-type="float" office:value="3" table:style-name="ce4">
            <text:p>3</text:p>
          </table:table-cell>
          <table:table-cell office:value-type="float" office:value="0.50009309305498251" table:style-name="ce4">
            <text:p>0,50009309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PMR)</text:p>
          </table:table-cell>
          <table:table-cell office:value-type="float" office:value="1.3557772913561832" table:style-name="ce4">
            <text:p>1,355777291</text:p>
          </table:table-cell>
          <table:table-cell office:value-type="float" office:value="3" table:style-name="ce4">
            <text:p>3</text:p>
          </table:table-cell>
          <table:table-cell office:value-type="float" office:value="0.71593271396856684" table:style-name="ce4">
            <text:p>0,71593271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a)</text:p>
          </table:table-cell>
          <table:table-cell office:value-type="float" office:value="2.561550109360093" table:style-name="ce4">
            <text:p>2,561550109</text:p>
          </table:table-cell>
          <table:table-cell office:value-type="float" office:value="3" table:style-name="ce4">
            <text:p>3</text:p>
          </table:table-cell>
          <table:table-cell office:value-type="float" office:value="0.46427021625848863" table:style-name="ce4">
            <text:p>0,46427021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d)</text:p>
          </table:table-cell>
          <table:table-cell office:value-type="float" office:value="2.561550109360093" table:style-name="ce4">
            <text:p>2,561550109</text:p>
          </table:table-cell>
          <table:table-cell office:value-type="float" office:value="3" table:style-name="ce4">
            <text:p>3</text:p>
          </table:table-cell>
          <table:table-cell office:value-type="float" office:value="0.46427021625848863" table:style-name="ce4">
            <text:p>0,46427021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v)</text:p>
          </table:table-cell>
          <table:table-cell office:value-type="float" office:value="1.064690870570103" table:style-name="ce4">
            <text:p>1,064690871</text:p>
          </table:table-cell>
          <table:table-cell office:value-type="float" office:value="3" table:style-name="ce4">
            <text:p>3</text:p>
          </table:table-cell>
          <table:table-cell office:value-type="float" office:value="0.7856039474492752" table:style-name="ce4">
            <text:p>0,78560394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D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HMd)</text:p>
          </table:table-cell>
          <table:table-cell office:value-type="float" office:value="0.10373070325900391" table:style-name="ce4">
            <text:p>0,103730703</text:p>
          </table:table-cell>
          <table:table-cell office:value-type="float" office:value="3" table:style-name="ce4">
            <text:p>3</text:p>
          </table:table-cell>
          <table:table-cell office:value-type="float" office:value="0.99138599728888088" table:style-name="ce4">
            <text:p>0,99138599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H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a)</text:p>
          </table:table-cell>
          <table:table-cell office:value-type="float" office:value="0.7278907455251844" table:style-name="ce4">
            <text:p>0,727890746</text:p>
          </table:table-cell>
          <table:table-cell office:value-type="float" office:value="3" table:style-name="ce4">
            <text:p>3</text:p>
          </table:table-cell>
          <table:table-cell office:value-type="float" office:value="0.86662497508835645" table:style-name="ce4">
            <text:p>0,86662497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d)</text:p>
          </table:table-cell>
          <table:table-cell office:value-type="float" office:value="0.7278907455251844" table:style-name="ce4">
            <text:p>0,727890746</text:p>
          </table:table-cell>
          <table:table-cell office:value-type="float" office:value="3" table:style-name="ce4">
            <text:p>3</text:p>
          </table:table-cell>
          <table:table-cell office:value-type="float" office:value="0.86662497508835645" table:style-name="ce4">
            <text:p>0,86662497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F)</text:p>
          </table:table-cell>
          <table:table-cell office:value-type="float" office:value="2.561550109360093" table:style-name="ce4">
            <text:p>2,561550109</text:p>
          </table:table-cell>
          <table:table-cell office:value-type="float" office:value="3" table:style-name="ce4">
            <text:p>3</text:p>
          </table:table-cell>
          <table:table-cell office:value-type="float" office:value="0.46427021625848863" table:style-name="ce4">
            <text:p>0,46427021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)</text:p>
          </table:table-cell>
          <table:table-cell office:value-type="float" office:value="0.7278907455251844" table:style-name="ce4">
            <text:p>0,727890746</text:p>
          </table:table-cell>
          <table:table-cell office:value-type="float" office:value="3" table:style-name="ce4">
            <text:p>3</text:p>
          </table:table-cell>
          <table:table-cell office:value-type="float" office:value="0.86662497508835645" table:style-name="ce4">
            <text:p>0,86662497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A)</text:p>
          </table:table-cell>
          <table:table-cell office:value-type="float" office:value="0.78935862081729691" table:style-name="ce4">
            <text:p>0,789358621</text:p>
          </table:table-cell>
          <table:table-cell office:value-type="float" office:value="3" table:style-name="ce4">
            <text:p>3</text:p>
          </table:table-cell>
          <table:table-cell office:value-type="float" office:value="0.85201058134450436" table:style-name="ce4">
            <text:p>0,85201058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I)</text:p>
          </table:table-cell>
          <table:table-cell office:value-type="float" office:value="1.3930250783699136" table:style-name="ce4">
            <text:p>1,393025078</text:p>
          </table:table-cell>
          <table:table-cell office:value-type="float" office:value="3" table:style-name="ce4">
            <text:p>3</text:p>
          </table:table-cell>
          <table:table-cell office:value-type="float" office:value="0.7071705031856006" table:style-name="ce4">
            <text:p>0,70717050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Ch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D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L)</text:p>
          </table:table-cell>
          <table:table-cell office:value-type="float" office:value="1.3408973394754251" table:style-name="ce4">
            <text:p>1,340897339</text:p>
          </table:table-cell>
          <table:table-cell office:value-type="float" office:value="3" table:style-name="ce4">
            <text:p>3</text:p>
          </table:table-cell>
          <table:table-cell office:value-type="float" office:value="0.71944526066490921" table:style-name="ce4">
            <text:p>0,71944526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P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RM)</text:p>
          </table:table-cell>
          <table:table-cell office:value-type="float" office:value="0.26270671774268917" table:style-name="ce4">
            <text:p>0,262706718</text:p>
          </table:table-cell>
          <table:table-cell office:value-type="float" office:value="3" table:style-name="ce4">
            <text:p>3</text:p>
          </table:table-cell>
          <table:table-cell office:value-type="float" office:value="0.96688263033131128" table:style-name="ce4">
            <text:p>0,9668826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PF)</text:p>
          </table:table-cell>
          <table:table-cell office:value-type="float" office:value="3.5636363636364128" table:style-name="ce4">
            <text:p>3,563636364</text:p>
          </table:table-cell>
          <table:table-cell office:value-type="float" office:value="3" table:style-name="ce4">
            <text:p>3</text:p>
          </table:table-cell>
          <table:table-cell office:value-type="float" office:value="0.3126020017957441" table:style-name="ce4">
            <text:p>0,31260200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PM)</text:p>
          </table:table-cell>
          <table:table-cell office:value-type="float" office:value="0.12372762372762582" table:style-name="ce4">
            <text:p>0,123727624</text:p>
          </table:table-cell>
          <table:table-cell office:value-type="float" office:value="3" table:style-name="ce4">
            <text:p>3</text:p>
          </table:table-cell>
          <table:table-cell office:value-type="float" office:value="0.9888453579804678" table:style-name="ce4">
            <text:p>0,98884535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SF)</text:p>
          </table:table-cell>
          <table:table-cell office:value-type="float" office:value="0.90503246753248379" table:style-name="ce4">
            <text:p>0,905032468</text:p>
          </table:table-cell>
          <table:table-cell office:value-type="float" office:value="3" table:style-name="ce4">
            <text:p>3</text:p>
          </table:table-cell>
          <table:table-cell office:value-type="float" office:value="0.82421319200434295" table:style-name="ce4">
            <text:p>0,82421319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SM)</text:p>
          </table:table-cell>
          <table:table-cell office:value-type="float" office:value="3.3973354231975006" table:style-name="ce4">
            <text:p>3,397335423</text:p>
          </table:table-cell>
          <table:table-cell office:value-type="float" office:value="3" table:style-name="ce4">
            <text:p>3</text:p>
          </table:table-cell>
          <table:table-cell office:value-type="float" office:value="0.33432349509449466" table:style-name="ce4">
            <text:p>0,33432349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R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d)</text:p>
          </table:table-cell>
          <table:table-cell office:value-type="float" office:value="0.12372762372762582" table:style-name="ce4">
            <text:p>0,123727624</text:p>
          </table:table-cell>
          <table:table-cell office:value-type="float" office:value="3" table:style-name="ce4">
            <text:p>3</text:p>
          </table:table-cell>
          <table:table-cell office:value-type="float" office:value="0.9888453579804678" table:style-name="ce4">
            <text:p>0,98884535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IX)</text:p>
          </table:table-cell>
          <table:table-cell office:value-type="float" office:value="0.49549812909261265" table:style-name="ce4">
            <text:p>0,495498129</text:p>
          </table:table-cell>
          <table:table-cell office:value-type="float" office:value="3" table:style-name="ce4">
            <text:p>3</text:p>
          </table:table-cell>
          <table:table-cell office:value-type="float" office:value="0.91987933408623923" table:style-name="ce4">
            <text:p>0,91987933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HF)</text:p>
          </table:table-cell>
          <table:table-cell office:value-type="float" office:value="0.76302184939524442" table:style-name="ce4">
            <text:p>0,763021849</text:p>
          </table:table-cell>
          <table:table-cell office:value-type="float" office:value="3" table:style-name="ce4">
            <text:p>3</text:p>
          </table:table-cell>
          <table:table-cell office:value-type="float" office:value="0.85828970395080872" table:style-name="ce4">
            <text:p>0,85828970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LCOM*)</text:p>
          </table:table-cell>
          <table:table-cell office:value-type="float" office:value="3.4361687398824117" table:style-name="ce4">
            <text:p>3,43616874</text:p>
          </table:table-cell>
          <table:table-cell office:value-type="float" office:value="3" table:style-name="ce4">
            <text:p>3</text:p>
          </table:table-cell>
          <table:table-cell office:value-type="float" office:value="0.32913567101082991" table:style-name="ce4">
            <text:p>0,32913567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Di)</text:p>
          </table:table-cell>
          <table:table-cell office:value-type="float" office:value="0.20343798151001885" table:style-name="ce4">
            <text:p>0,203437982</text:p>
          </table:table-cell>
          <table:table-cell office:value-type="float" office:value="3" table:style-name="ce4">
            <text:p>3</text:p>
          </table:table-cell>
          <table:table-cell office:value-type="float" office:value="0.97703239101049932" table:style-name="ce4">
            <text:p>0,97703239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Fin)</text:p>
          </table:table-cell>
          <table:table-cell office:value-type="float" office:value="1.6658878954873182" table:style-name="ce4">
            <text:p>1,665887895</text:p>
          </table:table-cell>
          <table:table-cell office:value-type="float" office:value="3" table:style-name="ce4">
            <text:p>3</text:p>
          </table:table-cell>
          <table:table-cell office:value-type="float" office:value="0.64454413319935921" table:style-name="ce4">
            <text:p>0,6445441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Fout)</text:p>
          </table:table-cell>
          <table:table-cell office:value-type="float" office:value="1.6658878954873182" table:style-name="ce4">
            <text:p>1,665887895</text:p>
          </table:table-cell>
          <table:table-cell office:value-type="float" office:value="3" table:style-name="ce4">
            <text:p>3</text:p>
          </table:table-cell>
          <table:table-cell office:value-type="float" office:value="0.64454413319935921" table:style-name="ce4">
            <text:p>0,6445441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IOVars)</text:p>
          </table:table-cell>
          <table:table-cell office:value-type="float" office:value="0.19890377029630005" table:style-name="ce4">
            <text:p>0,19890377</text:p>
          </table:table-cell>
          <table:table-cell office:value-type="float" office:value="3" table:style-name="ce4">
            <text:p>3</text:p>
          </table:table-cell>
          <table:table-cell office:value-type="float" office:value="0.9777660724547329" table:style-name="ce4">
            <text:p>0,97776607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BD)</text:p>
          </table:table-cell>
          <table:table-cell office:value-type="float" office:value="0.5964877283733232" table:style-name="ce4">
            <text:p>0,596487728</text:p>
          </table:table-cell>
          <table:table-cell office:value-type="float" office:value="3" table:style-name="ce4">
            <text:p>3</text:p>
          </table:table-cell>
          <table:table-cell office:value-type="float" office:value="0.89723595496505726" table:style-name="ce4">
            <text:p>0,89723595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Si)</text:p>
          </table:table-cell>
          <table:table-cell office:value-type="float" office:value="1.6919727157116029" table:style-name="ce4">
            <text:p>1,691972716</text:p>
          </table:table-cell>
          <table:table-cell office:value-type="float" office:value="3" table:style-name="ce4">
            <text:p>3</text:p>
          </table:table-cell>
          <table:table-cell office:value-type="float" office:value="0.63871991705769082" table:style-name="ce4">
            <text:p>0,63871991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VG)</text:p>
          </table:table-cell>
          <table:table-cell office:value-type="float" office:value="1.3025313147615079" table:style-name="ce4">
            <text:p>1,302531315</text:p>
          </table:table-cell>
          <table:table-cell office:value-type="float" office:value="3" table:style-name="ce4">
            <text:p>3</text:p>
          </table:table-cell>
          <table:table-cell office:value-type="float" office:value="0.72853207841660095" table:style-name="ce4">
            <text:p>0,72853207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i)</text:p>
          </table:table-cell>
          <table:table-cell office:value-type="float" office:value="1.6912557781201998" table:style-name="ce4">
            <text:p>1,691255778</text:p>
          </table:table-cell>
          <table:table-cell office:value-type="float" office:value="3" table:style-name="ce4">
            <text:p>3</text:p>
          </table:table-cell>
          <table:table-cell office:value-type="float" office:value="0.63887958315780469" table:style-name="ce4">
            <text:p>0,63887958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Di)</text:p>
          </table:table-cell>
          <table:table-cell office:value-type="float" office:value="5.3899991292232672" table:style-name="ce4">
            <text:p>5,389999129</text:p>
          </table:table-cell>
          <table:table-cell office:value-type="float" office:value="3" table:style-name="ce4">
            <text:p>3</text:p>
          </table:table-cell>
          <table:table-cell office:value-type="float" office:value="0.14536793871812506" table:style-name="ce4">
            <text:p>0,14536793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Fout)</text:p>
          </table:table-cell>
          <table:table-cell office:value-type="float" office:value="1.6446403766013573" table:style-name="ce4">
            <text:p>1,644640377</text:p>
          </table:table-cell>
          <table:table-cell office:value-type="float" office:value="3" table:style-name="ce4">
            <text:p>3</text:p>
          </table:table-cell>
          <table:table-cell office:value-type="float" office:value="0.64931079930375435" table:style-name="ce4">
            <text:p>0,64931079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IOVars)</text:p>
          </table:table-cell>
          <table:table-cell office:value-type="float" office:value="5.3899991292232672" table:style-name="ce4">
            <text:p>5,389999129</text:p>
          </table:table-cell>
          <table:table-cell office:value-type="float" office:value="3" table:style-name="ce4">
            <text:p>3</text:p>
          </table:table-cell>
          <table:table-cell office:value-type="float" office:value="0.14536793871812506" table:style-name="ce4">
            <text:p>0,14536793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BD)</text:p>
          </table:table-cell>
          <table:table-cell office:value-type="float" office:value="1.5980477855477933" table:style-name="ce4">
            <text:p>1,598047786</text:p>
          </table:table-cell>
          <table:table-cell office:value-type="float" office:value="3" table:style-name="ce4">
            <text:p>3</text:p>
          </table:table-cell>
          <table:table-cell office:value-type="float" office:value="0.65983255223700699" table:style-name="ce4">
            <text:p>0,65983255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i)</text:p>
          </table:table-cell>
          <table:table-cell office:value-type="float" office:value="1.6446403766013573" table:style-name="ce4">
            <text:p>1,644640377</text:p>
          </table:table-cell>
          <table:table-cell office:value-type="float" office:value="3" table:style-name="ce4">
            <text:p>3</text:p>
          </table:table-cell>
          <table:table-cell office:value-type="float" office:value="0.64931079930375435" table:style-name="ce4">
            <text:p>0,64931079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VG)</text:p>
          </table:table-cell>
          <table:table-cell office:value-type="float" office:value="2.236417072654092" table:style-name="ce4">
            <text:p>2,236417073</text:p>
          </table:table-cell>
          <table:table-cell office:value-type="float" office:value="3" table:style-name="ce4">
            <text:p>3</text:p>
          </table:table-cell>
          <table:table-cell office:value-type="float" office:value="0.52481100810146497" table:style-name="ce4">
            <text:p>0,52481100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reliability remediation effort</text:p>
          </table:table-cell>
          <table:table-cell office:value-type="float" office:value="4.0749999999999762" table:style-name="ce4">
            <text:p>4,075</text:p>
          </table:table-cell>
          <table:table-cell office:value-type="float" office:value="3" table:style-name="ce4">
            <text:p>3</text:p>
          </table:table-cell>
          <table:table-cell office:value-type="float" office:value="0.25347854209916493" table:style-name="ce4">
            <text:p>0,25347854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gnitive complexity</text:p>
          </table:table-cell>
          <table:table-cell office:value-type="float" office:value="4.8523644619759665" table:style-name="ce4">
            <text:p>4,852364462</text:p>
          </table:table-cell>
          <table:table-cell office:value-type="float" office:value="3" table:style-name="ce4">
            <text:p>3</text:p>
          </table:table-cell>
          <table:table-cell office:value-type="float" office:value="0.18293249340252335" table:style-name="ce4">
            <text:p>0,18293249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Info violations</text:p>
          </table:table-cell>
          <table:table-cell office:value-type="float" office:value="3.6287505597850753" table:style-name="ce4">
            <text:p>3,62875056</text:p>
          </table:table-cell>
          <table:table-cell office:value-type="float" office:value="3" table:style-name="ce4">
            <text:p>3</text:p>
          </table:table-cell>
          <table:table-cell office:value-type="float" office:value="0.30444349246168734" table:style-name="ce4">
            <text:p>0,30444349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ecurity remediation effort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maintainability remediation effort</text:p>
          </table:table-cell>
          <table:table-cell office:value-type="float" office:value="0.78238326508877598" table:style-name="ce4">
            <text:p>0,782383265</text:p>
          </table:table-cell>
          <table:table-cell office:value-type="float" office:value="3" table:style-name="ce4">
            <text:p>3</text:p>
          </table:table-cell>
          <table:table-cell office:value-type="float" office:value="0.85367591645570973" table:style-name="ce4">
            <text:p>0,85367591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ecurity hotspots</text:p>
          </table:table-cell>
          <table:table-cell office:value-type="float" office:value="1.3598484848485015" table:style-name="ce4">
            <text:p>1,359848485</text:p>
          </table:table-cell>
          <table:table-cell office:value-type="float" office:value="3" table:style-name="ce4">
            <text:p>3</text:p>
          </table:table-cell>
          <table:table-cell office:value-type="float" office:value="0.71497285732699356" table:style-name="ce4">
            <text:p>0,71497285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Effort to reach rating A</text:p>
          </table:table-cell>
          <table:table-cell office:value-type="float" office:value="3.8166666666666424" table:style-name="ce4">
            <text:p>3,816666667</text:p>
          </table:table-cell>
          <table:table-cell office:value-type="float" office:value="3" table:style-name="ce4">
            <text:p>3</text:p>
          </table:table-cell>
          <table:table-cell office:value-type="float" office:value="0.28195346066547705" table:style-name="ce4">
            <text:p>0,28195346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Duplicated blocks</text:p>
          </table:table-cell>
          <table:table-cell office:value-type="float" office:value="0.68993834183579716" table:style-name="ce4">
            <text:p>0,689938342</text:p>
          </table:table-cell>
          <table:table-cell office:value-type="float" office:value="3" table:style-name="ce4">
            <text:p>3</text:p>
          </table:table-cell>
          <table:table-cell office:value-type="float" office:value="0.87556796253929203" table:style-name="ce4">
            <text:p>0,87556796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Reliability remediation effort</text:p>
          </table:table-cell>
          <table:table-cell office:value-type="float" office:value="4.0749999999999762" table:style-name="ce4">
            <text:p>4,075</text:p>
          </table:table-cell>
          <table:table-cell office:value-type="float" office:value="3" table:style-name="ce4">
            <text:p>3</text:p>
          </table:table-cell>
          <table:table-cell office:value-type="float" office:value="0.25347854209916493" table:style-name="ce4">
            <text:p>0,25347854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security remediation effort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Bugs</text:p>
          </table:table-cell>
          <table:table-cell office:value-type="float" office:value="4.0749999999999762" table:style-name="ce4">
            <text:p>4,075</text:p>
          </table:table-cell>
          <table:table-cell office:value-type="float" office:value="3" table:style-name="ce4">
            <text:p>3</text:p>
          </table:table-cell>
          <table:table-cell office:value-type="float" office:value="0.25347854209916493" table:style-name="ce4">
            <text:p>0,25347854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Q reliability remediation effort)</text:p>
          </table:table-cell>
          <table:table-cell office:value-type="float" office:value="4.0749999999999762" table:style-name="ce4">
            <text:p>4,075</text:p>
          </table:table-cell>
          <table:table-cell office:value-type="float" office:value="3" table:style-name="ce4">
            <text:p>3</text:p>
          </table:table-cell>
          <table:table-cell office:value-type="float" office:value="0.25347854209916493" table:style-name="ce4">
            <text:p>0,25347854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Cognitive complexity)</text:p>
          </table:table-cell>
          <table:table-cell office:value-type="float" office:value="4.7026453957996708" table:style-name="ce4">
            <text:p>4,702645396</text:p>
          </table:table-cell>
          <table:table-cell office:value-type="float" office:value="3" table:style-name="ce4">
            <text:p>3</text:p>
          </table:table-cell>
          <table:table-cell office:value-type="float" office:value="0.19491148445424003" table:style-name="ce4">
            <text:p>0,19491148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nor violations)</text:p>
          </table:table-cell>
          <table:table-cell office:value-type="float" office:value="1.3189915121733518" table:style-name="ce4">
            <text:p>1,318991512</text:p>
          </table:table-cell>
          <table:table-cell office:value-type="float" office:value="3" table:style-name="ce4">
            <text:p>3</text:p>
          </table:table-cell>
          <table:table-cell office:value-type="float" office:value="0.72462837021653459" table:style-name="ce4">
            <text:p>0,7246283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Info violations)</text:p>
          </table:table-cell>
          <table:table-cell office:value-type="float" office:value="3.6233957876850482" table:style-name="ce4">
            <text:p>3,623395788</text:p>
          </table:table-cell>
          <table:table-cell office:value-type="float" office:value="3" table:style-name="ce4">
            <text:p>3</text:p>
          </table:table-cell>
          <table:table-cell office:value-type="float" office:value="0.30510720130278501" table:style-name="ce4">
            <text:p>0,30510720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ecurity remediation effor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ecurity hotspots)</text:p>
          </table:table-cell>
          <table:table-cell office:value-type="float" office:value="1.3598484848485015" table:style-name="ce4">
            <text:p>1,359848485</text:p>
          </table:table-cell>
          <table:table-cell office:value-type="float" office:value="3" table:style-name="ce4">
            <text:p>3</text:p>
          </table:table-cell>
          <table:table-cell office:value-type="float" office:value="0.71497285732699356" table:style-name="ce4">
            <text:p>0,71497285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Effort to reach rating A)</text:p>
          </table:table-cell>
          <table:table-cell office:value-type="float" office:value="3.8166666666666424" table:style-name="ce4">
            <text:p>3,816666667</text:p>
          </table:table-cell>
          <table:table-cell office:value-type="float" office:value="3" table:style-name="ce4">
            <text:p>3</text:p>
          </table:table-cell>
          <table:table-cell office:value-type="float" office:value="0.28195346066547705" table:style-name="ce4">
            <text:p>0,28195346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Reliability remediation effort)</text:p>
          </table:table-cell>
          <table:table-cell office:value-type="float" office:value="4.0749999999999762" table:style-name="ce4">
            <text:p>4,075</text:p>
          </table:table-cell>
          <table:table-cell office:value-type="float" office:value="3" table:style-name="ce4">
            <text:p>3</text:p>
          </table:table-cell>
          <table:table-cell office:value-type="float" office:value="0.25347854209916493" table:style-name="ce4">
            <text:p>0,25347854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Q security remediation effor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Bugs)</text:p>
          </table:table-cell>
          <table:table-cell office:value-type="float" office:value="4.0749999999999762" table:style-name="ce4">
            <text:p>4,075</text:p>
          </table:table-cell>
          <table:table-cell office:value-type="float" office:value="3" table:style-name="ce4">
            <text:p>3</text:p>
          </table:table-cell>
          <table:table-cell office:value-type="float" office:value="0.25347854209916493" table:style-name="ce4">
            <text:p>0,25347854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ajor violations)</text:p>
          </table:table-cell>
          <table:table-cell office:value-type="float" office:value="1.6668236018225822" table:style-name="ce4">
            <text:p>1,666823602</text:p>
          </table:table-cell>
          <table:table-cell office:value-type="float" office:value="3" table:style-name="ce4">
            <text:p>3</text:p>
          </table:table-cell>
          <table:table-cell office:value-type="float" office:value="0.64433467906255193" table:style-name="ce4">
            <text:p>0,64433467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qale rating)</text:p>
          </table:table-cell>
          <table:table-cell office:value-type="float" office:value="3.9439655172413808" table:style-name="ce4">
            <text:p>3,943965517</text:p>
          </table:table-cell>
          <table:table-cell office:value-type="float" office:value="3" table:style-name="ce4">
            <text:p>3</text:p>
          </table:table-cell>
          <table:table-cell office:value-type="float" office:value="0.26757875970024764" table:style-name="ce4">
            <text:p>0,267578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Reliability rating)</text:p>
          </table:table-cell>
          <table:table-cell office:value-type="float" office:value="3.8166666666666424" table:style-name="ce4">
            <text:p>3,816666667</text:p>
          </table:table-cell>
          <table:table-cell office:value-type="float" office:value="3" table:style-name="ce4">
            <text:p>3</text:p>
          </table:table-cell>
          <table:table-cell office:value-type="float" office:value="0.28195346066547705" table:style-name="ce4">
            <text:p>0,28195346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ecurity rating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</text:p>
          </table:table-cell>
          <table:table-cell office:value-type="float" office:value="0.7288972206934563" table:style-name="ce4">
            <text:p>0,728897221</text:p>
          </table:table-cell>
          <table:table-cell office:value-type="float" office:value="3" table:style-name="ce4">
            <text:p>3</text:p>
          </table:table-cell>
          <table:table-cell office:value-type="float" office:value="0.86638689254971846" table:style-name="ce4">
            <text:p>0,86638689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Method</text:p>
          </table:table-cell>
          <table:table-cell office:value-type="float" office:value="0.48810120240480909" table:style-name="ce4">
            <text:p>0,488101202</text:p>
          </table:table-cell>
          <table:table-cell office:value-type="float" office:value="3" table:style-name="ce4">
            <text:p>3</text:p>
          </table:table-cell>
          <table:table-cell office:value-type="float" office:value="0.92149764056126482" table:style-name="ce4">
            <text:p>0,92149764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Variable</text:p>
          </table:table-cell>
          <table:table-cell office:value-type="float" office:value="1.8393110795454655" table:style-name="ce4">
            <text:p>1,83931108</text:p>
          </table:table-cell>
          <table:table-cell office:value-type="float" office:value="3" table:style-name="ce4">
            <text:p>3</text:p>
          </table:table-cell>
          <table:table-cell office:value-type="float" office:value="0.6064179946834537" table:style-name="ce4">
            <text:p>0,60641799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File</text:p>
          </table:table-cell>
          <table:table-cell office:value-type="float" office:value="0.46436433681892969" table:style-name="ce4">
            <text:p>0,464364337</text:p>
          </table:table-cell>
          <table:table-cell office:value-type="float" office:value="3" table:style-name="ce4">
            <text:p>3</text:p>
          </table:table-cell>
          <table:table-cell office:value-type="float" office:value="0.92664768581773194" table:style-name="ce4">
            <text:p>0,92664768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InstanceMethod</text:p>
          </table:table-cell>
          <table:table-cell office:value-type="float" office:value="2.2771158586688576" table:style-name="ce4">
            <text:p>2,277115859</text:p>
          </table:table-cell>
          <table:table-cell office:value-type="float" office:value="3" table:style-name="ce4">
            <text:p>3</text:p>
          </table:table-cell>
          <table:table-cell office:value-type="float" office:value="0.51691907127023184" table:style-name="ce4">
            <text:p>0,51691907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InstanceVariable</text:p>
          </table:table-cell>
          <table:table-cell office:value-type="float" office:value="0.55941696355165815" table:style-name="ce4">
            <text:p>0,559416964</text:p>
          </table:table-cell>
          <table:table-cell office:value-type="float" office:value="3" table:style-name="ce4">
            <text:p>3</text:p>
          </table:table-cell>
          <table:table-cell office:value-type="float" office:value="0.90565674724042511" table:style-name="ce4">
            <text:p>0,90565674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</text:p>
          </table:table-cell>
          <table:table-cell office:value-type="float" office:value="1.9762972343921155" table:style-name="ce4">
            <text:p>1,976297234</text:p>
          </table:table-cell>
          <table:table-cell office:value-type="float" office:value="3" table:style-name="ce4">
            <text:p>3</text:p>
          </table:table-cell>
          <table:table-cell office:value-type="float" office:value="0.57734084898749083" table:style-name="ce4">
            <text:p>0,57734084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rivate</text:p>
          </table:table-cell>
          <table:table-cell office:value-type="float" office:value="0.6421024935233095" table:style-name="ce4">
            <text:p>0,642102494</text:p>
          </table:table-cell>
          <table:table-cell office:value-type="float" office:value="3" table:style-name="ce4">
            <text:p>3</text:p>
          </table:table-cell>
          <table:table-cell office:value-type="float" office:value="0.8867298782389702" table:style-name="ce4">
            <text:p>0,88672987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rotected</text:p>
          </table:table-cell>
          <table:table-cell office:value-type="float" office:value="5.1599999999999859" table:style-name="ce4">
            <text:p>5,16</text:p>
          </table:table-cell>
          <table:table-cell office:value-type="float" office:value="3" table:style-name="ce4">
            <text:p>3</text:p>
          </table:table-cell>
          <table:table-cell office:value-type="float" office:value="0.16044913603535096" table:style-name="ce4">
            <text:p>0,16044913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ublic</text:p>
          </table:table-cell>
          <table:table-cell office:value-type="float" office:value="1.7790410958904153" table:style-name="ce4">
            <text:p>1,779041096</text:p>
          </table:table-cell>
          <table:table-cell office:value-type="float" office:value="3" table:style-name="ce4">
            <text:p>3</text:p>
          </table:table-cell>
          <table:table-cell office:value-type="float" office:value="0.61950641423785469" table:style-name="ce4">
            <text:p>0,61950641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</text:p>
          </table:table-cell>
          <table:table-cell office:value-type="float" office:value="0.93965517241379359" table:style-name="ce4">
            <text:p>0,939655172</text:p>
          </table:table-cell>
          <table:table-cell office:value-type="float" office:value="3" table:style-name="ce4">
            <text:p>3</text:p>
          </table:table-cell>
          <table:table-cell office:value-type="float" office:value="0.81584907011108987" table:style-name="ce4">
            <text:p>0,8158490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Blank</text:p>
          </table:table-cell>
          <table:table-cell office:value-type="float" office:value="1.8842364532019644" table:style-name="ce4">
            <text:p>1,884236453</text:p>
          </table:table-cell>
          <table:table-cell office:value-type="float" office:value="3" table:style-name="ce4">
            <text:p>3</text:p>
          </table:table-cell>
          <table:table-cell office:value-type="float" office:value="0.59677786518442133" table:style-name="ce4">
            <text:p>0,59677786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Code</text:p>
          </table:table-cell>
          <table:table-cell office:value-type="float" office:value="1.1422413793103487" table:style-name="ce4">
            <text:p>1,142241379</text:p>
          </table:table-cell>
          <table:table-cell office:value-type="float" office:value="3" table:style-name="ce4">
            <text:p>3</text:p>
          </table:table-cell>
          <table:table-cell office:value-type="float" office:value="0.76688785722387731" table:style-name="ce4">
            <text:p>0,76688785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CodeDecl</text:p>
          </table:table-cell>
          <table:table-cell office:value-type="float" office:value="0.68229879551054518" table:style-name="ce4">
            <text:p>0,682298796</text:p>
          </table:table-cell>
          <table:table-cell office:value-type="float" office:value="3" table:style-name="ce4">
            <text:p>3</text:p>
          </table:table-cell>
          <table:table-cell office:value-type="float" office:value="0.87735934121622461" table:style-name="ce4">
            <text:p>0,87735934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</text:p>
          </table:table-cell>
          <table:table-cell office:value-type="float" office:value="1.5775561182589675" table:style-name="ce4">
            <text:p>1,577556118</text:p>
          </table:table-cell>
          <table:table-cell office:value-type="float" office:value="3" table:style-name="ce4">
            <text:p>3</text:p>
          </table:table-cell>
          <table:table-cell office:value-type="float" office:value="0.66448945819409022" table:style-name="ce4">
            <text:p>0,66448945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Decl</text:p>
          </table:table-cell>
          <table:table-cell office:value-type="float" office:value="0.72756980563920259" table:style-name="ce4">
            <text:p>0,727569806</text:p>
          </table:table-cell>
          <table:table-cell office:value-type="float" office:value="3" table:style-name="ce4">
            <text:p>3</text:p>
          </table:table-cell>
          <table:table-cell office:value-type="float" office:value="0.86670088427852066" table:style-name="ce4">
            <text:p>0,86670088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Exe</text:p>
          </table:table-cell>
          <table:table-cell office:value-type="float" office:value="1.7266116890227248" table:style-name="ce4">
            <text:p>1,726611689</text:p>
          </table:table-cell>
          <table:table-cell office:value-type="float" office:value="3" table:style-name="ce4">
            <text:p>3</text:p>
          </table:table-cell>
          <table:table-cell office:value-type="float" office:value="0.63103370493634836" table:style-name="ce4">
            <text:p>0,63103370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Cyclomatic</text:p>
          </table:table-cell>
          <table:table-cell office:value-type="float" office:value="1.9191267123287696" table:style-name="ce4">
            <text:p>1,919126712</text:p>
          </table:table-cell>
          <table:table-cell office:value-type="float" office:value="3" table:style-name="ce4">
            <text:p>3</text:p>
          </table:table-cell>
          <table:table-cell office:value-type="float" office:value="0.58936072573108278" table:style-name="ce4">
            <text:p>0,58936072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Function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Default</text:p>
          </table:table-cell>
          <table:table-cell office:value-type="float" office:value="1.1104298704877407" table:style-name="ce4">
            <text:p>1,11042987</text:p>
          </table:table-cell>
          <table:table-cell office:value-type="float" office:value="3" table:style-name="ce4">
            <text:p>3</text:p>
          </table:table-cell>
          <table:table-cell office:value-type="float" office:value="0.77455688676869916" table:style-name="ce4">
            <text:p>0,77455688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emicolon</text:p>
          </table:table-cell>
          <table:table-cell office:value-type="float" office:value="1.665024630541879" table:style-name="ce4">
            <text:p>1,665024631</text:p>
          </table:table-cell>
          <table:table-cell office:value-type="float" office:value="3" table:style-name="ce4">
            <text:p>3</text:p>
          </table:table-cell>
          <table:table-cell office:value-type="float" office:value="0.64473740636203791" table:style-name="ce4">
            <text:p>0,64473740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RatioPrivateToPublicMethod</text:p>
          </table:table-cell>
          <table:table-cell office:value-type="float" office:value="0.31197478991596778" table:style-name="ce4">
            <text:p>0,31197479</text:p>
          </table:table-cell>
          <table:table-cell office:value-type="float" office:value="3" table:style-name="ce4">
            <text:p>3</text:p>
          </table:table-cell>
          <table:table-cell office:value-type="float" office:value="0.95776083618976782" table:style-name="ce4">
            <text:p>0,95776083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Ce)</text:p>
          </table:table-cell>
          <table:table-cell office:value-type="float" office:value="3.3591928251121148" table:style-name="ce4">
            <text:p>3,359192825</text:p>
          </table:table-cell>
          <table:table-cell office:value-type="float" office:value="3" table:style-name="ce4">
            <text:p>3</text:p>
          </table:table-cell>
          <table:table-cell office:value-type="float" office:value="0.33948871139362186" table:style-name="ce4">
            <text:p>0,33948871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C)</text:p>
          </table:table-cell>
          <table:table-cell office:value-type="float" office:value="0.78600581073602671" table:style-name="ce4">
            <text:p>0,786005811</text:p>
          </table:table-cell>
          <table:table-cell office:value-type="float" office:value="3" table:style-name="ce4">
            <text:p>3</text:p>
          </table:table-cell>
          <table:table-cell office:value-type="float" office:value="0.85281124729412616" table:style-name="ce4">
            <text:p>0,85281124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I)</text:p>
          </table:table-cell>
          <table:table-cell office:value-type="float" office:value="1.187499999999998" table:style-name="ce4">
            <text:p>1,1875</text:p>
          </table:table-cell>
          <table:table-cell office:value-type="float" office:value="3" table:style-name="ce4">
            <text:p>3</text:p>
          </table:table-cell>
          <table:table-cell office:value-type="float" office:value="0.75600386285224386" table:style-name="ce4">
            <text:p>0,75600386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kgTCi)</text:p>
          </table:table-cell>
          <table:table-cell office:value-type="float" office:value="2.0544884963023877" table:style-name="ce4">
            <text:p>2,054488496</text:p>
          </table:table-cell>
          <table:table-cell office:value-type="float" office:value="3" table:style-name="ce4">
            <text:p>3</text:p>
          </table:table-cell>
          <table:table-cell office:value-type="float" office:value="0.56117477561989981" table:style-name="ce4">
            <text:p>0,5611747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TLOC)</text:p>
          </table:table-cell>
          <table:table-cell office:value-type="float" office:value="1.4472864768683265" table:style-name="ce4">
            <text:p>1,447286477</text:p>
          </table:table-cell>
          <table:table-cell office:value-type="float" office:value="3" table:style-name="ce4">
            <text:p>3</text:p>
          </table:table-cell>
          <table:table-cell office:value-type="float" office:value="0.69448890209732839" table:style-name="ce4">
            <text:p>0,69448890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a)</text:p>
          </table:table-cell>
          <table:table-cell office:value-type="float" office:value="0.98279234147680328" table:style-name="ce4">
            <text:p>0,982792341</text:p>
          </table:table-cell>
          <table:table-cell office:value-type="float" office:value="3" table:style-name="ce4">
            <text:p>3</text:p>
          </table:table-cell>
          <table:table-cell office:value-type="float" office:value="0.80541560286871772" table:style-name="ce4">
            <text:p>0,80541560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d)</text:p>
          </table:table-cell>
          <table:table-cell office:value-type="float" office:value="0.98279234147680328" table:style-name="ce4">
            <text:p>0,982792341</text:p>
          </table:table-cell>
          <table:table-cell office:value-type="float" office:value="3" table:style-name="ce4">
            <text:p>3</text:p>
          </table:table-cell>
          <table:table-cell office:value-type="float" office:value="0.80541560286871772" table:style-name="ce4">
            <text:p>0,80541560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v)</text:p>
          </table:table-cell>
          <table:table-cell office:value-type="float" office:value="2.2656816281014716" table:style-name="ce4">
            <text:p>2,265681628</text:p>
          </table:table-cell>
          <table:table-cell office:value-type="float" office:value="3" table:style-name="ce4">
            <text:p>3</text:p>
          </table:table-cell>
          <table:table-cell office:value-type="float" office:value="0.51912725745060928" table:style-name="ce4">
            <text:p>0,51912725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HMd)</text:p>
          </table:table-cell>
          <table:table-cell office:value-type="float" office:value="0.56091400375939238" table:style-name="ce4">
            <text:p>0,560914004</text:p>
          </table:table-cell>
          <table:table-cell office:value-type="float" office:value="3" table:style-name="ce4">
            <text:p>3</text:p>
          </table:table-cell>
          <table:table-cell office:value-type="float" office:value="0.90531894443230454" table:style-name="ce4">
            <text:p>0,90531894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a)</text:p>
          </table:table-cell>
          <table:table-cell office:value-type="float" office:value="0.92634357005757861" table:style-name="ce4">
            <text:p>0,92634357</text:p>
          </table:table-cell>
          <table:table-cell office:value-type="float" office:value="3" table:style-name="ce4">
            <text:p>3</text:p>
          </table:table-cell>
          <table:table-cell office:value-type="float" office:value="0.81906629189236613" table:style-name="ce4">
            <text:p>0,81906629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d)</text:p>
          </table:table-cell>
          <table:table-cell office:value-type="float" office:value="0.92634357005757861" table:style-name="ce4">
            <text:p>0,92634357</text:p>
          </table:table-cell>
          <table:table-cell office:value-type="float" office:value="3" table:style-name="ce4">
            <text:p>3</text:p>
          </table:table-cell>
          <table:table-cell office:value-type="float" office:value="0.81906629189236613" table:style-name="ce4">
            <text:p>0,81906629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F)</text:p>
          </table:table-cell>
          <table:table-cell office:value-type="float" office:value="0.98279234147680328" table:style-name="ce4">
            <text:p>0,982792341</text:p>
          </table:table-cell>
          <table:table-cell office:value-type="float" office:value="3" table:style-name="ce4">
            <text:p>3</text:p>
          </table:table-cell>
          <table:table-cell office:value-type="float" office:value="0.80541560286871772" table:style-name="ce4">
            <text:p>0,80541560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MA)</text:p>
          </table:table-cell>
          <table:table-cell office:value-type="float" office:value="0.87870370370369799" table:style-name="ce4">
            <text:p>0,878703704</text:p>
          </table:table-cell>
          <table:table-cell office:value-type="float" office:value="3" table:style-name="ce4">
            <text:p>3</text:p>
          </table:table-cell>
          <table:table-cell office:value-type="float" office:value="0.83056381472775609" table:style-name="ce4">
            <text:p>0,83056381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MI)</text:p>
          </table:table-cell>
          <table:table-cell office:value-type="float" office:value="5.1923076923076588" table:style-name="ce4">
            <text:p>5,192307692</text:p>
          </table:table-cell>
          <table:table-cell office:value-type="float" office:value="3" table:style-name="ce4">
            <text:p>3</text:p>
          </table:table-cell>
          <table:table-cell office:value-type="float" office:value="0.15824501831226379" table:style-name="ce4">
            <text:p>0,15824501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A)</text:p>
          </table:table-cell>
          <table:table-cell office:value-type="float" office:value="5.1599999999999859" table:style-name="ce4">
            <text:p>5,16</text:p>
          </table:table-cell>
          <table:table-cell office:value-type="float" office:value="3" table:style-name="ce4">
            <text:p>3</text:p>
          </table:table-cell>
          <table:table-cell office:value-type="float" office:value="0.16044913603535096" table:style-name="ce4">
            <text:p>0,16044913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Ch)</text:p>
          </table:table-cell>
          <table:table-cell office:value-type="float" office:value="5.1599999999999859" table:style-name="ce4">
            <text:p>5,16</text:p>
          </table:table-cell>
          <table:table-cell office:value-type="float" office:value="3" table:style-name="ce4">
            <text:p>3</text:p>
          </table:table-cell>
          <table:table-cell office:value-type="float" office:value="0.16044913603535096" table:style-name="ce4">
            <text:p>0,16044913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D)</text:p>
          </table:table-cell>
          <table:table-cell office:value-type="float" office:value="5.1599999999999859" table:style-name="ce4">
            <text:p>5,16</text:p>
          </table:table-cell>
          <table:table-cell office:value-type="float" office:value="3" table:style-name="ce4">
            <text:p>3</text:p>
          </table:table-cell>
          <table:table-cell office:value-type="float" office:value="0.16044913603535096" table:style-name="ce4">
            <text:p>0,16044913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L)</text:p>
          </table:table-cell>
          <table:table-cell office:value-type="float" office:value="1.7913103448275904" table:style-name="ce4">
            <text:p>1,791310345</text:p>
          </table:table-cell>
          <table:table-cell office:value-type="float" office:value="3" table:style-name="ce4">
            <text:p>3</text:p>
          </table:table-cell>
          <table:table-cell office:value-type="float" office:value="0.61682772549967968" table:style-name="ce4">
            <text:p>0,61682772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Pa)</text:p>
          </table:table-cell>
          <table:table-cell office:value-type="float" office:value="5.1599999999999859" table:style-name="ce4">
            <text:p>5,16</text:p>
          </table:table-cell>
          <table:table-cell office:value-type="float" office:value="3" table:style-name="ce4">
            <text:p>3</text:p>
          </table:table-cell>
          <table:table-cell office:value-type="float" office:value="0.16044913603535096" table:style-name="ce4">
            <text:p>0,16044913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RM)</text:p>
          </table:table-cell>
          <table:table-cell office:value-type="float" office:value="0.4143408134642404" table:style-name="ce4">
            <text:p>0,414340813</text:p>
          </table:table-cell>
          <table:table-cell office:value-type="float" office:value="3" table:style-name="ce4">
            <text:p>3</text:p>
          </table:table-cell>
          <table:table-cell office:value-type="float" office:value="0.93726434343292486" table:style-name="ce4">
            <text:p>0,93726434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PF)</text:p>
          </table:table-cell>
          <table:table-cell office:value-type="float" office:value="2.5519809582309603" table:style-name="ce4">
            <text:p>2,551980958</text:p>
          </table:table-cell>
          <table:table-cell office:value-type="float" office:value="3" table:style-name="ce4">
            <text:p>3</text:p>
          </table:table-cell>
          <table:table-cell office:value-type="float" office:value="0.46597015932485419" table:style-name="ce4">
            <text:p>0,46597015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SF)</text:p>
          </table:table-cell>
          <table:table-cell office:value-type="float" office:value="1.8393110795454655" table:style-name="ce4">
            <text:p>1,83931108</text:p>
          </table:table-cell>
          <table:table-cell office:value-type="float" office:value="3" table:style-name="ce4">
            <text:p>3</text:p>
          </table:table-cell>
          <table:table-cell office:value-type="float" office:value="0.6064179946834537" table:style-name="ce4">
            <text:p>0,60641799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SM)</text:p>
          </table:table-cell>
          <table:table-cell office:value-type="float" office:value="0.83207892595605193" table:style-name="ce4">
            <text:p>0,832078926</text:p>
          </table:table-cell>
          <table:table-cell office:value-type="float" office:value="3" table:style-name="ce4">
            <text:p>3</text:p>
          </table:table-cell>
          <table:table-cell office:value-type="float" office:value="0.84177978345920423" table:style-name="ce4">
            <text:p>0,84177978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Md)</text:p>
          </table:table-cell>
          <table:table-cell office:value-type="float" office:value="0.81208915365653933" table:style-name="ce4">
            <text:p>0,812089154</text:p>
          </table:table-cell>
          <table:table-cell office:value-type="float" office:value="3" table:style-name="ce4">
            <text:p>3</text:p>
          </table:table-cell>
          <table:table-cell office:value-type="float" office:value="0.84657333581455974" table:style-name="ce4">
            <text:p>0,84657333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RTLOC)</text:p>
          </table:table-cell>
          <table:table-cell office:value-type="float" office:value="2.0818965517241423" table:style-name="ce4">
            <text:p>2,081896552</text:p>
          </table:table-cell>
          <table:table-cell office:value-type="float" office:value="3" table:style-name="ce4">
            <text:p>3</text:p>
          </table:table-cell>
          <table:table-cell office:value-type="float" office:value="0.5555838876652901" table:style-name="ce4">
            <text:p>0,55558388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WMC)</text:p>
          </table:table-cell>
          <table:table-cell office:value-type="float" office:value="0.22379860350492181" table:style-name="ce4">
            <text:p>0,223798604</text:p>
          </table:table-cell>
          <table:table-cell office:value-type="float" office:value="3" table:style-name="ce4">
            <text:p>3</text:p>
          </table:table-cell>
          <table:table-cell office:value-type="float" office:value="0.97365892065347315" table:style-name="ce4">
            <text:p>0,97365892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HMd)</text:p>
          </table:table-cell>
          <table:table-cell office:value-type="float" office:value="1.2870024875621864" table:style-name="ce4">
            <text:p>1,287002488</text:p>
          </table:table-cell>
          <table:table-cell office:value-type="float" office:value="3" table:style-name="ce4">
            <text:p>3</text:p>
          </table:table-cell>
          <table:table-cell office:value-type="float" office:value="0.73222175425470226" table:style-name="ce4">
            <text:p>0,73222175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HF)</text:p>
          </table:table-cell>
          <table:table-cell office:value-type="float" office:value="1.7251464026770769" table:style-name="ce4">
            <text:p>1,725146403</text:p>
          </table:table-cell>
          <table:table-cell office:value-type="float" office:value="3" table:style-name="ce4">
            <text:p>3</text:p>
          </table:table-cell>
          <table:table-cell office:value-type="float" office:value="0.63135772199001561" table:style-name="ce4">
            <text:p>0,6313577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MI)</text:p>
          </table:table-cell>
          <table:table-cell office:value-type="float" office:value="5.1923076923076588" table:style-name="ce4">
            <text:p>5,192307692</text:p>
          </table:table-cell>
          <table:table-cell office:value-type="float" office:value="3" table:style-name="ce4">
            <text:p>3</text:p>
          </table:table-cell>
          <table:table-cell office:value-type="float" office:value="0.15824501831226379" table:style-name="ce4">
            <text:p>0,15824501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PF)</text:p>
          </table:table-cell>
          <table:table-cell office:value-type="float" office:value="2.3687116564417288" table:style-name="ce4">
            <text:p>2,368711656</text:p>
          </table:table-cell>
          <table:table-cell office:value-type="float" office:value="3" table:style-name="ce4">
            <text:p>3</text:p>
          </table:table-cell>
          <table:table-cell office:value-type="float" office:value="0.49948551114149031" table:style-name="ce4">
            <text:p>0,49948551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SM)</text:p>
          </table:table-cell>
          <table:table-cell office:value-type="float" office:value="2.9453580349708623" table:style-name="ce4">
            <text:p>2,945358035</text:p>
          </table:table-cell>
          <table:table-cell office:value-type="float" office:value="3" table:style-name="ce4">
            <text:p>3</text:p>
          </table:table-cell>
          <table:table-cell office:value-type="float" office:value="0.40012684596335324" table:style-name="ce4">
            <text:p>0,40012684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PMR)</text:p>
          </table:table-cell>
          <table:table-cell office:value-type="float" office:value="1.7251464026770769" table:style-name="ce4">
            <text:p>1,725146403</text:p>
          </table:table-cell>
          <table:table-cell office:value-type="float" office:value="3" table:style-name="ce4">
            <text:p>3</text:p>
          </table:table-cell>
          <table:table-cell office:value-type="float" office:value="0.63135772199001561" table:style-name="ce4">
            <text:p>0,6313577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a)</text:p>
          </table:table-cell>
          <table:table-cell office:value-type="float" office:value="0.68027294414818307" table:style-name="ce4">
            <text:p>0,680272944</text:p>
          </table:table-cell>
          <table:table-cell office:value-type="float" office:value="3" table:style-name="ce4">
            <text:p>3</text:p>
          </table:table-cell>
          <table:table-cell office:value-type="float" office:value="0.87783384853084323" table:style-name="ce4">
            <text:p>0,87783384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d)</text:p>
          </table:table-cell>
          <table:table-cell office:value-type="float" office:value="0.68027294414818307" table:style-name="ce4">
            <text:p>0,680272944</text:p>
          </table:table-cell>
          <table:table-cell office:value-type="float" office:value="3" table:style-name="ce4">
            <text:p>3</text:p>
          </table:table-cell>
          <table:table-cell office:value-type="float" office:value="0.87783384853084323" table:style-name="ce4">
            <text:p>0,87783384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v)</text:p>
          </table:table-cell>
          <table:table-cell office:value-type="float" office:value="3.0065331010452905" table:style-name="ce4">
            <text:p>3,006533101</text:p>
          </table:table-cell>
          <table:table-cell office:value-type="float" office:value="3" table:style-name="ce4">
            <text:p>3</text:p>
          </table:table-cell>
          <table:table-cell office:value-type="float" office:value="0.39061899697085506" table:style-name="ce4">
            <text:p>0,39061899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D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HMd)</text:p>
          </table:table-cell>
          <table:table-cell office:value-type="float" office:value="0.49069148936169976" table:style-name="ce4">
            <text:p>0,490691489</text:p>
          </table:table-cell>
          <table:table-cell office:value-type="float" office:value="3" table:style-name="ce4">
            <text:p>3</text:p>
          </table:table-cell>
          <table:table-cell office:value-type="float" office:value="0.92093163979514603" table:style-name="ce4">
            <text:p>0,9209316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H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a)</text:p>
          </table:table-cell>
          <table:table-cell office:value-type="float" office:value="0.47911471321696381" table:style-name="ce4">
            <text:p>0,479114713</text:p>
          </table:table-cell>
          <table:table-cell office:value-type="float" office:value="3" table:style-name="ce4">
            <text:p>3</text:p>
          </table:table-cell>
          <table:table-cell office:value-type="float" office:value="0.92345526780268006" table:style-name="ce4">
            <text:p>0,92345526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d)</text:p>
          </table:table-cell>
          <table:table-cell office:value-type="float" office:value="0.47911471321696381" table:style-name="ce4">
            <text:p>0,479114713</text:p>
          </table:table-cell>
          <table:table-cell office:value-type="float" office:value="3" table:style-name="ce4">
            <text:p>3</text:p>
          </table:table-cell>
          <table:table-cell office:value-type="float" office:value="0.92345526780268006" table:style-name="ce4">
            <text:p>0,92345526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F)</text:p>
          </table:table-cell>
          <table:table-cell office:value-type="float" office:value="0.68027294414818307" table:style-name="ce4">
            <text:p>0,680272944</text:p>
          </table:table-cell>
          <table:table-cell office:value-type="float" office:value="3" table:style-name="ce4">
            <text:p>3</text:p>
          </table:table-cell>
          <table:table-cell office:value-type="float" office:value="0.87783384853084323" table:style-name="ce4">
            <text:p>0,87783384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)</text:p>
          </table:table-cell>
          <table:table-cell office:value-type="float" office:value="0.47911471321696381" table:style-name="ce4">
            <text:p>0,479114713</text:p>
          </table:table-cell>
          <table:table-cell office:value-type="float" office:value="3" table:style-name="ce4">
            <text:p>3</text:p>
          </table:table-cell>
          <table:table-cell office:value-type="float" office:value="0.92345526780268006" table:style-name="ce4">
            <text:p>0,92345526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A)</text:p>
          </table:table-cell>
          <table:table-cell office:value-type="float" office:value="9.7469008264465556E-2" table:style-name="ce4">
            <text:p>0,097469008</text:p>
          </table:table-cell>
          <table:table-cell office:value-type="float" office:value="3" table:style-name="ce4">
            <text:p>3</text:p>
          </table:table-cell>
          <table:table-cell office:value-type="float" office:value="0.99213941320994592" table:style-name="ce4">
            <text:p>0,99213941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I)</text:p>
          </table:table-cell>
          <table:table-cell office:value-type="float" office:value="5.1923076923076588" table:style-name="ce4">
            <text:p>5,192307692</text:p>
          </table:table-cell>
          <table:table-cell office:value-type="float" office:value="3" table:style-name="ce4">
            <text:p>3</text:p>
          </table:table-cell>
          <table:table-cell office:value-type="float" office:value="0.15824501831226379" table:style-name="ce4">
            <text:p>0,15824501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Ch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D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L)</text:p>
          </table:table-cell>
          <table:table-cell office:value-type="float" office:value="2.0761938202247223" table:style-name="ce4">
            <text:p>2,07619382</text:p>
          </table:table-cell>
          <table:table-cell office:value-type="float" office:value="3" table:style-name="ce4">
            <text:p>3</text:p>
          </table:table-cell>
          <table:table-cell office:value-type="float" office:value="0.55674390906195925" table:style-name="ce4">
            <text:p>0,55674390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P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RM)</text:p>
          </table:table-cell>
          <table:table-cell office:value-type="float" office:value="0.70469798657718175" table:style-name="ce4">
            <text:p>0,704697987</text:p>
          </table:table-cell>
          <table:table-cell office:value-type="float" office:value="3" table:style-name="ce4">
            <text:p>3</text:p>
          </table:table-cell>
          <table:table-cell office:value-type="float" office:value="0.87209838277777163" table:style-name="ce4">
            <text:p>0,87209838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PF)</text:p>
          </table:table-cell>
          <table:table-cell office:value-type="float" office:value="2.1337638376383783" table:style-name="ce4">
            <text:p>2,133763838</text:p>
          </table:table-cell>
          <table:table-cell office:value-type="float" office:value="3" table:style-name="ce4">
            <text:p>3</text:p>
          </table:table-cell>
          <table:table-cell office:value-type="float" office:value="0.5451123665847315" table:style-name="ce4">
            <text:p>0,54511236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PM)</text:p>
          </table:table-cell>
          <table:table-cell office:value-type="float" office:value="0.4510232910694611" table:style-name="ce4">
            <text:p>0,451023291</text:p>
          </table:table-cell>
          <table:table-cell office:value-type="float" office:value="3" table:style-name="ce4">
            <text:p>3</text:p>
          </table:table-cell>
          <table:table-cell office:value-type="float" office:value="0.92951182391819831" table:style-name="ce4">
            <text:p>0,9295118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SF)</text:p>
          </table:table-cell>
          <table:table-cell office:value-type="float" office:value="2.5000000000000195" table:style-name="ce4">
            <text:p>2,5</text:p>
          </table:table-cell>
          <table:table-cell office:value-type="float" office:value="3" table:style-name="ce4">
            <text:p>3</text:p>
          </table:table-cell>
          <table:table-cell office:value-type="float" office:value="0.47529108334301695" table:style-name="ce4">
            <text:p>0,47529108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SM)</text:p>
          </table:table-cell>
          <table:table-cell office:value-type="float" office:value="2.1634615384615308" table:style-name="ce4">
            <text:p>2,163461538</text:p>
          </table:table-cell>
          <table:table-cell office:value-type="float" office:value="3" table:style-name="ce4">
            <text:p>3</text:p>
          </table:table-cell>
          <table:table-cell office:value-type="float" office:value="0.53918111895484677" table:style-name="ce4">
            <text:p>0,53918111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R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d)</text:p>
          </table:table-cell>
          <table:table-cell office:value-type="float" office:value="0.4510232910694611" table:style-name="ce4">
            <text:p>0,451023291</text:p>
          </table:table-cell>
          <table:table-cell office:value-type="float" office:value="3" table:style-name="ce4">
            <text:p>3</text:p>
          </table:table-cell>
          <table:table-cell office:value-type="float" office:value="0.92951182391819831" table:style-name="ce4">
            <text:p>0,9295118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IX)</text:p>
          </table:table-cell>
          <table:table-cell office:value-type="float" office:value="0.74853332290363617" table:style-name="ce4">
            <text:p>0,748533323</text:p>
          </table:table-cell>
          <table:table-cell office:value-type="float" office:value="3" table:style-name="ce4">
            <text:p>3</text:p>
          </table:table-cell>
          <table:table-cell office:value-type="float" office:value="0.86173330669673176" table:style-name="ce4">
            <text:p>0,86173330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HF)</text:p>
          </table:table-cell>
          <table:table-cell office:value-type="float" office:value="3.531300192740118" table:style-name="ce4">
            <text:p>3,531300193</text:p>
          </table:table-cell>
          <table:table-cell office:value-type="float" office:value="3" table:style-name="ce4">
            <text:p>3</text:p>
          </table:table-cell>
          <table:table-cell office:value-type="float" office:value="0.31672522320413166" table:style-name="ce4">
            <text:p>0,3167252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LCOM*)</text:p>
          </table:table-cell>
          <table:table-cell office:value-type="float" office:value="4.9360606552059645" table:style-name="ce4">
            <text:p>4,936060655</text:p>
          </table:table-cell>
          <table:table-cell office:value-type="float" office:value="3" table:style-name="ce4">
            <text:p>3</text:p>
          </table:table-cell>
          <table:table-cell office:value-type="float" office:value="0.17653941769234832" table:style-name="ce4">
            <text:p>0,17653941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Di)</text:p>
          </table:table-cell>
          <table:table-cell office:value-type="float" office:value="1.8942584223500463" table:style-name="ce4">
            <text:p>1,894258422</text:p>
          </table:table-cell>
          <table:table-cell office:value-type="float" office:value="3" table:style-name="ce4">
            <text:p>3</text:p>
          </table:table-cell>
          <table:table-cell office:value-type="float" office:value="0.59464107182324311" table:style-name="ce4">
            <text:p>0,59464107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Fin)</text:p>
          </table:table-cell>
          <table:table-cell office:value-type="float" office:value="3.6691020191285735" table:style-name="ce4">
            <text:p>3,669102019</text:p>
          </table:table-cell>
          <table:table-cell office:value-type="float" office:value="3" table:style-name="ce4">
            <text:p>3</text:p>
          </table:table-cell>
          <table:table-cell office:value-type="float" office:value="0.29948327911961065" table:style-name="ce4">
            <text:p>0,29948327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Fout)</text:p>
          </table:table-cell>
          <table:table-cell office:value-type="float" office:value="3.6691020191285735" table:style-name="ce4">
            <text:p>3,669102019</text:p>
          </table:table-cell>
          <table:table-cell office:value-type="float" office:value="3" table:style-name="ce4">
            <text:p>3</text:p>
          </table:table-cell>
          <table:table-cell office:value-type="float" office:value="0.29948327911961065" table:style-name="ce4">
            <text:p>0,29948327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IOVars)</text:p>
          </table:table-cell>
          <table:table-cell office:value-type="float" office:value="2.1134589041095841" table:style-name="ce4">
            <text:p>2,113458904</text:p>
          </table:table-cell>
          <table:table-cell office:value-type="float" office:value="3" table:style-name="ce4">
            <text:p>3</text:p>
          </table:table-cell>
          <table:table-cell office:value-type="float" office:value="0.54919473790128182" table:style-name="ce4">
            <text:p>0,54919473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BD)</text:p>
          </table:table-cell>
          <table:table-cell office:value-type="float" office:value="0.66722648752398739" table:style-name="ce4">
            <text:p>0,667226488</text:p>
          </table:table-cell>
          <table:table-cell office:value-type="float" office:value="3" table:style-name="ce4">
            <text:p>3</text:p>
          </table:table-cell>
          <table:table-cell office:value-type="float" office:value="0.88088417156341836" table:style-name="ce4">
            <text:p>0,88088417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Si)</text:p>
          </table:table-cell>
          <table:table-cell office:value-type="float" office:value="3.8113708820403742" table:style-name="ce4">
            <text:p>3,811370882</text:p>
          </table:table-cell>
          <table:table-cell office:value-type="float" office:value="3" table:style-name="ce4">
            <text:p>3</text:p>
          </table:table-cell>
          <table:table-cell office:value-type="float" office:value="0.28256627397834988" table:style-name="ce4">
            <text:p>0,28256627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VG)</text:p>
          </table:table-cell>
          <table:table-cell office:value-type="float" office:value="0.22379860350492181" table:style-name="ce4">
            <text:p>0,223798604</text:p>
          </table:table-cell>
          <table:table-cell office:value-type="float" office:value="3" table:style-name="ce4">
            <text:p>3</text:p>
          </table:table-cell>
          <table:table-cell office:value-type="float" office:value="0.97365892065347315" table:style-name="ce4">
            <text:p>0,97365892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i)</text:p>
          </table:table-cell>
          <table:table-cell office:value-type="float" office:value="3.8849243228889976" table:style-name="ce4">
            <text:p>3,884924323</text:p>
          </table:table-cell>
          <table:table-cell office:value-type="float" office:value="3" table:style-name="ce4">
            <text:p>3</text:p>
          </table:table-cell>
          <table:table-cell office:value-type="float" office:value="0.27416133843318308" table:style-name="ce4">
            <text:p>0,27416133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Di)</text:p>
          </table:table-cell>
          <table:table-cell office:value-type="float" office:value="1.2726377952755878" table:style-name="ce4">
            <text:p>1,272637795</text:p>
          </table:table-cell>
          <table:table-cell office:value-type="float" office:value="3" table:style-name="ce4">
            <text:p>3</text:p>
          </table:table-cell>
          <table:table-cell office:value-type="float" office:value="0.7356405279638164" table:style-name="ce4">
            <text:p>0,73564052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Fout)</text:p>
          </table:table-cell>
          <table:table-cell office:value-type="float" office:value="3.8931945183608208" table:style-name="ce4">
            <text:p>3,893194518</text:p>
          </table:table-cell>
          <table:table-cell office:value-type="float" office:value="3" table:style-name="ce4">
            <text:p>3</text:p>
          </table:table-cell>
          <table:table-cell office:value-type="float" office:value="0.27323055266024515" table:style-name="ce4">
            <text:p>0,27323055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IOVars)</text:p>
          </table:table-cell>
          <table:table-cell office:value-type="float" office:value="1.2726377952755878" table:style-name="ce4">
            <text:p>1,272637795</text:p>
          </table:table-cell>
          <table:table-cell office:value-type="float" office:value="3" table:style-name="ce4">
            <text:p>3</text:p>
          </table:table-cell>
          <table:table-cell office:value-type="float" office:value="0.7356405279638164" table:style-name="ce4">
            <text:p>0,73564052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BD)</text:p>
          </table:table-cell>
          <table:table-cell office:value-type="float" office:value="0.51812227074235484" table:style-name="ce4">
            <text:p>0,518122271</text:p>
          </table:table-cell>
          <table:table-cell office:value-type="float" office:value="3" table:style-name="ce4">
            <text:p>3</text:p>
          </table:table-cell>
          <table:table-cell office:value-type="float" office:value="0.91489236616045244" table:style-name="ce4">
            <text:p>0,91489236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i)</text:p>
          </table:table-cell>
          <table:table-cell office:value-type="float" office:value="3.8931945183608208" table:style-name="ce4">
            <text:p>3,893194518</text:p>
          </table:table-cell>
          <table:table-cell office:value-type="float" office:value="3" table:style-name="ce4">
            <text:p>3</text:p>
          </table:table-cell>
          <table:table-cell office:value-type="float" office:value="0.27323055266024515" table:style-name="ce4">
            <text:p>0,27323055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VG)</text:p>
          </table:table-cell>
          <table:table-cell office:value-type="float" office:value="0.41762589928057225" table:style-name="ce4">
            <text:p>0,417625899</text:p>
          </table:table-cell>
          <table:table-cell office:value-type="float" office:value="3" table:style-name="ce4">
            <text:p>3</text:p>
          </table:table-cell>
          <table:table-cell office:value-type="float" office:value="0.93657780531337054" table:style-name="ce4">
            <text:p>0,93657780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reliability remediation effort</text:p>
          </table:table-cell>
          <table:table-cell office:value-type="float" office:value="6.0733394833948422" table:style-name="ce4">
            <text:p>6,073339483</text:p>
          </table:table-cell>
          <table:table-cell office:value-type="float" office:value="3" table:style-name="ce4">
            <text:p>3</text:p>
          </table:table-cell>
          <table:table-cell office:value-type="float" office:value="0.10809610948748399" table:style-name="ce4">
            <text:p>0,10809610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gnitive complexity</text:p>
          </table:table-cell>
          <table:table-cell office:value-type="float" office:value="0.35579819277107994" table:style-name="ce4">
            <text:p>0,355798193</text:p>
          </table:table-cell>
          <table:table-cell office:value-type="float" office:value="3" table:style-name="ce4">
            <text:p>3</text:p>
          </table:table-cell>
          <table:table-cell office:value-type="float" office:value="0.94921426984496848" table:style-name="ce4">
            <text:p>0,9492142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Info violations</text:p>
          </table:table-cell>
          <table:table-cell office:value-type="float" office:value="3.6662500000000073" table:style-name="ce4">
            <text:p>3,66625</text:p>
          </table:table-cell>
          <table:table-cell office:value-type="float" office:value="3" table:style-name="ce4">
            <text:p>3</text:p>
          </table:table-cell>
          <table:table-cell office:value-type="float" office:value="0.29983148192830122" table:style-name="ce4">
            <text:p>0,29983148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ecurity remediation effort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maintainability remediation effort</text:p>
          </table:table-cell>
          <table:table-cell office:value-type="float" office:value="0.51283589251439099" table:style-name="ce4">
            <text:p>0,512835893</text:p>
          </table:table-cell>
          <table:table-cell office:value-type="float" office:value="3" table:style-name="ce4">
            <text:p>3</text:p>
          </table:table-cell>
          <table:table-cell office:value-type="float" office:value="0.91606250695749858" table:style-name="ce4">
            <text:p>0,91606250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ecurity hotspots</text:p>
          </table:table-cell>
          <table:table-cell office:value-type="float" office:value="0.9976851851851829" table:style-name="ce4">
            <text:p>0,997685185</text:p>
          </table:table-cell>
          <table:table-cell office:value-type="float" office:value="3" table:style-name="ce4">
            <text:p>3</text:p>
          </table:table-cell>
          <table:table-cell office:value-type="float" office:value="0.8018120740686705" table:style-name="ce4">
            <text:p>0,80181207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Effort to reach rating A</text:p>
          </table:table-cell>
          <table:table-cell office:value-type="float" office:value="0.9976851851851829" table:style-name="ce4">
            <text:p>0,997685185</text:p>
          </table:table-cell>
          <table:table-cell office:value-type="float" office:value="3" table:style-name="ce4">
            <text:p>3</text:p>
          </table:table-cell>
          <table:table-cell office:value-type="float" office:value="0.8018120740686705" table:style-name="ce4">
            <text:p>0,80181207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Duplicated blocks</text:p>
          </table:table-cell>
          <table:table-cell office:value-type="float" office:value="1.7297375993422877" table:style-name="ce4">
            <text:p>1,729737599</text:p>
          </table:table-cell>
          <table:table-cell office:value-type="float" office:value="3" table:style-name="ce4">
            <text:p>3</text:p>
          </table:table-cell>
          <table:table-cell office:value-type="float" office:value="0.63034280998861592" table:style-name="ce4">
            <text:p>0,6303428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Reliability remediation effort</text:p>
          </table:table-cell>
          <table:table-cell office:value-type="float" office:value="6.0733394833948422" table:style-name="ce4">
            <text:p>6,073339483</text:p>
          </table:table-cell>
          <table:table-cell office:value-type="float" office:value="3" table:style-name="ce4">
            <text:p>3</text:p>
          </table:table-cell>
          <table:table-cell office:value-type="float" office:value="0.10809610948748399" table:style-name="ce4">
            <text:p>0,10809610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security remediation effort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Bugs</text:p>
          </table:table-cell>
          <table:table-cell office:value-type="float" office:value="6.0733394833948422" table:style-name="ce4">
            <text:p>6,073339483</text:p>
          </table:table-cell>
          <table:table-cell office:value-type="float" office:value="3" table:style-name="ce4">
            <text:p>3</text:p>
          </table:table-cell>
          <table:table-cell office:value-type="float" office:value="0.10809610948748399" table:style-name="ce4">
            <text:p>0,10809610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Q reliability remediation effort)</text:p>
          </table:table-cell>
          <table:table-cell office:value-type="float" office:value="5.67299723756906" table:style-name="ce4">
            <text:p>5,672997238</text:p>
          </table:table-cell>
          <table:table-cell office:value-type="float" office:value="3" table:style-name="ce4">
            <text:p>3</text:p>
          </table:table-cell>
          <table:table-cell office:value-type="float" office:value="0.12864991910327384" table:style-name="ce4">
            <text:p>0,12864991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Cognitive complexity)</text:p>
          </table:table-cell>
          <table:table-cell office:value-type="float" office:value="0.55618669586640967" table:style-name="ce4">
            <text:p>0,556186696</text:p>
          </table:table-cell>
          <table:table-cell office:value-type="float" office:value="3" table:style-name="ce4">
            <text:p>3</text:p>
          </table:table-cell>
          <table:table-cell office:value-type="float" office:value="0.9063849681484536" table:style-name="ce4">
            <text:p>0,90638496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nor violations)</text:p>
          </table:table-cell>
          <table:table-cell office:value-type="float" office:value="1.1548176564368344" table:style-name="ce4">
            <text:p>1,154817656</text:p>
          </table:table-cell>
          <table:table-cell office:value-type="float" office:value="3" table:style-name="ce4">
            <text:p>3</text:p>
          </table:table-cell>
          <table:table-cell office:value-type="float" office:value="0.76386002256177365" table:style-name="ce4">
            <text:p>0,763860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Info violations)</text:p>
          </table:table-cell>
          <table:table-cell office:value-type="float" office:value="3.6377494456762585" table:style-name="ce4">
            <text:p>3,637749446</text:p>
          </table:table-cell>
          <table:table-cell office:value-type="float" office:value="3" table:style-name="ce4">
            <text:p>3</text:p>
          </table:table-cell>
          <table:table-cell office:value-type="float" office:value="0.3033310017976279" table:style-name="ce4">
            <text:p>0,30333100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ecurity remediation effor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ecurity hotspots)</text:p>
          </table:table-cell>
          <table:table-cell office:value-type="float" office:value="0.9976851851851829" table:style-name="ce4">
            <text:p>0,997685185</text:p>
          </table:table-cell>
          <table:table-cell office:value-type="float" office:value="3" table:style-name="ce4">
            <text:p>3</text:p>
          </table:table-cell>
          <table:table-cell office:value-type="float" office:value="0.8018120740686705" table:style-name="ce4">
            <text:p>0,80181207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Effort to reach rating A)</text:p>
          </table:table-cell>
          <table:table-cell office:value-type="float" office:value="0.9976851851851829" table:style-name="ce4">
            <text:p>0,997685185</text:p>
          </table:table-cell>
          <table:table-cell office:value-type="float" office:value="3" table:style-name="ce4">
            <text:p>3</text:p>
          </table:table-cell>
          <table:table-cell office:value-type="float" office:value="0.8018120740686705" table:style-name="ce4">
            <text:p>0,80181207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Reliability remediation effort)</text:p>
          </table:table-cell>
          <table:table-cell office:value-type="float" office:value="5.67299723756906" table:style-name="ce4">
            <text:p>5,672997238</text:p>
          </table:table-cell>
          <table:table-cell office:value-type="float" office:value="3" table:style-name="ce4">
            <text:p>3</text:p>
          </table:table-cell>
          <table:table-cell office:value-type="float" office:value="0.12864991910327384" table:style-name="ce4">
            <text:p>0,12864991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Q security remediation effor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Bugs)</text:p>
          </table:table-cell>
          <table:table-cell office:value-type="float" office:value="5.67299723756906" table:style-name="ce4">
            <text:p>5,672997238</text:p>
          </table:table-cell>
          <table:table-cell office:value-type="float" office:value="3" table:style-name="ce4">
            <text:p>3</text:p>
          </table:table-cell>
          <table:table-cell office:value-type="float" office:value="0.12864991910327384" table:style-name="ce4">
            <text:p>0,12864991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ajor violations)</text:p>
          </table:table-cell>
          <table:table-cell office:value-type="float" office:value="0.30875102711585373" table:style-name="ce4">
            <text:p>0,308751027</text:p>
          </table:table-cell>
          <table:table-cell office:value-type="float" office:value="3" table:style-name="ce4">
            <text:p>3</text:p>
          </table:table-cell>
          <table:table-cell office:value-type="float" office:value="0.95837433377633718" table:style-name="ce4">
            <text:p>0,95837433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qale rating)</text:p>
          </table:table-cell>
          <table:table-cell office:value-type="float" office:value="0.9519230769230792" table:style-name="ce4">
            <text:p>0,951923077</text:p>
          </table:table-cell>
          <table:table-cell office:value-type="float" office:value="3" table:style-name="ce4">
            <text:p>3</text:p>
          </table:table-cell>
          <table:table-cell office:value-type="float" office:value="0.8128828690110258" table:style-name="ce4">
            <text:p>0,81288286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Reliability rating)</text:p>
          </table:table-cell>
          <table:table-cell office:value-type="float" office:value="4.9026752767527784" table:style-name="ce4">
            <text:p>4,902675277</text:p>
          </table:table-cell>
          <table:table-cell office:value-type="float" office:value="3" table:style-name="ce4">
            <text:p>3</text:p>
          </table:table-cell>
          <table:table-cell office:value-type="float" office:value="0.17906404122931854" table:style-name="ce4">
            <text:p>0,17906404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ecurity rating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</text:p>
          </table:table-cell>
          <table:table-cell office:value-type="float" office:value="0.25488464895872548" table:style-name="ce4">
            <text:p>0,254884649</text:p>
          </table:table-cell>
          <table:table-cell office:value-type="float" office:value="3" table:style-name="ce4">
            <text:p>3</text:p>
          </table:table-cell>
          <table:table-cell office:value-type="float" office:value="0.96827741590425365" table:style-name="ce4">
            <text:p>0,96827741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Method</text:p>
          </table:table-cell>
          <table:table-cell office:value-type="float" office:value="1.4975608828006102" table:style-name="ce4">
            <text:p>1,497560883</text:p>
          </table:table-cell>
          <table:table-cell office:value-type="float" office:value="3" table:style-name="ce4">
            <text:p>3</text:p>
          </table:table-cell>
          <table:table-cell office:value-type="float" office:value="0.68283339164355505" table:style-name="ce4">
            <text:p>0,68283339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ClassVariable</text:p>
          </table:table-cell>
          <table:table-cell office:value-type="float" office:value="5.6056332688881163" table:style-name="ce4">
            <text:p>5,605633269</text:p>
          </table:table-cell>
          <table:table-cell office:value-type="float" office:value="3" table:style-name="ce4">
            <text:p>3</text:p>
          </table:table-cell>
          <table:table-cell office:value-type="float" office:value="0.13245533188354675" table:style-name="ce4">
            <text:p>0,13245533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File</text:p>
          </table:table-cell>
          <table:table-cell office:value-type="float" office:value="1.2806554619723332" table:style-name="ce4">
            <text:p>1,280655462</text:p>
          </table:table-cell>
          <table:table-cell office:value-type="float" office:value="3" table:style-name="ce4">
            <text:p>3</text:p>
          </table:table-cell>
          <table:table-cell office:value-type="float" office:value="0.73373167367057524" table:style-name="ce4">
            <text:p>0,73373167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InstanceMethod</text:p>
          </table:table-cell>
          <table:table-cell office:value-type="float" office:value="1.0768986949954267" table:style-name="ce4">
            <text:p>1,076898695</text:p>
          </table:table-cell>
          <table:table-cell office:value-type="float" office:value="3" table:style-name="ce4">
            <text:p>3</text:p>
          </table:table-cell>
          <table:table-cell office:value-type="float" office:value="0.78265355248665414" table:style-name="ce4">
            <text:p>0,78265355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InstanceVariable</text:p>
          </table:table-cell>
          <table:table-cell office:value-type="float" office:value="0.85701111359181914" table:style-name="ce4">
            <text:p>0,857011114</text:p>
          </table:table-cell>
          <table:table-cell office:value-type="float" office:value="3" table:style-name="ce4">
            <text:p>3</text:p>
          </table:table-cell>
          <table:table-cell office:value-type="float" office:value="0.83578762287142327" table:style-name="ce4">
            <text:p>0,8357876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</text:p>
          </table:table-cell>
          <table:table-cell office:value-type="float" office:value="1.0936434597590443" table:style-name="ce4">
            <text:p>1,09364346</text:p>
          </table:table-cell>
          <table:table-cell office:value-type="float" office:value="3" table:style-name="ce4">
            <text:p>3</text:p>
          </table:table-cell>
          <table:table-cell office:value-type="float" office:value="0.77860879521031801" table:style-name="ce4">
            <text:p>0,77860879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rivate</text:p>
          </table:table-cell>
          <table:table-cell office:value-type="float" office:value="2.3117138606750762" table:style-name="ce4">
            <text:p>2,311713861</text:p>
          </table:table-cell>
          <table:table-cell office:value-type="float" office:value="3" table:style-name="ce4">
            <text:p>3</text:p>
          </table:table-cell>
          <table:table-cell office:value-type="float" office:value="0.51028055737764721" table:style-name="ce4">
            <text:p>0,51028055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rotected</text:p>
          </table:table-cell>
          <table:table-cell office:value-type="float" office:value="2.3333333333332664" table:style-name="ce4">
            <text:p>2,333333333</text:p>
          </table:table-cell>
          <table:table-cell office:value-type="float" office:value="3" table:style-name="ce4">
            <text:p>3</text:p>
          </table:table-cell>
          <table:table-cell office:value-type="float" office:value="0.50616521909392165" table:style-name="ce4">
            <text:p>0,50616521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Public</text:p>
          </table:table-cell>
          <table:table-cell office:value-type="float" office:value="1.1403365503588283" table:style-name="ce4">
            <text:p>1,14033655</text:p>
          </table:table-cell>
          <table:table-cell office:value-type="float" office:value="3" table:style-name="ce4">
            <text:p>3</text:p>
          </table:table-cell>
          <table:table-cell office:value-type="float" office:value="0.76734667061335382" table:style-name="ce4">
            <text:p>0,76734667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</text:p>
          </table:table-cell>
          <table:table-cell office:value-type="float" office:value="1.8050610690797726" table:style-name="ce4">
            <text:p>1,805061069</text:p>
          </table:table-cell>
          <table:table-cell office:value-type="float" office:value="3" table:style-name="ce4">
            <text:p>3</text:p>
          </table:table-cell>
          <table:table-cell office:value-type="float" office:value="0.61383421018681772" table:style-name="ce4">
            <text:p>0,6138342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Blank</text:p>
          </table:table-cell>
          <table:table-cell office:value-type="float" office:value="2.8536711427653008" table:style-name="ce4">
            <text:p>2,853671143</text:p>
          </table:table-cell>
          <table:table-cell office:value-type="float" office:value="3" table:style-name="ce4">
            <text:p>3</text:p>
          </table:table-cell>
          <table:table-cell office:value-type="float" office:value="0.41474072966217546" table:style-name="ce4">
            <text:p>0,4147407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Code</text:p>
          </table:table-cell>
          <table:table-cell office:value-type="float" office:value="1.6810035842294013" table:style-name="ce4">
            <text:p>1,681003584</text:p>
          </table:table-cell>
          <table:table-cell office:value-type="float" office:value="3" table:style-name="ce4">
            <text:p>3</text:p>
          </table:table-cell>
          <table:table-cell office:value-type="float" office:value="0.64116535932198415" table:style-name="ce4">
            <text:p>0,64116535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LineCodeDecl</text:p>
          </table:table-cell>
          <table:table-cell office:value-type="float" office:value="7.6791277258554003E-2" table:style-name="ce4">
            <text:p>0,076791277</text:p>
          </table:table-cell>
          <table:table-cell office:value-type="float" office:value="3" table:style-name="ce4">
            <text:p>3</text:p>
          </table:table-cell>
          <table:table-cell office:value-type="float" office:value="0.99446900060026333" table:style-name="ce4">
            <text:p>0,99446900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</text:p>
          </table:table-cell>
          <table:table-cell office:value-type="float" office:value="1.7412944827756893" table:style-name="ce4">
            <text:p>1,741294483</text:p>
          </table:table-cell>
          <table:table-cell office:value-type="float" office:value="3" table:style-name="ce4">
            <text:p>3</text:p>
          </table:table-cell>
          <table:table-cell office:value-type="float" office:value="0.62779244520934663" table:style-name="ce4">
            <text:p>0,62779244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Decl</text:p>
          </table:table-cell>
          <table:table-cell office:value-type="float" office:value="0.56894377688769637" table:style-name="ce4">
            <text:p>0,568943777</text:p>
          </table:table-cell>
          <table:table-cell office:value-type="float" office:value="3" table:style-name="ce4">
            <text:p>3</text:p>
          </table:table-cell>
          <table:table-cell office:value-type="float" office:value="0.90350369701099009" table:style-name="ce4">
            <text:p>0,90350369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tmtExe</text:p>
          </table:table-cell>
          <table:table-cell office:value-type="float" office:value="1.635792572799917" table:style-name="ce4">
            <text:p>1,635792573</text:p>
          </table:table-cell>
          <table:table-cell office:value-type="float" office:value="3" table:style-name="ce4">
            <text:p>3</text:p>
          </table:table-cell>
          <table:table-cell office:value-type="float" office:value="0.65130159843696667" table:style-name="ce4">
            <text:p>0,65130159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Cyclomatic</text:p>
          </table:table-cell>
          <table:table-cell office:value-type="float" office:value="1.2865190798108279" table:style-name="ce4">
            <text:p>1,28651908</text:p>
          </table:table-cell>
          <table:table-cell office:value-type="float" office:value="3" table:style-name="ce4">
            <text:p>3</text:p>
          </table:table-cell>
          <table:table-cell office:value-type="float" office:value="0.73233671670954092" table:style-name="ce4">
            <text:p>0,73233671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Function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DeclMethodDefault</text:p>
          </table:table-cell>
          <table:table-cell office:value-type="float" office:value="0.59693270210492799" table:style-name="ce4">
            <text:p>0,596932702</text:p>
          </table:table-cell>
          <table:table-cell office:value-type="float" office:value="3" table:style-name="ce4">
            <text:p>3</text:p>
          </table:table-cell>
          <table:table-cell office:value-type="float" office:value="0.89713420080013995" table:style-name="ce4">
            <text:p>0,89713420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untSemicolon</text:p>
          </table:table-cell>
          <table:table-cell office:value-type="float" office:value="0.7425923864648194" table:style-name="ce4">
            <text:p>0,742592386</text:p>
          </table:table-cell>
          <table:table-cell office:value-type="float" office:value="3" table:style-name="ce4">
            <text:p>3</text:p>
          </table:table-cell>
          <table:table-cell office:value-type="float" office:value="0.86314295129115448" table:style-name="ce4">
            <text:p>0,86314295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RatioPrivateToPublicMethod</text:p>
          </table:table-cell>
          <table:table-cell office:value-type="float" office:value="1.3135675455977316" table:style-name="ce4">
            <text:p>1,313567546</text:p>
          </table:table-cell>
          <table:table-cell office:value-type="float" office:value="3" table:style-name="ce4">
            <text:p>3</text:p>
          </table:table-cell>
          <table:table-cell office:value-type="float" office:value="0.72591387743596969" table:style-name="ce4">
            <text:p>0,72591387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Ce)</text:p>
          </table:table-cell>
          <table:table-cell office:value-type="float" office:value="2.2344997509894964" table:style-name="ce4">
            <text:p>2,234499751</text:p>
          </table:table-cell>
          <table:table-cell office:value-type="float" office:value="3" table:style-name="ce4">
            <text:p>3</text:p>
          </table:table-cell>
          <table:table-cell office:value-type="float" office:value="0.52518500217029551" table:style-name="ce4">
            <text:p>0,52518500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C)</text:p>
          </table:table-cell>
          <table:table-cell office:value-type="float" office:value="1.2673348846672188" table:style-name="ce4">
            <text:p>1,267334885</text:p>
          </table:table-cell>
          <table:table-cell office:value-type="float" office:value="3" table:style-name="ce4">
            <text:p>3</text:p>
          </table:table-cell>
          <table:table-cell office:value-type="float" office:value="0.73690395368788819" table:style-name="ce4">
            <text:p>0,73690395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I)</text:p>
          </table:table-cell>
          <table:table-cell office:value-type="float" office:value="1.9117811890838388" table:style-name="ce4">
            <text:p>1,911781189</text:p>
          </table:table-cell>
          <table:table-cell office:value-type="float" office:value="3" table:style-name="ce4">
            <text:p>3</text:p>
          </table:table-cell>
          <table:table-cell office:value-type="float" office:value="0.59091716809517103" table:style-name="ce4">
            <text:p>0,59091716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kgTCi)</text:p>
          </table:table-cell>
          <table:table-cell office:value-type="float" office:value="0.57596144315592046" table:style-name="ce4">
            <text:p>0,575961443</text:p>
          </table:table-cell>
          <table:table-cell office:value-type="float" office:value="3" table:style-name="ce4">
            <text:p>3</text:p>
          </table:table-cell>
          <table:table-cell office:value-type="float" office:value="0.90191271669484963" table:style-name="ce4">
            <text:p>0,90191271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TLOC)</text:p>
          </table:table-cell>
          <table:table-cell office:value-type="float" office:value="0.76657763929074807" table:style-name="ce4">
            <text:p>0,766577639</text:p>
          </table:table-cell>
          <table:table-cell office:value-type="float" office:value="3" table:style-name="ce4">
            <text:p>3</text:p>
          </table:table-cell>
          <table:table-cell office:value-type="float" office:value="0.85744336236709862" table:style-name="ce4">
            <text:p>0,85744336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a)</text:p>
          </table:table-cell>
          <table:table-cell office:value-type="float" office:value="0.96364380909836289" table:style-name="ce4">
            <text:p>0,963643809</text:p>
          </table:table-cell>
          <table:table-cell office:value-type="float" office:value="3" table:style-name="ce4">
            <text:p>3</text:p>
          </table:table-cell>
          <table:table-cell office:value-type="float" office:value="0.8100481038621905" table:style-name="ce4">
            <text:p>0,81004810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d)</text:p>
          </table:table-cell>
          <table:table-cell office:value-type="float" office:value="0.96364380909836289" table:style-name="ce4">
            <text:p>0,963643809</text:p>
          </table:table-cell>
          <table:table-cell office:value-type="float" office:value="3" table:style-name="ce4">
            <text:p>3</text:p>
          </table:table-cell>
          <table:table-cell office:value-type="float" office:value="0.8100481038621905" table:style-name="ce4">
            <text:p>0,81004810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Av)</text:p>
          </table:table-cell>
          <table:table-cell office:value-type="float" office:value="0.41423065238856333" table:style-name="ce4">
            <text:p>0,414230652</text:p>
          </table:table-cell>
          <table:table-cell office:value-type="float" office:value="3" table:style-name="ce4">
            <text:p>3</text:p>
          </table:table-cell>
          <table:table-cell office:value-type="float" office:value="0.93728733810487219" table:style-name="ce4">
            <text:p>0,93728733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HMd)</text:p>
          </table:table-cell>
          <table:table-cell office:value-type="float" office:value="2.7069495789689952" table:style-name="ce4">
            <text:p>2,706949579</text:p>
          </table:table-cell>
          <table:table-cell office:value-type="float" office:value="3" table:style-name="ce4">
            <text:p>3</text:p>
          </table:table-cell>
          <table:table-cell office:value-type="float" office:value="0.43904757784982196" table:style-name="ce4">
            <text:p>0,43904757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a)</text:p>
          </table:table-cell>
          <table:table-cell office:value-type="float" office:value="6.1731145268672766E-2" table:style-name="ce4">
            <text:p>0,061731145</text:p>
          </table:table-cell>
          <table:table-cell office:value-type="float" office:value="3" table:style-name="ce4">
            <text:p>3</text:p>
          </table:table-cell>
          <table:table-cell office:value-type="float" office:value="0.9959955151224491" table:style-name="ce4">
            <text:p>0,99599551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d)</text:p>
          </table:table-cell>
          <table:table-cell office:value-type="float" office:value="6.1731145268672766E-2" table:style-name="ce4">
            <text:p>0,061731145</text:p>
          </table:table-cell>
          <table:table-cell office:value-type="float" office:value="3" table:style-name="ce4">
            <text:p>3</text:p>
          </table:table-cell>
          <table:table-cell office:value-type="float" office:value="0.9959955151224491" table:style-name="ce4">
            <text:p>0,99599551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F)</text:p>
          </table:table-cell>
          <table:table-cell office:value-type="float" office:value="0.96364380909836289" table:style-name="ce4">
            <text:p>0,963643809</text:p>
          </table:table-cell>
          <table:table-cell office:value-type="float" office:value="3" table:style-name="ce4">
            <text:p>3</text:p>
          </table:table-cell>
          <table:table-cell office:value-type="float" office:value="0.8100481038621905" table:style-name="ce4">
            <text:p>0,81004810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MA)</text:p>
          </table:table-cell>
          <table:table-cell office:value-type="float" office:value="0.15526621658381323" table:style-name="ce4">
            <text:p>0,155266217</text:p>
          </table:table-cell>
          <table:table-cell office:value-type="float" office:value="3" table:style-name="ce4">
            <text:p>3</text:p>
          </table:table-cell>
          <table:table-cell office:value-type="float" office:value="0.9844655876554822" table:style-name="ce4">
            <text:p>0,98446558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MI)</text:p>
          </table:table-cell>
          <table:table-cell office:value-type="float" office:value="1.0144032921810937" table:style-name="ce4">
            <text:p>1,014403292</text:p>
          </table:table-cell>
          <table:table-cell office:value-type="float" office:value="3" table:style-name="ce4">
            <text:p>3</text:p>
          </table:table-cell>
          <table:table-cell office:value-type="float" office:value="0.79776684167692835" table:style-name="ce4">
            <text:p>0,79776684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A)</text:p>
          </table:table-cell>
          <table:table-cell office:value-type="float" office:value="2.3333333333332664" table:style-name="ce4">
            <text:p>2,333333333</text:p>
          </table:table-cell>
          <table:table-cell office:value-type="float" office:value="3" table:style-name="ce4">
            <text:p>3</text:p>
          </table:table-cell>
          <table:table-cell office:value-type="float" office:value="0.50616521909392165" table:style-name="ce4">
            <text:p>0,50616521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Ch)</text:p>
          </table:table-cell>
          <table:table-cell office:value-type="float" office:value="2.3333333333332664" table:style-name="ce4">
            <text:p>2,333333333</text:p>
          </table:table-cell>
          <table:table-cell office:value-type="float" office:value="3" table:style-name="ce4">
            <text:p>3</text:p>
          </table:table-cell>
          <table:table-cell office:value-type="float" office:value="0.50616521909392165" table:style-name="ce4">
            <text:p>0,50616521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D)</text:p>
          </table:table-cell>
          <table:table-cell office:value-type="float" office:value="2.3333333333332664" table:style-name="ce4">
            <text:p>2,333333333</text:p>
          </table:table-cell>
          <table:table-cell office:value-type="float" office:value="3" table:style-name="ce4">
            <text:p>3</text:p>
          </table:table-cell>
          <table:table-cell office:value-type="float" office:value="0.50616521909392165" table:style-name="ce4">
            <text:p>0,50616521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L)</text:p>
          </table:table-cell>
          <table:table-cell office:value-type="float" office:value="1.0360535339577299" table:style-name="ce4">
            <text:p>1,036053534</text:p>
          </table:table-cell>
          <table:table-cell office:value-type="float" office:value="3" table:style-name="ce4">
            <text:p>3</text:p>
          </table:table-cell>
          <table:table-cell office:value-type="float" office:value="0.79252898538966587" table:style-name="ce4">
            <text:p>0,79252898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Pa)</text:p>
          </table:table-cell>
          <table:table-cell office:value-type="float" office:value="2.3333333333332664" table:style-name="ce4">
            <text:p>2,333333333</text:p>
          </table:table-cell>
          <table:table-cell office:value-type="float" office:value="3" table:style-name="ce4">
            <text:p>3</text:p>
          </table:table-cell>
          <table:table-cell office:value-type="float" office:value="0.50616521909392165" table:style-name="ce4">
            <text:p>0,50616521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ORM)</text:p>
          </table:table-cell>
          <table:table-cell office:value-type="float" office:value="0.43936084751719129" table:style-name="ce4">
            <text:p>0,439360848</text:p>
          </table:table-cell>
          <table:table-cell office:value-type="float" office:value="3" table:style-name="ce4">
            <text:p>3</text:p>
          </table:table-cell>
          <table:table-cell office:value-type="float" office:value="0.93199664914167268" table:style-name="ce4">
            <text:p>0,93199664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PF)</text:p>
          </table:table-cell>
          <table:table-cell office:value-type="float" office:value="4.5489329268292593" table:style-name="ce4">
            <text:p>4,548932927</text:p>
          </table:table-cell>
          <table:table-cell office:value-type="float" office:value="3" table:style-name="ce4">
            <text:p>3</text:p>
          </table:table-cell>
          <table:table-cell office:value-type="float" office:value="0.20796689101623173" table:style-name="ce4">
            <text:p>0,20796689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SF)</text:p>
          </table:table-cell>
          <table:table-cell office:value-type="float" office:value="5.6056332688881163" table:style-name="ce4">
            <text:p>5,605633269</text:p>
          </table:table-cell>
          <table:table-cell office:value-type="float" office:value="3" table:style-name="ce4">
            <text:p>3</text:p>
          </table:table-cell>
          <table:table-cell office:value-type="float" office:value="0.13245533188354675" table:style-name="ce4">
            <text:p>0,13245533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SM)</text:p>
          </table:table-cell>
          <table:table-cell office:value-type="float" office:value="2.7977197515752863" table:style-name="ce4">
            <text:p>2,797719752</text:p>
          </table:table-cell>
          <table:table-cell office:value-type="float" office:value="3" table:style-name="ce4">
            <text:p>3</text:p>
          </table:table-cell>
          <table:table-cell office:value-type="float" office:value="0.42387542412017665" table:style-name="ce4">
            <text:p>0,4238754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Md)</text:p>
          </table:table-cell>
          <table:table-cell office:value-type="float" office:value="0.19476862162830816" table:style-name="ce4">
            <text:p>0,194768622</text:p>
          </table:table-cell>
          <table:table-cell office:value-type="float" office:value="3" table:style-name="ce4">
            <text:p>3</text:p>
          </table:table-cell>
          <table:table-cell office:value-type="float" office:value="0.97842937021887955" table:style-name="ce4">
            <text:p>0,9784293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RTLOC)</text:p>
          </table:table-cell>
          <table:table-cell office:value-type="float" office:value="2.8594982078853093" table:style-name="ce4">
            <text:p>2,859498208</text:p>
          </table:table-cell>
          <table:table-cell office:value-type="float" office:value="3" table:style-name="ce4">
            <text:p>3</text:p>
          </table:table-cell>
          <table:table-cell office:value-type="float" office:value="0.41379887468999288" table:style-name="ce4">
            <text:p>0,41379887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WMC)</text:p>
          </table:table-cell>
          <table:table-cell office:value-type="float" office:value="5.7072901963693155E-2" table:style-name="ce4">
            <text:p>0,057072902</text:p>
          </table:table-cell>
          <table:table-cell office:value-type="float" office:value="3" table:style-name="ce4">
            <text:p>3</text:p>
          </table:table-cell>
          <table:table-cell office:value-type="float" office:value="0.99643516082508587" table:style-name="ce4">
            <text:p>0,99643516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P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HMd)</text:p>
          </table:table-cell>
          <table:table-cell office:value-type="float" office:value="2.7638789482840092" table:style-name="ce4">
            <text:p>2,763878948</text:p>
          </table:table-cell>
          <table:table-cell office:value-type="float" office:value="3" table:style-name="ce4">
            <text:p>3</text:p>
          </table:table-cell>
          <table:table-cell office:value-type="float" office:value="0.42948065407334057" table:style-name="ce4">
            <text:p>0,42948065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HF)</text:p>
          </table:table-cell>
          <table:table-cell office:value-type="float" office:value="3.5430101670297685" table:style-name="ce4">
            <text:p>3,543010167</text:p>
          </table:table-cell>
          <table:table-cell office:value-type="float" office:value="3" table:style-name="ce4">
            <text:p>3</text:p>
          </table:table-cell>
          <table:table-cell office:value-type="float" office:value="0.3152265401527557" table:style-name="ce4">
            <text:p>0,3152265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MI)</text:p>
          </table:table-cell>
          <table:table-cell office:value-type="float" office:value="0.87691798941794363" table:style-name="ce4">
            <text:p>0,876917989</text:p>
          </table:table-cell>
          <table:table-cell office:value-type="float" office:value="3" table:style-name="ce4">
            <text:p>3</text:p>
          </table:table-cell>
          <table:table-cell office:value-type="float" office:value="0.83099415131329635" table:style-name="ce4">
            <text:p>0,83099415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PF)</text:p>
          </table:table-cell>
          <table:table-cell office:value-type="float" office:value="4.9722672064777367" table:style-name="ce4">
            <text:p>4,972267206</text:p>
          </table:table-cell>
          <table:table-cell office:value-type="float" office:value="3" table:style-name="ce4">
            <text:p>3</text:p>
          </table:table-cell>
          <table:table-cell office:value-type="float" office:value="0.17383917575607405" table:style-name="ce4">
            <text:p>0,1738391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NSM)</text:p>
          </table:table-cell>
          <table:table-cell office:value-type="float" office:value="2.2494083776259135" table:style-name="ce4">
            <text:p>2,249408378</text:p>
          </table:table-cell>
          <table:table-cell office:value-type="float" office:value="3" table:style-name="ce4">
            <text:p>3</text:p>
          </table:table-cell>
          <table:table-cell office:value-type="float" office:value="0.52228213724084815" table:style-name="ce4">
            <text:p>0,52228213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PMR)</text:p>
          </table:table-cell>
          <table:table-cell office:value-type="float" office:value="3.5430101670297685" table:style-name="ce4">
            <text:p>3,543010167</text:p>
          </table:table-cell>
          <table:table-cell office:value-type="float" office:value="3" table:style-name="ce4">
            <text:p>3</text:p>
          </table:table-cell>
          <table:table-cell office:value-type="float" office:value="0.3152265401527557" table:style-name="ce4">
            <text:p>0,3152265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A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a)</text:p>
          </table:table-cell>
          <table:table-cell office:value-type="float" office:value="0.42004650488762596" table:style-name="ce4">
            <text:p>0,420046505</text:p>
          </table:table-cell>
          <table:table-cell office:value-type="float" office:value="3" table:style-name="ce4">
            <text:p>3</text:p>
          </table:table-cell>
          <table:table-cell office:value-type="float" office:value="0.93607092335870357" table:style-name="ce4">
            <text:p>0,9360709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d)</text:p>
          </table:table-cell>
          <table:table-cell office:value-type="float" office:value="0.42004650488762596" table:style-name="ce4">
            <text:p>0,420046505</text:p>
          </table:table-cell>
          <table:table-cell office:value-type="float" office:value="3" table:style-name="ce4">
            <text:p>3</text:p>
          </table:table-cell>
          <table:table-cell office:value-type="float" office:value="0.93607092335870357" table:style-name="ce4">
            <text:p>0,9360709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v)</text:p>
          </table:table-cell>
          <table:table-cell office:value-type="float" office:value="2.1250439648281505" table:style-name="ce4">
            <text:p>2,125043965</text:p>
          </table:table-cell>
          <table:table-cell office:value-type="float" office:value="3" table:style-name="ce4">
            <text:p>3</text:p>
          </table:table-cell>
          <table:table-cell office:value-type="float" office:value="0.5468628379136008" table:style-name="ce4">
            <text:p>0,54686283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D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HMd)</text:p>
          </table:table-cell>
          <table:table-cell office:value-type="float" office:value="5.5092166739670176" table:style-name="ce4">
            <text:p>5,509216674</text:p>
          </table:table-cell>
          <table:table-cell office:value-type="float" office:value="3" table:style-name="ce4">
            <text:p>3</text:p>
          </table:table-cell>
          <table:table-cell office:value-type="float" office:value="0.13808839630672629" table:style-name="ce4">
            <text:p>0,13808839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H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H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a)</text:p>
          </table:table-cell>
          <table:table-cell office:value-type="float" office:value="1.0298762518418638" table:style-name="ce4">
            <text:p>1,029876252</text:p>
          </table:table-cell>
          <table:table-cell office:value-type="float" office:value="3" table:style-name="ce4">
            <text:p>3</text:p>
          </table:table-cell>
          <table:table-cell office:value-type="float" office:value="0.79402330839547064" table:style-name="ce4">
            <text:p>0,79402330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d)</text:p>
          </table:table-cell>
          <table:table-cell office:value-type="float" office:value="1.0298762518418638" table:style-name="ce4">
            <text:p>1,029876252</text:p>
          </table:table-cell>
          <table:table-cell office:value-type="float" office:value="3" table:style-name="ce4">
            <text:p>3</text:p>
          </table:table-cell>
          <table:table-cell office:value-type="float" office:value="0.79402330839547064" table:style-name="ce4">
            <text:p>0,79402330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i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Mo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F)</text:p>
          </table:table-cell>
          <table:table-cell office:value-type="float" office:value="0.42004650488762596" table:style-name="ce4">
            <text:p>0,420046505</text:p>
          </table:table-cell>
          <table:table-cell office:value-type="float" office:value="3" table:style-name="ce4">
            <text:p>3</text:p>
          </table:table-cell>
          <table:table-cell office:value-type="float" office:value="0.93607092335870357" table:style-name="ce4">
            <text:p>0,9360709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)</text:p>
          </table:table-cell>
          <table:table-cell office:value-type="float" office:value="0.97731564748200195" table:style-name="ce4">
            <text:p>0,977315647</text:p>
          </table:table-cell>
          <table:table-cell office:value-type="float" office:value="3" table:style-name="ce4">
            <text:p>3</text:p>
          </table:table-cell>
          <table:table-cell office:value-type="float" office:value="0.80674066804276279" table:style-name="ce4">
            <text:p>0,80674066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A)</text:p>
          </table:table-cell>
          <table:table-cell office:value-type="float" office:value="0.74181190994917179" table:style-name="ce4">
            <text:p>0,74181191</text:p>
          </table:table-cell>
          <table:table-cell office:value-type="float" office:value="3" table:style-name="ce4">
            <text:p>3</text:p>
          </table:table-cell>
          <table:table-cell office:value-type="float" office:value="0.86332803314918871" table:style-name="ce4">
            <text:p>0,8633280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MI)</text:p>
          </table:table-cell>
          <table:table-cell office:value-type="float" office:value="1.0144032921810937" table:style-name="ce4">
            <text:p>1,014403292</text:p>
          </table:table-cell>
          <table:table-cell office:value-type="float" office:value="3" table:style-name="ce4">
            <text:p>3</text:p>
          </table:table-cell>
          <table:table-cell office:value-type="float" office:value="0.79776684167692835" table:style-name="ce4">
            <text:p>0,79776684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Ch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D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L)</text:p>
          </table:table-cell>
          <table:table-cell office:value-type="float" office:value="0.20343562068331741" table:style-name="ce4">
            <text:p>0,203435621</text:p>
          </table:table-cell>
          <table:table-cell office:value-type="float" office:value="3" table:style-name="ce4">
            <text:p>3</text:p>
          </table:table-cell>
          <table:table-cell office:value-type="float" office:value="0.97703277472940153" table:style-name="ce4">
            <text:p>0,97703277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Pa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ORM)</text:p>
          </table:table-cell>
          <table:table-cell office:value-type="float" office:value="0.3274893162393267" table:style-name="ce4">
            <text:p>0,327489316</text:p>
          </table:table-cell>
          <table:table-cell office:value-type="float" office:value="3" table:style-name="ce4">
            <text:p>3</text:p>
          </table:table-cell>
          <table:table-cell office:value-type="float" office:value="0.95477822690492009" table:style-name="ce4">
            <text:p>0,95477822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PF)</text:p>
          </table:table-cell>
          <table:table-cell office:value-type="float" office:value="4.603268507185267" table:style-name="ce4">
            <text:p>4,603268507</text:p>
          </table:table-cell>
          <table:table-cell office:value-type="float" office:value="3" table:style-name="ce4">
            <text:p>3</text:p>
          </table:table-cell>
          <table:table-cell office:value-type="float" office:value="0.20326187182691058" table:style-name="ce4">
            <text:p>0,20326187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PM)</text:p>
          </table:table-cell>
          <table:table-cell office:value-type="float" office:value="0.12725918382741189" table:style-name="ce4">
            <text:p>0,127259184</text:p>
          </table:table-cell>
          <table:table-cell office:value-type="float" office:value="3" table:style-name="ce4">
            <text:p>3</text:p>
          </table:table-cell>
          <table:table-cell office:value-type="float" office:value="0.98837661784120034" table:style-name="ce4">
            <text:p>0,98837661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SF)</text:p>
          </table:table-cell>
          <table:table-cell office:value-type="float" office:value="13.448275862068961" table:style-name="ce4">
            <text:p>13,44827586</text:p>
          </table:table-cell>
          <table:table-cell office:value-type="float" office:value="3" table:style-name="ce4">
            <text:p>3</text:p>
          </table:table-cell>
          <table:table-cell office:value-type="float" office:value="3.7609764397548403E-3" table:style-name="ce4">
            <text:p>0,0037609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SM)</text:p>
          </table:table-cell>
          <table:table-cell office:value-type="float" office:value="3.1071428571428443" table:style-name="ce4">
            <text:p>3,107142857</text:p>
          </table:table-cell>
          <table:table-cell office:value-type="float" office:value="3" table:style-name="ce4">
            <text:p>3</text:p>
          </table:table-cell>
          <table:table-cell office:value-type="float" office:value="0.37539904198945651" table:style-name="ce4">
            <text:p>0,37539904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R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d)</text:p>
          </table:table-cell>
          <table:table-cell office:value-type="float" office:value="0.12725918382741189" table:style-name="ce4">
            <text:p>0,127259184</text:p>
          </table:table-cell>
          <table:table-cell office:value-type="float" office:value="3" table:style-name="ce4">
            <text:p>3</text:p>
          </table:table-cell>
          <table:table-cell office:value-type="float" office:value="0.98837661784120034" table:style-name="ce4">
            <text:p>0,98837661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PMi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IX)</text:p>
          </table:table-cell>
          <table:table-cell office:value-type="float" office:value="2.4983156512468527" table:style-name="ce4">
            <text:p>2,498315651</text:p>
          </table:table-cell>
          <table:table-cell office:value-type="float" office:value="3" table:style-name="ce4">
            <text:p>3</text:p>
          </table:table-cell>
          <table:table-cell office:value-type="float" office:value="0.47559555978845691" table:style-name="ce4">
            <text:p>0,4755955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HF)</text:p>
          </table:table-cell>
          <table:table-cell office:value-type="float" office:value="2.2143893822209662" table:style-name="ce4">
            <text:p>2,214389382</text:p>
          </table:table-cell>
          <table:table-cell office:value-type="float" office:value="3" table:style-name="ce4">
            <text:p>3</text:p>
          </table:table-cell>
          <table:table-cell office:value-type="float" office:value="0.52911967574491436" table:style-name="ce4">
            <text:p>0,5291196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AIF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LCOM*)</text:p>
          </table:table-cell>
          <table:table-cell office:value-type="float" office:value="0.48971609724578341" table:style-name="ce4">
            <text:p>0,489716097</text:p>
          </table:table-cell>
          <table:table-cell office:value-type="float" office:value="3" table:style-name="ce4">
            <text:p>3</text:p>
          </table:table-cell>
          <table:table-cell office:value-type="float" office:value="0.92114486140013496" table:style-name="ce4">
            <text:p>0,92114486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Di)</text:p>
          </table:table-cell>
          <table:table-cell office:value-type="float" office:value="0.62453910199228491" table:style-name="ce4">
            <text:p>0,624539102</text:p>
          </table:table-cell>
          <table:table-cell office:value-type="float" office:value="3" table:style-name="ce4">
            <text:p>3</text:p>
          </table:table-cell>
          <table:table-cell office:value-type="float" office:value="0.89079243993116297" table:style-name="ce4">
            <text:p>0,8907924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Fin)</text:p>
          </table:table-cell>
          <table:table-cell office:value-type="float" office:value="2.6455687830688071" table:style-name="ce4">
            <text:p>2,645568783</text:p>
          </table:table-cell>
          <table:table-cell office:value-type="float" office:value="3" table:style-name="ce4">
            <text:p>3</text:p>
          </table:table-cell>
          <table:table-cell office:value-type="float" office:value="0.44955669651256602" table:style-name="ce4">
            <text:p>0,44955669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Fout)</text:p>
          </table:table-cell>
          <table:table-cell office:value-type="float" office:value="2.6455687830688071" table:style-name="ce4">
            <text:p>2,645568783</text:p>
          </table:table-cell>
          <table:table-cell office:value-type="float" office:value="3" table:style-name="ce4">
            <text:p>3</text:p>
          </table:table-cell>
          <table:table-cell office:value-type="float" office:value="0.44955669651256602" table:style-name="ce4">
            <text:p>0,44955669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IOVars)</text:p>
          </table:table-cell>
          <table:table-cell office:value-type="float" office:value="0.58246067137371682" table:style-name="ce4">
            <text:p>0,582460671</text:p>
          </table:table-cell>
          <table:table-cell office:value-type="float" office:value="3" table:style-name="ce4">
            <text:p>3</text:p>
          </table:table-cell>
          <table:table-cell office:value-type="float" office:value="0.9004355988194428" table:style-name="ce4">
            <text:p>0,90043559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NBD)</text:p>
          </table:table-cell>
          <table:table-cell office:value-type="float" office:value="0.26194011383320381" table:style-name="ce4">
            <text:p>0,261940114</text:p>
          </table:table-cell>
          <table:table-cell office:value-type="float" office:value="3" table:style-name="ce4">
            <text:p>3</text:p>
          </table:table-cell>
          <table:table-cell office:value-type="float" office:value="0.96702001452294506" table:style-name="ce4">
            <text:p>0,96702001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Si)</text:p>
          </table:table-cell>
          <table:table-cell office:value-type="float" office:value="2.6455687830688071" table:style-name="ce4">
            <text:p>2,645568783</text:p>
          </table:table-cell>
          <table:table-cell office:value-type="float" office:value="3" table:style-name="ce4">
            <text:p>3</text:p>
          </table:table-cell>
          <table:table-cell office:value-type="float" office:value="0.44955669651256602" table:style-name="ce4">
            <text:p>0,44955669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um(VG)</text:p>
          </table:table-cell>
          <table:table-cell office:value-type="float" office:value="5.7072901963693155E-2" table:style-name="ce4">
            <text:p>0,057072902</text:p>
          </table:table-cell>
          <table:table-cell office:value-type="float" office:value="3" table:style-name="ce4">
            <text:p>3</text:p>
          </table:table-cell>
          <table:table-cell office:value-type="float" office:value="0.99643516082508587" table:style-name="ce4">
            <text:p>0,99643516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i)</text:p>
          </table:table-cell>
          <table:table-cell office:value-type="float" office:value="2.68324674140921" table:style-name="ce4">
            <text:p>2,683246741</text:p>
          </table:table-cell>
          <table:table-cell office:value-type="float" office:value="3" table:style-name="ce4">
            <text:p>3</text:p>
          </table:table-cell>
          <table:table-cell office:value-type="float" office:value="0.44308184706151488" table:style-name="ce4">
            <text:p>0,44308184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Di)</text:p>
          </table:table-cell>
          <table:table-cell office:value-type="float" office:value="7.2371235221740973" table:style-name="ce4">
            <text:p>7,237123522</text:p>
          </table:table-cell>
          <table:table-cell office:value-type="float" office:value="3" table:style-name="ce4">
            <text:p>3</text:p>
          </table:table-cell>
          <table:table-cell office:value-type="float" office:value="6.4711848093866639E-2" table:style-name="ce4">
            <text:p>0,06471184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Fout)</text:p>
          </table:table-cell>
          <table:table-cell office:value-type="float" office:value="2.6455687830688071" table:style-name="ce4">
            <text:p>2,645568783</text:p>
          </table:table-cell>
          <table:table-cell office:value-type="float" office:value="3" table:style-name="ce4">
            <text:p>3</text:p>
          </table:table-cell>
          <table:table-cell office:value-type="float" office:value="0.44955669651256602" table:style-name="ce4">
            <text:p>0,44955669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IOVars)</text:p>
          </table:table-cell>
          <table:table-cell office:value-type="float" office:value="7.2371235221740973" table:style-name="ce4">
            <text:p>7,237123522</text:p>
          </table:table-cell>
          <table:table-cell office:value-type="float" office:value="3" table:style-name="ce4">
            <text:p>3</text:p>
          </table:table-cell>
          <table:table-cell office:value-type="float" office:value="6.4711848093866639E-2" table:style-name="ce4">
            <text:p>0,06471184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NBD)</text:p>
          </table:table-cell>
          <table:table-cell office:value-type="float" office:value="0.6160768645357716" table:style-name="ce4">
            <text:p>0,616076865</text:p>
          </table:table-cell>
          <table:table-cell office:value-type="float" office:value="3" table:style-name="ce4">
            <text:p>3</text:p>
          </table:table-cell>
          <table:table-cell office:value-type="float" office:value="0.89274228107062603" table:style-name="ce4">
            <text:p>0,89274228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i)</text:p>
          </table:table-cell>
          <table:table-cell office:value-type="float" office:value="2.6455687830688071" table:style-name="ce4">
            <text:p>2,645568783</text:p>
          </table:table-cell>
          <table:table-cell office:value-type="float" office:value="3" table:style-name="ce4">
            <text:p>3</text:p>
          </table:table-cell>
          <table:table-cell office:value-type="float" office:value="0.44955669651256602" table:style-name="ce4">
            <text:p>0,44955669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VG)</text:p>
          </table:table-cell>
          <table:table-cell office:value-type="float" office:value="1.1864060849627811" table:style-name="ce4">
            <text:p>1,186406085</text:p>
          </table:table-cell>
          <table:table-cell office:value-type="float" office:value="3" table:style-name="ce4">
            <text:p>3</text:p>
          </table:table-cell>
          <table:table-cell office:value-type="float" office:value="0.75626650646355309" table:style-name="ce4">
            <text:p>0,75626650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reliability remediation effort</text:p>
          </table:table-cell>
          <table:table-cell office:value-type="float" office:value="3.1655758498224142" table:style-name="ce4">
            <text:p>3,16557585</text:p>
          </table:table-cell>
          <table:table-cell office:value-type="float" office:value="3" table:style-name="ce4">
            <text:p>3</text:p>
          </table:table-cell>
          <table:table-cell office:value-type="float" office:value="0.36679438922094049" table:style-name="ce4">
            <text:p>0,36679438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Cognitive complexity</text:p>
          </table:table-cell>
          <table:table-cell office:value-type="float" office:value="0.59586651286249892" table:style-name="ce4">
            <text:p>0,595866513</text:p>
          </table:table-cell>
          <table:table-cell office:value-type="float" office:value="3" table:style-name="ce4">
            <text:p>3</text:p>
          </table:table-cell>
          <table:table-cell office:value-type="float" office:value="0.89737798551982761" table:style-name="ce4">
            <text:p>0,89737798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Info violations</text:p>
          </table:table-cell>
          <table:table-cell office:value-type="float" office:value="2.0671663727219522" table:style-name="ce4">
            <text:p>2,067166373</text:p>
          </table:table-cell>
          <table:table-cell office:value-type="float" office:value="3" table:style-name="ce4">
            <text:p>3</text:p>
          </table:table-cell>
          <table:table-cell office:value-type="float" office:value="0.55858373481641854" table:style-name="ce4">
            <text:p>0,55858373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ecurity remediation effort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maintainability remediation effort</text:p>
          </table:table-cell>
          <table:table-cell office:value-type="float" office:value="2.3765233573212696" table:style-name="ce4">
            <text:p>2,376523357</text:p>
          </table:table-cell>
          <table:table-cell office:value-type="float" office:value="3" table:style-name="ce4">
            <text:p>3</text:p>
          </table:table-cell>
          <table:table-cell office:value-type="float" office:value="0.49801975343849869" table:style-name="ce4">
            <text:p>0,49801975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ecurity hotspots</text:p>
          </table:table-cell>
          <table:table-cell office:value-type="float" office:value="3.6843869731801684" table:style-name="ce4">
            <text:p>3,684386973</text:p>
          </table:table-cell>
          <table:table-cell office:value-type="float" office:value="3" table:style-name="ce4">
            <text:p>3</text:p>
          </table:table-cell>
          <table:table-cell office:value-type="float" office:value="0.29762328569197039" table:style-name="ce4">
            <text:p>0,29762328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Effort to reach rating A</text:p>
          </table:table-cell>
          <table:table-cell office:value-type="float" office:value="1.4999999999999569" table:style-name="ce4">
            <text:p>1,5</text:p>
          </table:table-cell>
          <table:table-cell office:value-type="float" office:value="3" table:style-name="ce4">
            <text:p>3</text:p>
          </table:table-cell>
          <table:table-cell office:value-type="float" office:value="0.68227033033622253" table:style-name="ce4">
            <text:p>0,682270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Duplicated blocks</text:p>
          </table:table-cell>
          <table:table-cell office:value-type="float" office:value="0.25182319324330549" table:style-name="ce4">
            <text:p>0,251823193</text:p>
          </table:table-cell>
          <table:table-cell office:value-type="float" office:value="3" table:style-name="ce4">
            <text:p>3</text:p>
          </table:table-cell>
          <table:table-cell office:value-type="float" office:value="0.96881902481976334" table:style-name="ce4">
            <text:p>0,96881902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Reliability remediation effort</text:p>
          </table:table-cell>
          <table:table-cell office:value-type="float" office:value="3.1655758498224142" table:style-name="ce4">
            <text:p>3,16557585</text:p>
          </table:table-cell>
          <table:table-cell office:value-type="float" office:value="3" table:style-name="ce4">
            <text:p>3</text:p>
          </table:table-cell>
          <table:table-cell office:value-type="float" office:value="0.36679438922094049" table:style-name="ce4">
            <text:p>0,36679438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SQ security remediation effort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Bugs</text:p>
          </table:table-cell>
          <table:table-cell office:value-type="float" office:value="3.2163368848300662" table:style-name="ce4">
            <text:p>3,216336885</text:p>
          </table:table-cell>
          <table:table-cell office:value-type="float" office:value="3" table:style-name="ce4">
            <text:p>3</text:p>
          </table:table-cell>
          <table:table-cell office:value-type="float" office:value="0.35945775610347974" table:style-name="ce4">
            <text:p>0,35945775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Q reliability remediation effort)</text:p>
          </table:table-cell>
          <table:table-cell office:value-type="float" office:value="3.1824031890660458" table:style-name="ce4">
            <text:p>3,182403189</text:p>
          </table:table-cell>
          <table:table-cell office:value-type="float" office:value="3" table:style-name="ce4">
            <text:p>3</text:p>
          </table:table-cell>
          <table:table-cell office:value-type="float" office:value="0.36434811273952517" table:style-name="ce4">
            <text:p>0,36434811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Cognitive complexity)</text:p>
          </table:table-cell>
          <table:table-cell office:value-type="float" office:value="0.94416060651033873" table:style-name="ce4">
            <text:p>0,944160607</text:p>
          </table:table-cell>
          <table:table-cell office:value-type="float" office:value="3" table:style-name="ce4">
            <text:p>3</text:p>
          </table:table-cell>
          <table:table-cell office:value-type="float" office:value="0.81475984406354307" table:style-name="ce4">
            <text:p>0,81475984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inor violations)</text:p>
          </table:table-cell>
          <table:table-cell office:value-type="float" office:value="2.4779624654876562" table:style-name="ce4">
            <text:p>2,477962465</text:p>
          </table:table-cell>
          <table:table-cell office:value-type="float" office:value="3" table:style-name="ce4">
            <text:p>3</text:p>
          </table:table-cell>
          <table:table-cell office:value-type="float" office:value="0.47928692759119729" table:style-name="ce4">
            <text:p>0,47928692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Info violations)</text:p>
          </table:table-cell>
          <table:table-cell office:value-type="float" office:value="2.201766742971214" table:style-name="ce4">
            <text:p>2,201766743</text:p>
          </table:table-cell>
          <table:table-cell office:value-type="float" office:value="3" table:style-name="ce4">
            <text:p>3</text:p>
          </table:table-cell>
          <table:table-cell office:value-type="float" office:value="0.53160046178140974" table:style-name="ce4">
            <text:p>0,53160046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ecurity remediation effor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ecurity hotspots)</text:p>
          </table:table-cell>
          <table:table-cell office:value-type="float" office:value="3.6843869731801684" table:style-name="ce4">
            <text:p>3,684386973</text:p>
          </table:table-cell>
          <table:table-cell office:value-type="float" office:value="3" table:style-name="ce4">
            <text:p>3</text:p>
          </table:table-cell>
          <table:table-cell office:value-type="float" office:value="0.29762328569197039" table:style-name="ce4">
            <text:p>0,29762328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Effort to reach rating A)</text:p>
          </table:table-cell>
          <table:table-cell office:value-type="float" office:value="1.4999999999999569" table:style-name="ce4">
            <text:p>1,5</text:p>
          </table:table-cell>
          <table:table-cell office:value-type="float" office:value="3" table:style-name="ce4">
            <text:p>3</text:p>
          </table:table-cell>
          <table:table-cell office:value-type="float" office:value="0.68227033033622253" table:style-name="ce4">
            <text:p>0,682270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Reliability remediation effort)</text:p>
          </table:table-cell>
          <table:table-cell office:value-type="float" office:value="3.1824031890660458" table:style-name="ce4">
            <text:p>3,182403189</text:p>
          </table:table-cell>
          <table:table-cell office:value-type="float" office:value="3" table:style-name="ce4">
            <text:p>3</text:p>
          </table:table-cell>
          <table:table-cell office:value-type="float" office:value="0.36434811273952517" table:style-name="ce4">
            <text:p>0,36434811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SQ security remediation effort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Bugs)</text:p>
          </table:table-cell>
          <table:table-cell office:value-type="float" office:value="3.2381865350544494" table:style-name="ce4">
            <text:p>3,238186535</text:p>
          </table:table-cell>
          <table:table-cell office:value-type="float" office:value="3" table:style-name="ce4">
            <text:p>3</text:p>
          </table:table-cell>
          <table:table-cell office:value-type="float" office:value="0.35633900091620307" table:style-name="ce4">
            <text:p>0,35633900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Avg(Major violations)</text:p>
          </table:table-cell>
          <table:table-cell office:value-type="float" office:value="2.6702048697309348" table:style-name="ce4">
            <text:p>2,67020487</text:p>
          </table:table-cell>
          <table:table-cell office:value-type="float" office:value="3" table:style-name="ce4">
            <text:p>3</text:p>
          </table:table-cell>
          <table:table-cell office:value-type="float" office:value="0.44531443408012183" table:style-name="ce4">
            <text:p>0,44531443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qale rating)</text:p>
          </table:table-cell>
          <table:table-cell office:value-type="float" office:value="1.4999999999999569" table:style-name="ce4">
            <text:p>1,5</text:p>
          </table:table-cell>
          <table:table-cell office:value-type="float" office:value="3" table:style-name="ce4">
            <text:p>3</text:p>
          </table:table-cell>
          <table:table-cell office:value-type="float" office:value="0.68227033033622253" table:style-name="ce4">
            <text:p>0,682270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Reliability rating)</text:p>
          </table:table-cell>
          <table:table-cell office:value-type="float" office:value="3.2455796549974965" table:style-name="ce4">
            <text:p>3,245579655</text:p>
          </table:table-cell>
          <table:table-cell office:value-type="float" office:value="3" table:style-name="ce4">
            <text:p>3</text:p>
          </table:table-cell>
          <table:table-cell office:value-type="float" office:value="0.35528904613775741" table:style-name="ce4">
            <text:p>0,35528904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CCP</text:p>
          </table:table-cell>
          <table:table-cell office:value-type="string" table:style-name="ce3">
            <text:p>Max(Security rating)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number-rows-repeated="1047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315</meta:generator>
    <dc:creator>Alexander Bakhtin</dc:creator>
    <meta:creation-date>2025-03-25T08:51:00Z</meta:creation-date>
    <dc:date>2025-03-25T08:53:07Z</dc:date>
  </office:meta>
</office:document-meta>
</file>